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d0384e" draw:stroke-linejoin="round" svg:stroke-linecap="butt" draw:fill="solid" draw:fill-color="#d0384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fa9b58" draw:stroke-linejoin="round" svg:stroke-linecap="butt" draw:fill="solid" draw:fill-color="#fa9b58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97d5a4" draw:stroke-linejoin="round" svg:stroke-linecap="butt" draw:fill="solid" draw:fill-color="#97d5a4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fece7c" draw:stroke-linejoin="round" svg:stroke-linecap="butt" draw:fill="solid" draw:fill-color="#fece7c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f4faad" draw:stroke-linejoin="round" svg:stroke-linecap="butt" draw:fill="solid" draw:fill-color="#f4faad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solid" svg:stroke-width="0.035cm" svg:stroke-color="#ee6445" draw:stroke-linejoin="round" svg:stroke-linecap="butt" draw:fill="solid" draw:fill-color="#ee6445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97d5a4"/>
    </style:style>
    <style:style style:name="gr10" style:family="graphic" style:parent-style-name="standard">
      <style:graphic-properties draw:stroke="solid" svg:stroke-width="0.035cm" svg:stroke-color="#97d5a4" draw:stroke-linejoin="round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fece7c"/>
    </style:style>
    <style:style style:name="gr12" style:family="graphic" style:parent-style-name="standard">
      <style:graphic-properties draw:stroke="solid" svg:stroke-width="0.035cm" svg:stroke-color="#fece7c" draw:stroke-linejoin="round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solid" svg:stroke-width="0.035cm" svg:stroke-color="#fff1a8" draw:stroke-linejoin="round" svg:stroke-linecap="butt" draw:fill="solid" draw:fill-color="#fff1a8" fo:padding-top="0.017cm" fo:padding-bottom="0.017cm" fo:padding-left="0.017cm" fo:padding-right="0.017cm"/>
    </style:style>
    <style:style style:name="gr14" style:family="graphic" style:parent-style-name="standard">
      <style:graphic-properties draw:stroke="none" draw:fill="solid" draw:fill-color="#d0384e"/>
    </style:style>
    <style:style style:name="gr15" style:family="graphic" style:parent-style-name="standard">
      <style:graphic-properties draw:stroke="solid" svg:stroke-width="0.035cm" svg:stroke-color="#d0384e" draw:stroke-linejoin="round" svg:stroke-linecap="butt" draw:fill="none" fo:padding-top="0.017cm" fo:padding-bottom="0.017cm" fo:padding-left="0.017cm" fo:padding-right="0.017cm"/>
    </style:style>
    <style:style style:name="gr16" style:family="graphic" style:parent-style-name="standard">
      <style:graphic-properties draw:stroke="solid" svg:stroke-width="0.035cm" svg:stroke-color="#5cb7aa" draw:stroke-linejoin="round" svg:stroke-linecap="butt" draw:fill="solid" draw:fill-color="#5cb7aa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solid" draw:fill-color="#5cb7aa"/>
    </style:style>
    <style:style style:name="gr18" style:family="graphic" style:parent-style-name="standard">
      <style:graphic-properties draw:stroke="solid" svg:stroke-width="0.035cm" svg:stroke-color="#5cb7aa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35cm" svg:stroke-color="#d1ed9c" draw:stroke-linejoin="round" svg:stroke-linecap="butt" draw:fill="solid" draw:fill-color="#d1ed9c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solid" draw:fill-color="#d1ed9c"/>
    </style:style>
    <style:style style:name="gr21" style:family="graphic" style:parent-style-name="standard">
      <style:graphic-properties draw:stroke="solid" svg:stroke-width="0.035cm" svg:stroke-color="#d1ed9c" draw:stroke-linejoin="round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solid" svg:stroke-width="0.035cm" svg:stroke-color="#3682ba" draw:stroke-linejoin="round" svg:stroke-linecap="butt" draw:fill="solid" draw:fill-color="#3682ba" fo:padding-top="0.017cm" fo:padding-bottom="0.017cm" fo:padding-left="0.017cm" fo:padding-right="0.017cm"/>
    </style:style>
    <style:style style:name="gr23" style:family="graphic" style:parent-style-name="standard">
      <style:graphic-properties draw:stroke="none" svg:stroke-color="#000000" draw:fill="none" draw:fill-color="#ffffff" fo:min-height="2.33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0384e"/>
    </style:style>
    <style:style style:name="P3" style:family="paragraph">
      <loext:graphic-properties draw:fill="solid" draw:fill-color="#fa9b58"/>
    </style:style>
    <style:style style:name="P4" style:family="paragraph">
      <loext:graphic-properties draw:fill="solid" draw:fill-color="#97d5a4"/>
    </style:style>
    <style:style style:name="P5" style:family="paragraph">
      <loext:graphic-properties draw:fill="solid" draw:fill-color="#fece7c"/>
    </style:style>
    <style:style style:name="P6" style:family="paragraph">
      <loext:graphic-properties draw:fill="solid" draw:fill-color="#f4faa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ee6445"/>
    </style:style>
    <style:style style:name="P9" style:family="paragraph">
      <loext:graphic-properties draw:fill="solid" draw:fill-color="#fff1a8"/>
    </style:style>
    <style:style style:name="P10" style:family="paragraph">
      <loext:graphic-properties draw:fill="solid" draw:fill-color="#5cb7aa"/>
    </style:style>
    <style:style style:name="P11" style:family="paragraph">
      <loext:graphic-properties draw:fill="solid" draw:fill-color="#d1ed9c"/>
    </style:style>
    <style:style style:name="P12" style:family="paragraph">
      <loext:graphic-properties draw:fill="solid" draw:fill-color="#3682ba"/>
    </style:style>
    <style:style style:name="P13" style:family="paragraph">
      <style:text-properties fo:font-size="72pt" style:font-size-asian="72pt" style:font-size-complex="72pt"/>
    </style:style>
    <style:style style:name="P14" style:family="paragraph">
      <loext:graphic-properties draw:fill="none" draw:fill-color="#ffffff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7cm" svg:height="16.269cm" svg:x="0.996cm" svg:y="6.089cm" svg:viewBox="0 0 16971 16270" draw:points="0,16270 16971,16270 16971,0 0,0">
          <text:p/>
        </draw:polygon>
        <draw:path draw:style-name="gr2" draw:text-style-name="P2" draw:layer="layout" svg:width="0.788cm" svg:height="0.789cm" svg:x="12.389cm" svg:y="10.559cm" svg:viewBox="0 0 789 790" svg:d="M394 790c105 0 205-41 280-115 74-74 115-175 115-279 0-105-41-205-115-279-75-75-175-117-280-117s-205 42-279 117c-74 74-115 174-115 279 0 104 41 205 115 279s174 115 279 115z">
          <text:p/>
        </draw:path>
        <draw:path draw:style-name="gr2" draw:text-style-name="P2" draw:layer="layout" svg:width="0.789cm" svg:height="0.789cm" svg:x="11.705cm" svg:y="16.199cm" svg:viewBox="0 0 790 790" svg:d="M394 790c105 0 206-42 280-117 74-74 116-174 116-279 0-104-42-204-116-278s-175-116-280-116c-104 0-205 42-279 116s-115 174-115 278c0 105 41 205 115 279 74 75 175 117 279 117z">
          <text:p/>
        </draw:path>
        <draw:path draw:style-name="gr2" draw:text-style-name="P2" draw:layer="layout" svg:width="0.788cm" svg:height="0.789cm" svg:x="9.584cm" svg:y="15.63cm" svg:viewBox="0 0 789 790" svg:d="M395 790c105 0 205-41 279-115s115-176 115-280c0-105-41-205-115-279s-174-116-279-116-206 42-280 116-115 174-115 279c0 104 41 206 115 280s175 115 280 115z">
          <text:p/>
        </draw:path>
        <draw:path draw:style-name="gr2" draw:text-style-name="P2" draw:layer="layout" svg:width="0.789cm" svg:height="0.788cm" svg:x="13.344cm" svg:y="14.193cm" svg:viewBox="0 0 790 789" svg:d="M394 789c106 0 206-41 280-115s116-174 116-279c0-106-42-206-116-280s-174-115-280-115c-104 0-205 41-279 115s-115 174-115 280c0 105 41 205 115 279s175 115 279 115z">
          <text:p/>
        </draw:path>
        <draw:path draw:style-name="gr3" draw:text-style-name="P3" draw:layer="layout" svg:width="0.789cm" svg:height="0.789cm" svg:x="9.165cm" svg:y="8.089cm" svg:viewBox="0 0 790 790" svg:d="M394 790c105 0 205-42 279-116 75-74 117-174 117-279s-42-205-117-280c-74-74-174-115-279-115-104 0-204 41-278 115-74 75-116 175-116 280s42 205 116 279 174 116 278 116z">
          <text:p/>
        </draw:path>
        <draw:path draw:style-name="gr3" draw:text-style-name="P3" draw:layer="layout" svg:width="0.789cm" svg:height="0.789cm" svg:x="5.453cm" svg:y="20.305cm" svg:viewBox="0 0 790 790" svg:d="M395 790c105 0 206-42 280-116s115-175 115-280-41-205-115-279-175-115-280-115-205 41-279 115-116 174-116 279 42 206 116 280 174 116 279 116z">
          <text:p/>
        </draw:path>
        <draw:path draw:style-name="gr3" draw:text-style-name="P3" draw:layer="layout" svg:width="0.789cm" svg:height="0.789cm" svg:x="8.426cm" svg:y="17.763cm" svg:viewBox="0 0 790 790" svg:d="M394 790c105 0 205-43 280-117 74-74 116-174 116-279 0-104-42-204-116-278-75-74-175-116-280-116-104 0-205 42-279 116-73 74-115 174-115 278 0 105 42 205 115 279 74 74 175 117 279 117z">
          <text:p/>
        </draw:path>
        <draw:path draw:style-name="gr3" draw:text-style-name="P3" draw:layer="layout" svg:width="0.789cm" svg:height="0.789cm" svg:x="2.016cm" svg:y="16.632cm" svg:viewBox="0 0 790 790" svg:d="M394 790c105 0 205-41 279-115 75-74 117-175 117-279 0-106-42-206-117-280-74-74-174-116-279-116-104 0-205 42-279 116s-115 174-115 280c0 104 41 205 115 279s175 115 279 115z">
          <text:p/>
        </draw:path>
        <draw:path draw:style-name="gr3" draw:text-style-name="P3" draw:layer="layout" svg:width="0.789cm" svg:height="0.789cm" svg:x="8.116cm" svg:y="15.141cm" svg:viewBox="0 0 790 790" svg:d="M396 790c104 0 205-42 279-116s115-174 115-279c0-104-41-206-115-280s-175-115-279-115c-105 0-205 41-280 115-74 74-116 176-116 280 0 105 42 205 116 279 75 74 175 116 280 116z">
          <text:p/>
        </draw:path>
        <draw:path draw:style-name="gr3" draw:text-style-name="P3" draw:layer="layout" svg:width="0.788cm" svg:height="0.789cm" svg:x="8.53cm" svg:y="15.968cm" svg:viewBox="0 0 789 790" svg:d="M394 790c105 0 206-41 280-115s115-175 115-279c0-105-41-205-115-280-74-74-175-116-280-116s-205 42-279 116c-74 75-115 175-115 280 0 104 41 205 115 279s174 115 279 115z">
          <text:p/>
        </draw:path>
        <draw:path draw:style-name="gr3" draw:text-style-name="P3" draw:layer="layout" svg:width="0.789cm" svg:height="0.789cm" svg:x="10.08cm" svg:y="16.317cm" svg:viewBox="0 0 790 790" svg:d="M395 790c105 0 206-42 280-116 74-75 115-175 115-280 0-104-41-205-115-279s-175-115-280-115-205 41-279 115-116 175-116 279c0 105 42 205 116 280 74 74 174 116 279 116z">
          <text:p/>
        </draw:path>
        <draw:path draw:style-name="gr3" draw:text-style-name="P3" draw:layer="layout" svg:width="0.789cm" svg:height="0.788cm" svg:x="8.417cm" svg:y="14.062cm" svg:viewBox="0 0 790 789" svg:d="M395 789c104 0 205-41 280-115 74-74 115-175 115-280s-41-205-115-279c-75-74-176-115-280-115-105 0-205 41-279 115s-116 174-116 279 42 206 116 280 174 115 279 115z">
          <text:p/>
        </draw:path>
        <draw:path draw:style-name="gr3" draw:text-style-name="P3" draw:layer="layout" svg:width="0.789cm" svg:height="0.789cm" svg:x="8.394cm" svg:y="12.265cm" svg:viewBox="0 0 790 790" svg:d="M394 790c105 0 205-41 280-116 74-74 116-175 116-279 0-105-42-205-116-279-75-74-175-116-280-116-104 0-204 42-278 116s-116 174-116 279c0 104 42 205 116 279 74 75 174 116 278 116z">
          <text:p/>
        </draw:path>
        <draw:path draw:style-name="gr3" draw:text-style-name="P3" draw:layer="layout" svg:width="0.789cm" svg:height="0.789cm" svg:x="4.086cm" svg:y="18.35cm" svg:viewBox="0 0 790 790" svg:d="M396 790c104 0 204-41 278-115s116-175 116-279c0-105-42-205-116-280-74-74-174-116-278-116-105 0-206 42-280 116-74 75-116 175-116 280 0 104 42 205 116 279s175 115 280 115z">
          <text:p/>
        </draw:path>
        <draw:path draw:style-name="gr3" draw:text-style-name="P3" draw:layer="layout" svg:width="0.789cm" svg:height="0.788cm" svg:x="10.432cm" svg:y="15.847cm" svg:viewBox="0 0 790 789" svg:d="M396 789c104 0 205-41 279-115s115-174 115-279c0-106-41-206-115-280s-175-115-279-115c-105 0-206 41-280 115s-116 174-116 280c0 105 42 205 116 279s175 115 280 115z">
          <text:p/>
        </draw:path>
        <draw:path draw:style-name="gr3" draw:text-style-name="P3" draw:layer="layout" svg:width="0.789cm" svg:height="0.789cm" svg:x="7.501cm" svg:y="12.99cm" svg:viewBox="0 0 790 790" svg:d="M394 790c105 0 205-42 279-116s117-174 117-279c0-104-43-205-117-279s-174-116-279-116c-104 0-205 42-279 116s-115 175-115 279c0 105 41 205 115 279s175 116 279 116z">
          <text:p/>
        </draw:path>
        <draw:path draw:style-name="gr3" draw:text-style-name="P3" draw:layer="layout" svg:width="0.789cm" svg:height="0.789cm" svg:x="8.065cm" svg:y="8.684cm" svg:viewBox="0 0 790 790" svg:d="M396 790c104 0 205-42 279-116s115-174 115-279-41-206-115-280-175-115-279-115c-105 0-206 41-280 115s-116 175-116 280 42 205 116 279 175 116 280 116z">
          <text:p/>
        </draw:path>
        <draw:path draw:style-name="gr3" draw:text-style-name="P3" draw:layer="layout" svg:width="0.789cm" svg:height="0.789cm" svg:x="16.157cm" svg:y="14.516cm" svg:viewBox="0 0 790 790" svg:d="M395 790c104 0 205-42 279-116s116-174 116-279c0-104-42-205-116-279-74-75-175-116-279-116-105 0-205 41-279 116-74 74-116 175-116 279 0 105 42 205 116 279s174 116 279 116z">
          <text:p/>
        </draw:path>
        <draw:path draw:style-name="gr3" draw:text-style-name="P3" draw:layer="layout" svg:width="0.789cm" svg:height="0.788cm" svg:x="10.208cm" svg:y="14.907cm" svg:viewBox="0 0 790 789" svg:d="M395 789c105 0 206-41 280-115s115-174 115-280c0-105-41-205-115-279s-175-115-280-115-205 41-279 115-116 174-116 279c0 106 42 206 116 280s174 115 279 115z">
          <text:p/>
        </draw:path>
        <draw:path draw:style-name="gr3" draw:text-style-name="P3" draw:layer="layout" svg:width="0.789cm" svg:height="0.788cm" svg:x="12.84cm" svg:y="9.296cm" svg:viewBox="0 0 790 789" svg:d="M396 789c104 0 205-41 279-115s115-175 115-280-41-205-115-279-175-115-279-115c-105 0-205 41-280 115-74 74-116 174-116 279s42 206 116 280c75 74 175 115 280 115z">
          <text:p/>
        </draw:path>
        <draw:path draw:style-name="gr3" draw:text-style-name="P3" draw:layer="layout" svg:width="0.789cm" svg:height="0.788cm" svg:x="12.013cm" svg:y="12.824cm" svg:viewBox="0 0 790 789" svg:d="M396 789c104 0 205-41 279-115s115-174 115-279-41-205-115-280c-74-74-175-115-279-115-105 0-206 41-280 115-74 75-116 175-116 280s42 205 116 279 175 115 280 115z">
          <text:p/>
        </draw:path>
        <draw:path draw:style-name="gr3" draw:text-style-name="P3" draw:layer="layout" svg:width="0.789cm" svg:height="0.789cm" svg:x="8.801cm" svg:y="10.098cm" svg:viewBox="0 0 790 790" svg:d="M396 790c104 0 205-42 279-116s115-175 115-279c0-105-41-205-115-279s-175-116-279-116c-105 0-206 42-280 116s-116 174-116 279c0 104 42 205 116 279s175 116 280 116z">
          <text:p/>
        </draw:path>
        <draw:path draw:style-name="gr3" draw:text-style-name="P3" draw:layer="layout" svg:width="0.788cm" svg:height="0.789cm" svg:x="11.83cm" svg:y="13.507cm" svg:viewBox="0 0 789 790" svg:d="M395 790c105 0 205-41 279-115s115-175 115-279c0-105-41-206-115-280s-174-116-279-116c-106 0-206 42-280 116s-115 175-115 280c0 104 41 205 115 279s174 115 280 115z">
          <text:p/>
        </draw:path>
        <draw:path draw:style-name="gr3" draw:text-style-name="P3" draw:layer="layout" svg:width="0.789cm" svg:height="0.788cm" svg:x="7.862cm" svg:y="20.364cm" svg:viewBox="0 0 790 789" svg:d="M395 789c105 0 206-41 280-115s115-175 115-280-41-205-115-279-175-115-280-115-205 41-279 115-116 174-116 279 42 206 116 280 174 115 279 115z">
          <text:p/>
        </draw:path>
        <draw:path draw:style-name="gr3" draw:text-style-name="P3" draw:layer="layout" svg:width="0.789cm" svg:height="0.789cm" svg:x="13.756cm" svg:y="15.258cm" svg:viewBox="0 0 790 790" svg:d="M396 790c104 0 205-42 278-116 74-74 116-174 116-279 0-104-42-205-116-279-73-75-174-116-278-116-105 0-205 41-279 116-74 74-117 175-117 279 0 105 43 205 117 279s174 116 279 116z">
          <text:p/>
        </draw:path>
        <draw:path draw:style-name="gr3" draw:text-style-name="P3" draw:layer="layout" svg:width="0.789cm" svg:height="0.788cm" svg:x="6.844cm" svg:y="7.051cm" svg:viewBox="0 0 790 789" svg:d="M395 789c104 0 205-41 280-115 74-74 115-174 115-280 0-105-41-205-115-279-75-74-176-115-280-115-105 0-205 41-279 115s-116 174-116 279c0 106 42 206 116 280s174 115 279 115z">
          <text:p/>
        </draw:path>
        <draw:path draw:style-name="gr3" draw:text-style-name="P3" draw:layer="layout" svg:width="0.789cm" svg:height="0.789cm" svg:x="11.953cm" svg:y="18.837cm" svg:viewBox="0 0 790 790" svg:d="M396 790c104 0 205-41 279-115s115-175 115-280-41-205-115-279-175-116-279-116c-105 0-206 42-280 116s-116 174-116 279 42 206 116 280 175 115 280 115z">
          <text:p/>
        </draw:path>
        <draw:path draw:style-name="gr3" draw:text-style-name="P3" draw:layer="layout" svg:width="0.789cm" svg:height="0.789cm" svg:x="6.726cm" svg:y="20.354cm" svg:viewBox="0 0 790 790" svg:d="M395 790c105 0 205-42 279-116 74-73 116-175 116-279 0-105-42-205-116-279s-174-116-279-116-205 42-279 116-116 174-116 279c0 104 42 206 116 279 74 74 174 116 279 116z">
          <text:p/>
        </draw:path>
        <draw:path draw:style-name="gr3" draw:text-style-name="P3" draw:layer="layout" svg:width="0.789cm" svg:height="0.789cm" svg:x="9.383cm" svg:y="12.119cm" svg:viewBox="0 0 790 790" svg:d="M394 790c106 0 206-42 280-116s116-174 116-278c0-105-42-205-116-279-74-75-174-117-280-117-104 0-205 42-279 117-74 74-115 174-115 279 0 104 41 204 115 278s175 116 279 116z">
          <text:p/>
        </draw:path>
        <draw:path draw:style-name="gr4" draw:text-style-name="P4" draw:layer="layout" svg:width="0.789cm" svg:height="0.789cm" svg:x="2.959cm" svg:y="15.752cm" svg:viewBox="0 0 790 790" svg:d="M394 790c105 0 206-42 280-116s116-174 116-279-42-205-116-279-175-116-280-116c-104 0-205 42-279 116s-115 174-115 279 41 205 115 279 175 116 279 116z">
          <text:p/>
        </draw:path>
        <draw:polygon draw:style-name="gr3" draw:text-style-name="P3" draw:layer="layout" svg:width="0.789cm" svg:height="0.789cm" svg:x="6.807cm" svg:y="12.749cm" svg:viewBox="0 0 790 790" draw:points="395,0 0,790 790,790">
          <text:p/>
        </draw:polygon>
        <draw:polygon draw:style-name="gr3" draw:text-style-name="P3" draw:layer="layout" svg:width="0.788cm" svg:height="0.789cm" svg:x="11.078cm" svg:y="16.126cm" svg:viewBox="0 0 789 790" draw:points="395,0 0,790 789,790">
          <text:p/>
        </draw:polygon>
        <draw:polygon draw:style-name="gr3" draw:text-style-name="P3" draw:layer="layout" svg:width="0.789cm" svg:height="0.789cm" svg:x="10.026cm" svg:y="13.357cm" svg:viewBox="0 0 790 790" draw:points="395,0 0,790 790,790">
          <text:p/>
        </draw:polygon>
        <draw:polygon draw:style-name="gr3" draw:text-style-name="P3" draw:layer="layout" svg:width="0.789cm" svg:height="0.789cm" svg:x="2.874cm" svg:y="12.563cm" svg:viewBox="0 0 790 790" draw:points="395,0 0,790 790,790">
          <text:p/>
        </draw:polygon>
        <draw:polygon draw:style-name="gr3" draw:text-style-name="P3" draw:layer="layout" svg:width="0.788cm" svg:height="0.789cm" svg:x="11.584cm" svg:y="11.073cm" svg:viewBox="0 0 789 790" draw:points="394,0 0,790 789,790">
          <text:p/>
        </draw:polygon>
        <draw:polygon draw:style-name="gr3" draw:text-style-name="P3" draw:layer="layout" svg:width="0.789cm" svg:height="0.788cm" svg:x="9.23cm" svg:y="20.608cm" svg:viewBox="0 0 790 789" draw:points="395,0 0,789 790,789">
          <text:p/>
        </draw:polygon>
        <draw:polygon draw:style-name="gr3" draw:text-style-name="P3" draw:layer="layout" svg:width="0.789cm" svg:height="0.789cm" svg:x="6.593cm" svg:y="13.718cm" svg:viewBox="0 0 790 790" draw:points="396,0 0,790 790,790">
          <text:p/>
        </draw:polygon>
        <draw:polygon draw:style-name="gr3" draw:text-style-name="P3" draw:layer="layout" svg:width="0.788cm" svg:height="0.789cm" svg:x="7.267cm" svg:y="18.868cm" svg:viewBox="0 0 789 790" draw:points="395,0 0,790 789,790">
          <text:p/>
        </draw:polygon>
        <draw:polygon draw:style-name="gr3" draw:text-style-name="P3" draw:layer="layout" svg:width="0.789cm" svg:height="0.788cm" svg:x="7.53cm" svg:y="16.091cm" svg:viewBox="0 0 790 789" draw:points="394,0 0,789 790,789">
          <text:p/>
        </draw:polygon>
        <draw:polygon draw:style-name="gr3" draw:text-style-name="P3" draw:layer="layout" svg:width="0.789cm" svg:height="0.789cm" svg:x="4.083cm" svg:y="14.727cm" svg:viewBox="0 0 790 790" draw:points="396,0 0,790 790,790">
          <text:p/>
        </draw:polygon>
        <draw:polygon draw:style-name="gr3" draw:text-style-name="P3" draw:layer="layout" svg:width="0.789cm" svg:height="0.789cm" svg:x="7.281cm" svg:y="14.579cm" svg:viewBox="0 0 790 790" draw:points="395,0 0,790 790,790">
          <text:p/>
        </draw:polygon>
        <draw:polygon draw:style-name="gr3" draw:text-style-name="P3" draw:layer="layout" svg:width="0.789cm" svg:height="0.788cm" svg:x="4.45cm" svg:y="9.382cm" svg:viewBox="0 0 790 789" draw:points="394,0 0,789 790,789">
          <text:p/>
        </draw:polygon>
        <draw:polygon draw:style-name="gr3" draw:text-style-name="P3" draw:layer="layout" svg:width="0.789cm" svg:height="0.789cm" svg:x="9.681cm" svg:y="10.159cm" svg:viewBox="0 0 790 790" draw:points="396,0 0,790 790,790">
          <text:p/>
        </draw:polygon>
        <draw:polygon draw:style-name="gr3" draw:text-style-name="P3" draw:layer="layout" svg:width="0.789cm" svg:height="0.789cm" svg:x="2.521cm" svg:y="18.32cm" svg:viewBox="0 0 790 790" draw:points="396,0 0,790 790,790">
          <text:p/>
        </draw:polygon>
        <draw:polygon draw:style-name="gr3" draw:text-style-name="P3" draw:layer="layout" svg:width="0.789cm" svg:height="0.789cm" svg:x="5.979cm" svg:y="12.678cm" svg:viewBox="0 0 790 790" draw:points="395,0 0,790 790,790">
          <text:p/>
        </draw:polygon>
        <draw:polygon draw:style-name="gr3" draw:text-style-name="P3" draw:layer="layout" svg:width="0.789cm" svg:height="0.789cm" svg:x="8.003cm" svg:y="16.537cm" svg:viewBox="0 0 790 790" draw:points="395,0 0,790 790,790">
          <text:p/>
        </draw:polygon>
        <draw:polygon draw:style-name="gr3" draw:text-style-name="P3" draw:layer="layout" svg:width="0.789cm" svg:height="0.789cm" svg:x="13.355cm" svg:y="15.828cm" svg:viewBox="0 0 790 790" draw:points="395,0 0,790 790,790">
          <text:p/>
        </draw:polygon>
        <draw:polygon draw:style-name="gr3" draw:text-style-name="P3" draw:layer="layout" svg:width="0.789cm" svg:height="0.788cm" svg:x="11.908cm" svg:y="15.176cm" svg:viewBox="0 0 790 789" draw:points="396,0 0,789 790,789">
          <text:p/>
        </draw:polygon>
        <draw:polygon draw:style-name="gr3" draw:text-style-name="P3" draw:layer="layout" svg:width="0.789cm" svg:height="0.788cm" svg:x="10.957cm" svg:y="11.021cm" svg:viewBox="0 0 790 789" draw:points="395,0 0,789 790,789">
          <text:p/>
        </draw:polygon>
        <draw:polygon draw:style-name="gr3" draw:text-style-name="P3" draw:layer="layout" svg:width="0.789cm" svg:height="0.789cm" svg:x="2.896cm" svg:y="17.696cm" svg:viewBox="0 0 790 790" draw:points="394,0 0,790 790,790">
          <text:p/>
        </draw:polygon>
        <draw:polygon draw:style-name="gr3" draw:text-style-name="P3" draw:layer="layout" svg:width="0.789cm" svg:height="0.789cm" svg:x="11.645cm" svg:y="15.944cm" svg:viewBox="0 0 790 790" draw:points="394,0 0,790 790,790">
          <text:p/>
        </draw:polygon>
        <draw:polygon draw:style-name="gr3" draw:text-style-name="P3" draw:layer="layout" svg:width="0.789cm" svg:height="0.788cm" svg:x="12.223cm" svg:y="8.732cm" svg:viewBox="0 0 790 789" draw:points="395,0 0,789 790,789">
          <text:p/>
        </draw:polygon>
        <draw:polygon draw:style-name="gr3" draw:text-style-name="P3" draw:layer="layout" svg:width="0.789cm" svg:height="0.789cm" svg:x="4.027cm" svg:y="13.184cm" svg:viewBox="0 0 790 790" draw:points="395,0 0,790 790,790">
          <text:p/>
        </draw:polygon>
        <draw:polygon draw:style-name="gr3" draw:text-style-name="P3" draw:layer="layout" svg:width="0.789cm" svg:height="0.788cm" svg:x="5.39cm" svg:y="19.292cm" svg:viewBox="0 0 790 789" draw:points="395,0 0,789 790,789">
          <text:p/>
        </draw:polygon>
        <draw:polygon draw:style-name="gr3" draw:text-style-name="P3" draw:layer="layout" svg:width="0.788cm" svg:height="0.788cm" svg:x="6.696cm" svg:y="15.806cm" svg:viewBox="0 0 789 789" draw:points="395,0 0,789 789,789">
          <text:p/>
        </draw:polygon>
        <draw:polygon draw:style-name="gr5" draw:text-style-name="P5" draw:layer="layout" svg:width="0.789cm" svg:height="0.789cm" svg:x="8.43cm" svg:y="16.999cm" svg:viewBox="0 0 790 790" draw:points="395,0 0,790 790,790">
          <text:p/>
        </draw:polygon>
        <draw:polygon draw:style-name="gr5" draw:text-style-name="P5" draw:layer="layout" svg:width="0.788cm" svg:height="0.789cm" svg:x="12.236cm" svg:y="16.523cm" svg:viewBox="0 0 789 790" draw:points="394,0 0,790 789,790">
          <text:p/>
        </draw:polygon>
        <draw:polygon draw:style-name="gr5" draw:text-style-name="P5" draw:layer="layout" svg:width="0.789cm" svg:height="0.789cm" svg:x="14.098cm" svg:y="17.856cm" svg:viewBox="0 0 790 790" draw:points="394,0 0,790 790,790">
          <text:p/>
        </draw:polygon>
        <draw:polygon draw:style-name="gr5" draw:text-style-name="P5" draw:layer="layout" svg:width="0.789cm" svg:height="0.789cm" svg:x="8.283cm" svg:y="15.116cm" svg:viewBox="0 0 790 790" draw:points="395,0 0,790 790,790">
          <text:p/>
        </draw:polygon>
        <draw:polygon draw:style-name="gr6" draw:text-style-name="P6" draw:layer="layout" svg:width="0.789cm" svg:height="0.789cm" svg:x="13.05cm" svg:y="15.083cm" svg:viewBox="0 0 790 790" draw:points="394,0 0,790 790,790">
          <text:p/>
        </draw:polygon>
        <draw:line draw:style-name="gr7" draw:text-style-name="P7" draw:layer="layout" svg:x1="0.996cm" svg:y1="22.358cm" svg:x2="0.996cm" svg:y2="6.089cm">
          <text:p/>
        </draw:line>
        <draw:line draw:style-name="gr7" draw:text-style-name="P7" draw:layer="layout" svg:x1="17.966cm" svg:y1="22.358cm" svg:x2="17.966cm" svg:y2="6.089cm">
          <text:p/>
        </draw:line>
        <draw:line draw:style-name="gr7" draw:text-style-name="P7" draw:layer="layout" svg:x1="0.996cm" svg:y1="22.358cm" svg:x2="17.966cm" svg:y2="22.358cm">
          <text:p/>
        </draw:line>
        <draw:line draw:style-name="gr7" draw:text-style-name="P7" draw:layer="layout" svg:x1="0.996cm" svg:y1="6.089cm" svg:x2="17.966cm" svg:y2="6.089cm">
          <text:p/>
        </draw:line>
        <draw:polygon draw:style-name="gr1" draw:text-style-name="P1" draw:layer="layout" svg:width="16.97cm" svg:height="14.733cm" svg:x="21.36cm" svg:y="6.857cm" svg:viewBox="0 0 16971 14734" draw:points="0,14734 16971,14734 16971,0 0,0">
          <text:p/>
        </draw:polygon>
        <draw:path draw:style-name="gr8" draw:text-style-name="P8" draw:layer="layout" svg:width="0.789cm" svg:height="0.789cm" svg:x="31.216cm" svg:y="12.777cm" svg:viewBox="0 0 790 790" svg:d="M394 790c105 0 205-41 279-115 75-74 117-175 117-279 0-105-42-206-117-280-74-74-174-116-279-116-104 0-204 42-278 116s-116 175-116 280c0 104 42 205 116 279s174 115 278 115z">
          <text:p/>
        </draw:path>
        <draw:path draw:style-name="gr8" draw:text-style-name="P8" draw:layer="layout" svg:width="0.789cm" svg:height="0.789cm" svg:x="35.546cm" svg:y="11.522cm" svg:viewBox="0 0 790 790" svg:d="M395 790c105 0 205-42 279-117 74-73 116-174 116-278 0-105-42-205-116-279s-174-116-279-116-205 42-279 116-116 174-116 279c0 104 42 205 116 278 74 75 174 117 279 117z">
          <text:p/>
        </draw:path>
        <draw:path draw:style-name="gr8" draw:text-style-name="P8" draw:layer="layout" svg:width="0.789cm" svg:height="0.789cm" svg:x="23.98cm" svg:y="16.571cm" svg:viewBox="0 0 790 790" svg:d="M395 790c105 0 205-41 279-115s116-175 116-279c0-106-42-206-116-280s-174-116-279-116c-104 0-205 42-279 116-75 74-116 174-116 280 0 104 41 205 116 279 74 74 175 115 279 115z">
          <text:p/>
        </draw:path>
        <draw:path draw:style-name="gr8" draw:text-style-name="P8" draw:layer="layout" svg:width="0.789cm" svg:height="0.788cm" svg:x="31.28cm" svg:y="7.691cm" svg:viewBox="0 0 790 789" svg:d="M395 789c104 0 205-41 280-115 74-74 115-175 115-280s-41-205-115-279c-75-74-176-115-280-115-105 0-205 41-279 115s-116 174-116 279 42 206 116 280 174 115 279 115z">
          <text:p/>
        </draw:path>
        <draw:path draw:style-name="gr8" draw:text-style-name="P8" draw:layer="layout" svg:width="0.789cm" svg:height="0.788cm" svg:x="26.556cm" svg:y="12.27cm" svg:viewBox="0 0 790 789" svg:d="M395 789c104 0 205-41 280-116 74-74 115-174 115-279s-41-205-115-279c-75-74-176-115-280-115-105 0-205 41-279 115s-116 174-116 279 42 205 116 279c74 75 174 116 279 116z">
          <text:p/>
        </draw:path>
        <draw:path draw:style-name="gr8" draw:text-style-name="P8" draw:layer="layout" svg:width="0.789cm" svg:height="0.789cm" svg:x="28.311cm" svg:y="14.831cm" svg:viewBox="0 0 790 790" svg:d="M395 790c105 0 206-41 280-115s115-176 115-280c0-105-41-205-115-279s-175-116-280-116-205 42-279 116-116 174-116 279c0 104 42 206 116 280s174 115 279 115z">
          <text:p/>
        </draw:path>
        <draw:path draw:style-name="gr8" draw:text-style-name="P8" draw:layer="layout" svg:width="0.789cm" svg:height="0.789cm" svg:x="32.217cm" svg:y="8.553cm" svg:viewBox="0 0 790 790" svg:d="M394 790c106 0 206-42 280-116s116-175 116-280c0-104-42-205-116-279s-174-115-280-115c-104 0-205 41-279 115-73 74-115 175-115 279 0 105 42 206 115 280 74 74 175 116 279 116z">
          <text:p/>
        </draw:path>
        <draw:path draw:style-name="gr8" draw:text-style-name="P8" draw:layer="layout" svg:width="0.789cm" svg:height="0.789cm" svg:x="25.525cm" svg:y="14.326cm" svg:viewBox="0 0 790 790" svg:d="M396 790c104 0 205-42 279-116s115-174 115-279c0-104-41-206-115-280-74-73-175-115-279-115-105 0-205 42-279 115-75 74-117 176-117 280 0 105 42 205 117 279 74 74 174 116 279 116z">
          <text:p/>
        </draw:path>
        <draw:path draw:style-name="gr8" draw:text-style-name="P8" draw:layer="layout" svg:width="0.788cm" svg:height="0.788cm" svg:x="28.123cm" svg:y="15.651cm" svg:viewBox="0 0 789 789" svg:d="M394 789c105 0 205-41 280-115 74-74 115-175 115-280s-41-205-115-279c-75-74-175-115-280-115s-205 41-279 115-115 174-115 279 41 206 115 280 174 115 279 115z">
          <text:p/>
        </draw:path>
        <draw:path draw:style-name="gr8" draw:text-style-name="P8" draw:layer="layout" svg:width="0.789cm" svg:height="0.789cm" svg:x="26.601cm" svg:y="7.824cm" svg:viewBox="0 0 790 790" svg:d="M394 790c105 0 206-42 280-116s116-174 116-280c0-104-42-205-116-279s-175-115-280-115c-104 0-205 41-279 115s-115 175-115 279c0 106 41 206 115 280s175 116 279 116z">
          <text:p/>
        </draw:path>
        <draw:path draw:style-name="gr8" draw:text-style-name="P8" draw:layer="layout" svg:width="0.789cm" svg:height="0.788cm" svg:x="24.778cm" svg:y="14.968cm" svg:viewBox="0 0 790 789" svg:d="M395 789c105 0 205-41 279-115s116-174 116-280c0-105-42-205-116-279s-174-115-279-115c-104 0-205 41-279 115-75 74-116 174-116 279 0 106 41 206 116 280 74 74 175 115 279 115z">
          <text:p/>
        </draw:path>
        <draw:path draw:style-name="gr8" draw:text-style-name="P8" draw:layer="layout" svg:width="0.788cm" svg:height="0.789cm" svg:x="24.3cm" svg:y="13.453cm" svg:viewBox="0 0 789 790" svg:d="M394 790c105 0 206-42 280-116s115-174 115-279-41-206-115-280-175-115-280-115-205 41-279 115-115 175-115 280 41 205 115 279 174 116 279 116z">
          <text:p/>
        </draw:path>
        <draw:path draw:style-name="gr8" draw:text-style-name="P8" draw:layer="layout" svg:width="0.789cm" svg:height="0.789cm" svg:x="34.44cm" svg:y="12.587cm" svg:viewBox="0 0 790 790" svg:d="M395 790c104 0 205-42 280-116 74-74 115-174 115-279s-41-205-115-279c-75-74-176-116-280-116-105 0-205 42-279 116s-116 174-116 279 42 205 116 279 174 116 279 116z">
          <text:p/>
        </draw:path>
        <draw:path draw:style-name="gr8" draw:text-style-name="P8" draw:layer="layout" svg:width="0.789cm" svg:height="0.789cm" svg:x="27.243cm" svg:y="16.314cm" svg:viewBox="0 0 790 790" svg:d="M394 790c105 0 205-42 279-116 75-75 117-175 117-280 0-104-42-205-117-278-74-74-174-116-279-116-104 0-205 42-278 116-74 73-116 174-116 278 0 105 42 205 116 280 73 74 174 116 278 116z">
          <text:p/>
        </draw:path>
        <draw:path draw:style-name="gr8" draw:text-style-name="P8" draw:layer="layout" svg:width="0.789cm" svg:height="0.789cm" svg:x="32.21cm" svg:y="10.098cm" svg:viewBox="0 0 790 790" svg:d="M394 790c106 0 206-41 280-115s116-176 116-280c0-105-42-205-116-279s-174-116-280-116c-104 0-205 42-279 116s-115 174-115 279c0 104 41 206 115 280s175 115 279 115z">
          <text:p/>
        </draw:path>
        <draw:path draw:style-name="gr8" draw:text-style-name="P8" draw:layer="layout" svg:width="0.789cm" svg:height="0.789cm" svg:x="30.072cm" svg:y="10.011cm" svg:viewBox="0 0 790 790" svg:d="M395 790c105 0 205-41 279-115 74-75 116-176 116-280 0-105-42-205-116-279s-174-116-279-116c-104 0-206 42-279 116-74 74-116 174-116 279 0 104 42 205 116 280 73 74 175 115 279 115z">
          <text:p/>
        </draw:path>
        <draw:path draw:style-name="gr8" draw:text-style-name="P8" draw:layer="layout" svg:width="0.789cm" svg:height="0.789cm" svg:x="35.735cm" svg:y="14.094cm" svg:viewBox="0 0 790 790" svg:d="M396 790c104 0 204-42 278-116s116-174 116-279-42-205-116-279-174-116-278-116c-105 0-205 42-280 116-74 74-116 174-116 279s42 205 116 279c75 74 175 116 280 116z">
          <text:p/>
        </draw:path>
        <draw:path draw:style-name="gr8" draw:text-style-name="P8" draw:layer="layout" svg:width="0.789cm" svg:height="0.789cm" svg:x="32.561cm" svg:y="11.385cm" svg:viewBox="0 0 790 790" svg:d="M395 790c105 0 205-41 279-115s116-175 116-279c0-105-42-205-116-279s-174-117-279-117c-104 0-205 43-279 117s-116 174-116 279c0 104 42 205 116 279s175 115 279 115z">
          <text:p/>
        </draw:path>
        <draw:path draw:style-name="gr8" draw:text-style-name="P8" draw:layer="layout" svg:width="0.789cm" svg:height="0.789cm" svg:x="32.073cm" svg:y="12.831cm" svg:viewBox="0 0 790 790" svg:d="M394 790c105 0 205-41 280-115 74-74 116-175 116-279 0-105-42-205-116-280-75-74-175-116-280-116-104 0-204 42-278 116-74 75-116 175-116 280 0 104 42 205 116 279s174 115 278 115z">
          <text:p/>
        </draw:path>
        <draw:path draw:style-name="gr8" draw:text-style-name="P8" draw:layer="layout" svg:width="0.789cm" svg:height="0.789cm" svg:x="29.352cm" svg:y="13.497cm" svg:viewBox="0 0 790 790" svg:d="M395 790c105 0 205-41 279-115s116-175 116-279c0-106-42-206-116-280s-174-116-279-116c-104 0-206 42-280 116s-115 174-115 280c0 104 41 205 115 279s176 115 280 115z">
          <text:p/>
        </draw:path>
        <draw:path draw:style-name="gr8" draw:text-style-name="P8" draw:layer="layout" svg:width="0.789cm" svg:height="0.788cm" svg:x="27.346cm" svg:y="11.85cm" svg:viewBox="0 0 790 789" svg:d="M394 789c105 0 205-41 280-115 74-74 116-174 116-279 0-106-42-206-116-280-75-74-175-115-280-115-104 0-205 41-279 115s-115 174-115 280c0 105 41 205 115 279s175 115 279 115z">
          <text:p/>
        </draw:path>
        <draw:path draw:style-name="gr8" draw:text-style-name="P8" draw:layer="layout" svg:width="0.789cm" svg:height="0.788cm" svg:x="27.07cm" svg:y="12.795cm" svg:viewBox="0 0 790 789" svg:d="M396 789c104 0 205-41 279-115s115-174 115-279-41-206-115-280-175-115-279-115c-105 0-205 41-279 115-75 74-117 175-117 280s42 205 117 279c74 74 174 115 279 115z">
          <text:p/>
        </draw:path>
        <draw:path draw:style-name="gr8" draw:text-style-name="P8" draw:layer="layout" svg:width="0.789cm" svg:height="0.788cm" svg:x="29.041cm" svg:y="19.968cm" svg:viewBox="0 0 790 789" svg:d="M395 789c104 0 206-41 280-115 73-74 115-174 115-279s-42-205-115-280c-74-74-176-115-280-115-105 0-205 41-279 115-74 75-116 175-116 280s42 205 116 279 174 115 279 115z">
          <text:p/>
        </draw:path>
        <draw:path draw:style-name="gr8" draw:text-style-name="P8" draw:layer="layout" svg:width="0.789cm" svg:height="0.789cm" svg:x="32.177cm" svg:y="8.408cm" svg:viewBox="0 0 790 790" svg:d="M394 790c105 0 206-42 280-116 74-75 116-175 116-280 0-104-42-205-116-279s-175-115-280-115c-104 0-205 41-279 115s-115 175-115 279c0 105 41 205 115 280 74 74 175 116 279 116z">
          <text:p/>
        </draw:path>
        <draw:path draw:style-name="gr8" draw:text-style-name="P8" draw:layer="layout" svg:width="0.789cm" svg:height="0.789cm" svg:x="27.227cm" svg:y="8.128cm" svg:viewBox="0 0 790 790" svg:d="M395 790c104 0 205-42 279-116 75-73 116-174 116-278 0-105-41-205-116-280-74-74-175-116-279-116-105 0-205 42-279 116-74 75-116 175-116 280 0 104 42 205 116 278 74 74 174 116 279 116z">
          <text:p/>
        </draw:path>
        <draw:path draw:style-name="gr6" draw:text-style-name="P6" draw:layer="layout" svg:width="0.788cm" svg:height="0.789cm" svg:x="22.812cm" svg:y="12.736cm" svg:viewBox="0 0 789 790" svg:d="M394 790c106 0 206-42 280-116s115-174 115-279c0-104-41-206-115-280s-174-115-280-115c-105 0-205 41-279 115s-115 176-115 280c0 105 41 205 115 279s174 116 279 116z">
          <text:p/>
        </draw:path>
        <draw:path draw:style-name="gr6" draw:text-style-name="P6" draw:layer="layout" svg:width="0.789cm" svg:height="0.789cm" svg:x="29.548cm" svg:y="11.402cm" svg:viewBox="0 0 790 790" svg:d="M395 790c105 0 205-42 279-116s116-174 116-279c0-104-42-205-116-279s-174-116-279-116c-104 0-205 42-279 116s-116 175-116 279c0 105 42 205 116 279s175 116 279 116z">
          <text:p/>
        </draw:path>
        <draw:path draw:style-name="gr6" draw:text-style-name="P6" draw:layer="layout" svg:width="0.789cm" svg:height="0.789cm" svg:x="35.078cm" svg:y="15.93cm" svg:viewBox="0 0 790 790" svg:d="M394 790c105 0 205-42 279-116s117-174 117-279c0-104-43-206-117-280s-174-115-279-115c-104 0-204 41-278 115s-116 176-116 280c0 105 42 205 116 279s174 116 278 116z">
          <text:p/>
        </draw:path>
        <draw:path draw:style-name="gr6" draw:text-style-name="P6" draw:layer="layout" svg:width="0.789cm" svg:height="0.789cm" svg:x="29.94cm" svg:y="11.494cm" svg:viewBox="0 0 790 790" svg:d="M394 790c106 0 206-42 280-117 74-73 116-174 116-278 0-105-42-205-116-279s-174-116-280-116c-104 0-204 42-278 116s-116 174-116 279c0 104 42 205 116 278 74 75 174 117 278 117z">
          <text:p/>
        </draw:path>
        <draw:path draw:style-name="gr6" draw:text-style-name="P6" draw:layer="layout" svg:width="0.789cm" svg:height="0.789cm" svg:x="27.426cm" svg:y="18.336cm" svg:viewBox="0 0 790 790" svg:d="M394 790c105 0 206-41 280-115s116-175 116-279c0-105-42-205-116-280-74-74-175-116-280-116-104 0-205 42-278 116-74 75-116 175-116 280 0 104 42 205 116 279 73 74 174 115 278 115z">
          <text:p/>
        </draw:path>
        <draw:path draw:style-name="gr6" draw:text-style-name="P6" draw:layer="layout" svg:width="0.789cm" svg:height="0.789cm" svg:x="28.368cm" svg:y="18.454cm" svg:viewBox="0 0 790 790" svg:d="M396 790c104 0 204-42 278-116s116-174 116-279c0-104-42-205-116-279-74-75-174-116-278-116-106 0-206 41-280 116-74 74-116 175-116 279 0 105 42 205 116 279s174 116 280 116z">
          <text:p/>
        </draw:path>
        <draw:path draw:style-name="gr6" draw:text-style-name="P6" draw:layer="layout" svg:width="0.789cm" svg:height="0.788cm" svg:x="28.115cm" svg:y="13.93cm" svg:viewBox="0 0 790 789" svg:d="M395 789c104 0 205-41 280-115 74-75 115-175 115-280s-41-205-115-279c-75-74-176-115-280-115-105 0-205 41-279 115s-116 174-116 279 42 205 116 280c74 74 174 115 279 115z">
          <text:p/>
        </draw:path>
        <draw:path draw:style-name="gr6" draw:text-style-name="P6" draw:layer="layout" svg:width="0.789cm" svg:height="0.789cm" svg:x="31.697cm" svg:y="10.436cm" svg:viewBox="0 0 790 790" svg:d="M395 790c105 0 205-42 279-116s116-174 116-279c0-104-42-206-116-280-74-73-174-115-279-115-104 0-206 42-280 115-74 74-115 176-115 280 0 105 41 205 115 279s176 116 280 116z">
          <text:p/>
        </draw:path>
        <draw:path draw:style-name="gr6" draw:text-style-name="P6" draw:layer="layout" svg:width="0.789cm" svg:height="0.788cm" svg:x="30.034cm" svg:y="12.819cm" svg:viewBox="0 0 790 789" svg:d="M396 789c104 0 205-41 279-115s115-174 115-279-41-205-115-280c-74-74-175-115-279-115-106 0-206 41-280 115-74 75-116 175-116 280s42 205 116 279 174 115 280 115z">
          <text:p/>
        </draw:path>
        <draw:path draw:style-name="gr6" draw:text-style-name="P6" draw:layer="layout" svg:width="0.789cm" svg:height="0.789cm" svg:x="29.025cm" svg:y="19.779cm" svg:viewBox="0 0 790 790" svg:d="M394 790c105 0 206-41 280-115s116-175 116-279c0-106-42-206-116-280s-175-116-280-116-205 42-279 116-115 174-115 280c0 104 41 205 115 279s174 115 279 115z">
          <text:p/>
        </draw:path>
        <draw:path draw:style-name="gr6" draw:text-style-name="P6" draw:layer="layout" svg:width="0.789cm" svg:height="0.789cm" svg:x="23.264cm" svg:y="16.106cm" svg:viewBox="0 0 790 790" svg:d="M395 790c104 0 205-41 279-115s116-175 116-279c0-105-42-205-116-279-74-75-175-117-279-117-105 0-205 42-279 117-74 74-116 174-116 279 0 104 42 205 116 279s174 115 279 115z">
          <text:p/>
        </draw:path>
        <draw:path draw:style-name="gr6" draw:text-style-name="P6" draw:layer="layout" svg:width="0.789cm" svg:height="0.788cm" svg:x="28.909cm" svg:y="16.115cm" svg:viewBox="0 0 790 789" svg:d="M394 789c105 0 205-41 280-115 74-74 116-174 116-279s-42-205-116-279c-75-74-175-116-280-116-104 0-205 42-279 116s-115 174-115 279 41 205 115 279 175 115 279 115z">
          <text:p/>
        </draw:path>
        <draw:path draw:style-name="gr6" draw:text-style-name="P6" draw:layer="layout" svg:width="0.789cm" svg:height="0.789cm" svg:x="35.305cm" svg:y="10.469cm" svg:viewBox="0 0 790 790" svg:d="M394 790c105 0 206-42 280-116s116-174 116-279c0-104-42-205-116-280-74-74-175-115-280-115-104 0-205 41-279 115-74 75-115 176-115 280 0 105 41 205 115 279s175 116 279 116z">
          <text:p/>
        </draw:path>
        <draw:path draw:style-name="gr6" draw:text-style-name="P6" draw:layer="layout" svg:width="0.789cm" svg:height="0.789cm" svg:x="33.054cm" svg:y="17.224cm" svg:viewBox="0 0 790 790" svg:d="M395 790c105 0 206-42 280-116s115-175 115-279c0-105-41-205-115-279s-175-116-280-116-205 42-279 116-116 174-116 279c0 104 42 205 116 279s174 116 279 116z">
          <text:p/>
        </draw:path>
        <draw:path draw:style-name="gr6" draw:text-style-name="P6" draw:layer="layout" svg:width="0.788cm" svg:height="0.789cm" svg:x="29.72cm" svg:y="15.925cm" svg:viewBox="0 0 789 790" svg:d="M394 790c105 0 205-41 280-115 74-74 115-175 115-279 0-105-41-206-115-280-75-74-175-116-280-116s-205 42-279 116-115 175-115 280c0 104 41 205 115 279s174 115 279 115z">
          <text:p/>
        </draw:path>
        <draw:path draw:style-name="gr6" draw:text-style-name="P6" draw:layer="layout" svg:width="0.789cm" svg:height="0.788cm" svg:x="35.281cm" svg:y="17.828cm" svg:viewBox="0 0 790 789" svg:d="M395 789c104 0 206-41 280-116 74-74 115-174 115-279s-41-205-115-279-176-115-280-115c-105 0-205 41-279 115s-116 174-116 279 42 205 116 279c74 75 174 116 279 116z">
          <text:p/>
        </draw:path>
        <draw:path draw:style-name="gr6" draw:text-style-name="P6" draw:layer="layout" svg:width="0.789cm" svg:height="0.788cm" svg:x="31.619cm" svg:y="18.477cm" svg:viewBox="0 0 790 789" svg:d="M395 789c105 0 205-41 279-115s116-174 116-279-42-205-116-279-174-116-279-116-206 42-280 116-115 174-115 279 41 205 115 279 175 115 280 115z">
          <text:p/>
        </draw:path>
        <draw:path draw:style-name="gr6" draw:text-style-name="P6" draw:layer="layout" svg:width="0.789cm" svg:height="0.789cm" svg:x="36.521cm" svg:y="15.651cm" svg:viewBox="0 0 790 790" svg:d="M395 790c105 0 205-42 279-116s116-175 116-280c0-104-42-205-116-279s-174-115-279-115c-104 0-204 41-279 115-74 74-116 175-116 279 0 105 42 206 116 280 75 74 175 116 279 116z">
          <text:p/>
        </draw:path>
        <draw:path draw:style-name="gr6" draw:text-style-name="P6" draw:layer="layout" svg:width="0.788cm" svg:height="0.789cm" svg:x="26.734cm" svg:y="12.2cm" svg:viewBox="0 0 789 790" svg:d="M394 790c106 0 206-42 280-115 74-74 115-175 115-279 0-105-41-205-115-279s-174-117-280-117c-105 0-205 43-279 117s-115 174-115 279c0 104 41 205 115 279 74 73 174 115 279 115z">
          <text:p/>
        </draw:path>
        <draw:path draw:style-name="gr6" draw:text-style-name="P6" draw:layer="layout" svg:width="0.789cm" svg:height="0.789cm" svg:x="34.952cm" svg:y="15.666cm" svg:viewBox="0 0 790 790" svg:d="M395 790c105 0 205-42 279-116s116-174 116-280c0-104-42-205-116-279s-174-115-279-115c-104 0-204 41-278 115-75 74-117 175-117 279 0 106 42 206 117 280 74 74 174 116 278 116z">
          <text:p/>
        </draw:path>
        <draw:path draw:style-name="gr6" draw:text-style-name="P6" draw:layer="layout" svg:width="0.789cm" svg:height="0.788cm" svg:x="25.216cm" svg:y="16.487cm" svg:viewBox="0 0 790 789" svg:d="M395 789c105 0 205-41 279-115s116-174 116-280c0-105-42-205-116-279s-174-115-279-115-206 41-280 115-115 174-115 279c0 106 41 206 115 280s175 115 280 115z">
          <text:p/>
        </draw:path>
        <draw:path draw:style-name="gr6" draw:text-style-name="P6" draw:layer="layout" svg:width="0.789cm" svg:height="0.789cm" svg:x="35.191cm" svg:y="14.492cm" svg:viewBox="0 0 790 790" svg:d="M394 790c105 0 205-42 280-116 74-74 116-174 116-279 0-104-42-205-116-279-75-75-175-116-280-116-104 0-205 41-279 116-74 74-115 175-115 279 0 105 41 205 115 279s175 116 279 116z">
          <text:p/>
        </draw:path>
        <draw:path draw:style-name="gr6" draw:text-style-name="P6" draw:layer="layout" svg:width="0.788cm" svg:height="0.789cm" svg:x="28.485cm" svg:y="7.802cm" svg:viewBox="0 0 789 790" svg:d="M395 790c105 0 205-41 279-115s115-175 115-280-41-205-115-279-174-116-279-116-206 42-280 116-115 174-115 279 41 206 115 280 175 115 280 115z">
          <text:p/>
        </draw:path>
        <draw:path draw:style-name="gr6" draw:text-style-name="P6" draw:layer="layout" svg:width="0.788cm" svg:height="0.789cm" svg:x="22.38cm" svg:y="14.807cm" svg:viewBox="0 0 789 790" svg:d="M395 790c105 0 205-42 279-116s115-175 115-280c0-104-41-204-115-278s-174-116-279-116-205 42-279 116c-75 74-116 174-116 278 0 105 41 206 116 280 74 74 174 116 279 116z">
          <text:p/>
        </draw:path>
        <draw:polygon draw:style-name="gr8" draw:text-style-name="P8" draw:layer="layout" svg:width="0.789cm" svg:height="0.789cm" svg:x="34.149cm" svg:y="10.966cm" svg:viewBox="0 0 790 790" draw:points="395,0 0,790 790,790">
          <text:p/>
        </draw:polygon>
        <draw:polygon draw:style-name="gr8" draw:text-style-name="P8" draw:layer="layout" svg:width="0.789cm" svg:height="0.789cm" svg:x="34.138cm" svg:y="11.267cm" svg:viewBox="0 0 790 790" draw:points="396,0 0,790 790,790">
          <text:p/>
        </draw:polygon>
        <draw:polygon draw:style-name="gr8" draw:text-style-name="P8" draw:layer="layout" svg:width="0.788cm" svg:height="0.789cm" svg:x="25.104cm" svg:y="15.552cm" svg:viewBox="0 0 789 790" draw:points="394,0 0,790 789,790">
          <text:p/>
        </draw:polygon>
        <draw:polygon draw:style-name="gr8" draw:text-style-name="P8" draw:layer="layout" svg:width="0.789cm" svg:height="0.789cm" svg:x="28.109cm" svg:y="12.915cm" svg:viewBox="0 0 790 790" draw:points="395,0 0,790 790,790">
          <text:p/>
        </draw:polygon>
        <draw:polygon draw:style-name="gr8" draw:text-style-name="P8" draw:layer="layout" svg:width="0.789cm" svg:height="0.789cm" svg:x="25.721cm" svg:y="17.399cm" svg:viewBox="0 0 790 790" draw:points="394,0 0,790 790,790">
          <text:p/>
        </draw:polygon>
        <draw:polygon draw:style-name="gr8" draw:text-style-name="P8" draw:layer="layout" svg:width="0.789cm" svg:height="0.789cm" svg:x="32.142cm" svg:y="13.448cm" svg:viewBox="0 0 790 790" draw:points="394,0 0,790 790,790">
          <text:p/>
        </draw:polygon>
        <draw:polygon draw:style-name="gr8" draw:text-style-name="P8" draw:layer="layout" svg:width="0.788cm" svg:height="0.789cm" svg:x="29.333cm" svg:y="17.241cm" svg:viewBox="0 0 789 790" draw:points="395,0 0,790 789,790">
          <text:p/>
        </draw:polygon>
        <draw:polygon draw:style-name="gr8" draw:text-style-name="P8" draw:layer="layout" svg:width="0.788cm" svg:height="0.789cm" svg:x="33.179cm" svg:y="12.367cm" svg:viewBox="0 0 789 790" draw:points="395,0 0,790 789,790">
          <text:p/>
        </draw:polygon>
        <draw:polygon draw:style-name="gr8" draw:text-style-name="P8" draw:layer="layout" svg:width="0.789cm" svg:height="0.788cm" svg:x="32.441cm" svg:y="18.985cm" svg:viewBox="0 0 790 789" draw:points="395,0 0,789 790,789">
          <text:p/>
        </draw:polygon>
        <draw:polygon draw:style-name="gr8" draw:text-style-name="P8" draw:layer="layout" svg:width="0.789cm" svg:height="0.789cm" svg:x="29.301cm" svg:y="14.806cm" svg:viewBox="0 0 790 790" draw:points="396,0 0,790 790,790">
          <text:p/>
        </draw:polygon>
        <draw:polygon draw:style-name="gr8" draw:text-style-name="P8" draw:layer="layout" svg:width="0.788cm" svg:height="0.789cm" svg:x="27.405cm" svg:y="9.451cm" svg:viewBox="0 0 789 790" draw:points="394,0 0,790 789,790">
          <text:p/>
        </draw:polygon>
        <draw:polygon draw:style-name="gr8" draw:text-style-name="P8" draw:layer="layout" svg:width="0.789cm" svg:height="0.789cm" svg:x="25.909cm" svg:y="13.522cm" svg:viewBox="0 0 790 790" draw:points="394,0 0,790 790,790">
          <text:p/>
        </draw:polygon>
        <draw:polygon draw:style-name="gr8" draw:text-style-name="P8" draw:layer="layout" svg:width="0.788cm" svg:height="0.789cm" svg:x="28.117cm" svg:y="9.428cm" svg:viewBox="0 0 789 790" draw:points="394,0 0,790 789,790">
          <text:p/>
        </draw:polygon>
        <draw:polygon draw:style-name="gr8" draw:text-style-name="P8" draw:layer="layout" svg:width="0.79cm" svg:height="0.789cm" svg:x="31.125cm" svg:y="10.174cm" svg:viewBox="0 0 791 790" draw:points="395,0 0,790 791,790">
          <text:p/>
        </draw:polygon>
        <draw:polygon draw:style-name="gr8" draw:text-style-name="P8" draw:layer="layout" svg:width="0.789cm" svg:height="0.788cm" svg:x="34.761cm" svg:y="13.898cm" svg:viewBox="0 0 790 789" draw:points="396,0 0,789 790,789">
          <text:p/>
        </draw:polygon>
        <draw:polygon draw:style-name="gr8" draw:text-style-name="P8" draw:layer="layout" svg:width="0.789cm" svg:height="0.789cm" svg:x="26.646cm" svg:y="15.974cm" svg:viewBox="0 0 790 790" draw:points="394,0 0,790 790,790">
          <text:p/>
        </draw:polygon>
        <draw:polygon draw:style-name="gr8" draw:text-style-name="P8" draw:layer="layout" svg:width="0.789cm" svg:height="0.788cm" svg:x="28.302cm" svg:y="11.442cm" svg:viewBox="0 0 790 789" draw:points="395,0 0,789 790,789">
          <text:p/>
        </draw:polygon>
        <draw:polygon draw:style-name="gr8" draw:text-style-name="P8" draw:layer="layout" svg:width="0.789cm" svg:height="0.789cm" svg:x="28.459cm" svg:y="15.8cm" svg:viewBox="0 0 790 790" draw:points="396,0 0,790 790,790">
          <text:p/>
        </draw:polygon>
        <draw:polygon draw:style-name="gr8" draw:text-style-name="P8" draw:layer="layout" svg:width="0.788cm" svg:height="0.789cm" svg:x="31.027cm" svg:y="19.814cm" svg:viewBox="0 0 789 790" draw:points="395,0 0,790 789,790">
          <text:p/>
        </draw:polygon>
        <draw:polygon draw:style-name="gr8" draw:text-style-name="P8" draw:layer="layout" svg:width="0.788cm" svg:height="0.788cm" svg:x="34.442cm" svg:y="13.848cm" svg:viewBox="0 0 789 789" draw:points="394,0 0,789 789,789">
          <text:p/>
        </draw:polygon>
        <draw:polygon draw:style-name="gr8" draw:text-style-name="P8" draw:layer="layout" svg:width="0.789cm" svg:height="0.789cm" svg:x="23.784cm" svg:y="12.417cm" svg:viewBox="0 0 790 790" draw:points="395,0 0,790 790,790">
          <text:p/>
        </draw:polygon>
        <draw:polygon draw:style-name="gr8" draw:text-style-name="P8" draw:layer="layout" svg:width="0.789cm" svg:height="0.788cm" svg:x="26.168cm" svg:y="12.766cm" svg:viewBox="0 0 790 789" draw:points="395,0 0,789 790,789">
          <text:p/>
        </draw:polygon>
        <draw:polygon draw:style-name="gr8" draw:text-style-name="P8" draw:layer="layout" svg:width="0.788cm" svg:height="0.789cm" svg:x="34.485cm" svg:y="12.575cm" svg:viewBox="0 0 789 790" draw:points="394,0 0,790 789,790">
          <text:p/>
        </draw:polygon>
        <draw:polygon draw:style-name="gr8" draw:text-style-name="P8" draw:layer="layout" svg:width="0.789cm" svg:height="0.789cm" svg:x="28.146cm" svg:y="9.297cm" svg:viewBox="0 0 790 790" draw:points="394,0 0,790 790,790">
          <text:p/>
        </draw:polygon>
        <draw:polygon draw:style-name="gr8" draw:text-style-name="P8" draw:layer="layout" svg:width="0.788cm" svg:height="0.789cm" svg:x="33.864cm" svg:y="9.666cm" svg:viewBox="0 0 789 790" draw:points="394,0 0,790 789,790">
          <text:p/>
        </draw:polygon>
        <draw:polygon draw:style-name="gr6" draw:text-style-name="P6" draw:layer="layout" svg:width="0.789cm" svg:height="0.788cm" svg:x="24.228cm" svg:y="12.218cm" svg:viewBox="0 0 790 789" draw:points="394,0 0,789 790,789">
          <text:p/>
        </draw:polygon>
        <draw:polygon draw:style-name="gr6" draw:text-style-name="P6" draw:layer="layout" svg:width="0.789cm" svg:height="0.789cm" svg:x="30.031cm" svg:y="8.049cm" svg:viewBox="0 0 790 790" draw:points="395,0 0,790 790,790">
          <text:p/>
        </draw:polygon>
        <draw:polygon draw:style-name="gr6" draw:text-style-name="P6" draw:layer="layout" svg:width="0.789cm" svg:height="0.789cm" svg:x="26.372cm" svg:y="11.492cm" svg:viewBox="0 0 790 790" draw:points="396,0 0,790 790,790">
          <text:p/>
        </draw:polygon>
        <draw:polygon draw:style-name="gr6" draw:text-style-name="P6" draw:layer="layout" svg:width="0.788cm" svg:height="0.789cm" svg:x="29.301cm" svg:y="12.821cm" svg:viewBox="0 0 789 790" draw:points="395,0 0,790 789,790">
          <text:p/>
        </draw:polygon>
        <draw:polygon draw:style-name="gr6" draw:text-style-name="P6" draw:layer="layout" svg:width="0.789cm" svg:height="0.789cm" svg:x="29.691cm" svg:y="19.055cm" svg:viewBox="0 0 790 790" draw:points="394,0 0,790 790,790">
          <text:p/>
        </draw:polygon>
        <draw:polygon draw:style-name="gr6" draw:text-style-name="P6" draw:layer="layout" svg:width="0.789cm" svg:height="0.789cm" svg:x="28.597cm" svg:y="15.063cm" svg:viewBox="0 0 790 790" draw:points="395,0 0,790 790,790">
          <text:p/>
        </draw:polygon>
        <draw:polygon draw:style-name="gr6" draw:text-style-name="P6" draw:layer="layout" svg:width="0.789cm" svg:height="0.789cm" svg:x="23.688cm" svg:y="16.229cm" svg:viewBox="0 0 790 790" draw:points="395,0 0,790 790,790">
          <text:p/>
        </draw:polygon>
        <draw:polygon draw:style-name="gr6" draw:text-style-name="P6" draw:layer="layout" svg:width="0.789cm" svg:height="0.789cm" svg:x="29.36cm" svg:y="7.916cm" svg:viewBox="0 0 790 790" draw:points="395,0 0,790 790,790">
          <text:p/>
        </draw:polygon>
        <draw:polygon draw:style-name="gr6" draw:text-style-name="P6" draw:layer="layout" svg:width="0.789cm" svg:height="0.789cm" svg:x="34.521cm" svg:y="10.399cm" svg:viewBox="0 0 790 790" draw:points="395,0 0,790 790,790">
          <text:p/>
        </draw:polygon>
        <draw:polygon draw:style-name="gr6" draw:text-style-name="P6" draw:layer="layout" svg:width="0.789cm" svg:height="0.789cm" svg:x="33.798cm" svg:y="11.235cm" svg:viewBox="0 0 790 790" draw:points="394,0 0,790 790,790">
          <text:p/>
        </draw:polygon>
        <draw:polygon draw:style-name="gr6" draw:text-style-name="P6" draw:layer="layout" svg:width="0.789cm" svg:height="0.789cm" svg:x="24.069cm" svg:y="14.566cm" svg:viewBox="0 0 790 790" draw:points="394,0 0,790 790,790">
          <text:p/>
        </draw:polygon>
        <draw:polygon draw:style-name="gr6" draw:text-style-name="P6" draw:layer="layout" svg:width="0.789cm" svg:height="0.788cm" svg:x="28.069cm" svg:y="18.268cm" svg:viewBox="0 0 790 789" draw:points="395,0 0,789 790,789">
          <text:p/>
        </draw:polygon>
        <draw:polygon draw:style-name="gr6" draw:text-style-name="P6" draw:layer="layout" svg:width="0.789cm" svg:height="0.788cm" svg:x="24.772cm" svg:y="13.49cm" svg:viewBox="0 0 790 789" draw:points="395,0 0,789 790,789">
          <text:p/>
        </draw:polygon>
        <draw:polygon draw:style-name="gr6" draw:text-style-name="P6" draw:layer="layout" svg:width="0.789cm" svg:height="0.789cm" svg:x="24.539cm" svg:y="13.756cm" svg:viewBox="0 0 790 790" draw:points="395,0 0,790 790,790">
          <text:p/>
        </draw:polygon>
        <draw:polygon draw:style-name="gr6" draw:text-style-name="P6" draw:layer="layout" svg:width="0.789cm" svg:height="0.789cm" svg:x="27.726cm" svg:y="15.079cm" svg:viewBox="0 0 790 790" draw:points="396,0 0,790 790,790">
          <text:p/>
        </draw:polygon>
        <draw:polygon draw:style-name="gr6" draw:text-style-name="P6" draw:layer="layout" svg:width="0.789cm" svg:height="0.788cm" svg:x="32.762cm" svg:y="14.06cm" svg:viewBox="0 0 790 789" draw:points="394,0 0,789 790,789">
          <text:p/>
        </draw:polygon>
        <draw:polygon draw:style-name="gr6" draw:text-style-name="P6" draw:layer="layout" svg:width="0.789cm" svg:height="0.789cm" svg:x="29.311cm" svg:y="17.028cm" svg:viewBox="0 0 790 790" draw:points="396,0 0,790 790,790">
          <text:p/>
        </draw:polygon>
        <draw:polygon draw:style-name="gr6" draw:text-style-name="P6" draw:layer="layout" svg:width="0.789cm" svg:height="0.789cm" svg:x="32.802cm" svg:y="17.712cm" svg:viewBox="0 0 790 790" draw:points="395,0 0,790 790,790">
          <text:p/>
        </draw:polygon>
        <draw:polygon draw:style-name="gr6" draw:text-style-name="P6" draw:layer="layout" svg:width="0.789cm" svg:height="0.789cm" svg:x="27.547cm" svg:y="13.345cm" svg:viewBox="0 0 790 790" draw:points="395,0 0,790 790,790">
          <text:p/>
        </draw:polygon>
        <draw:polygon draw:style-name="gr6" draw:text-style-name="P6" draw:layer="layout" svg:width="0.789cm" svg:height="0.789cm" svg:x="29.043cm" svg:y="14.749cm" svg:viewBox="0 0 790 790" draw:points="395,0 0,790 790,790">
          <text:p/>
        </draw:polygon>
        <draw:polygon draw:style-name="gr6" draw:text-style-name="P6" draw:layer="layout" svg:width="0.788cm" svg:height="0.788cm" svg:x="26.664cm" svg:y="17.23cm" svg:viewBox="0 0 789 789" draw:points="394,0 0,789 789,789">
          <text:p/>
        </draw:polygon>
        <draw:polygon draw:style-name="gr6" draw:text-style-name="P6" draw:layer="layout" svg:width="0.789cm" svg:height="0.789cm" svg:x="30.25cm" svg:y="14.01cm" svg:viewBox="0 0 790 790" draw:points="396,0 0,790 790,790">
          <text:p/>
        </draw:polygon>
        <draw:polygon draw:style-name="gr6" draw:text-style-name="P6" draw:layer="layout" svg:width="0.789cm" svg:height="0.789cm" svg:x="33.685cm" svg:y="16.556cm" svg:viewBox="0 0 790 790" draw:points="395,0 0,790 790,790">
          <text:p/>
        </draw:polygon>
        <draw:polygon draw:style-name="gr6" draw:text-style-name="P6" draw:layer="layout" svg:width="0.789cm" svg:height="0.788cm" svg:x="30.609cm" svg:y="8.113cm" svg:viewBox="0 0 790 789" draw:points="394,0 0,789 790,789">
          <text:p/>
        </draw:polygon>
        <draw:line draw:style-name="gr7" draw:text-style-name="P7" draw:layer="layout" svg:x1="21.36cm" svg:y1="21.59cm" svg:x2="21.36cm" svg:y2="6.857cm">
          <text:p/>
        </draw:line>
        <draw:line draw:style-name="gr7" draw:text-style-name="P7" draw:layer="layout" svg:x1="38.33cm" svg:y1="21.59cm" svg:x2="38.33cm" svg:y2="6.857cm">
          <text:p/>
        </draw:line>
        <draw:line draw:style-name="gr7" draw:text-style-name="P7" draw:layer="layout" svg:x1="21.36cm" svg:y1="21.59cm" svg:x2="38.33cm" svg:y2="21.59cm">
          <text:p/>
        </draw:line>
        <draw:line draw:style-name="gr7" draw:text-style-name="P7" draw:layer="layout" svg:x1="21.36cm" svg:y1="6.857cm" svg:x2="38.33cm" svg:y2="6.857cm">
          <text:p/>
        </draw:line>
        <draw:polygon draw:style-name="gr1" draw:text-style-name="P1" draw:layer="layout" svg:width="16.969cm" svg:height="14.575cm" svg:x="41.724cm" svg:y="6.936cm" svg:viewBox="0 0 16970 14576" draw:points="0,14576 16970,14576 16970,0 0,0">
          <text:p/>
        </draw:polygon>
        <draw:path draw:style-name="gr2" draw:text-style-name="P2" draw:layer="layout" svg:width="0.788cm" svg:height="0.789cm" svg:x="44.185cm" svg:y="12.577cm" svg:viewBox="0 0 789 790" svg:d="M395 790c105 0 205-42 279-116s115-174 115-280c0-104-41-205-115-279s-174-115-279-115c-106 0-206 41-280 115s-115 175-115 279c0 106 41 206 115 280s174 116 280 116z">
          <text:p/>
        </draw:path>
        <draw:path draw:style-name="gr4" draw:text-style-name="P4" draw:layer="layout" svg:width="0.789cm" svg:height="0.789cm" svg:x="42.743cm" svg:y="12.139cm" svg:viewBox="0 0 790 790" svg:d="M396 790c104 0 205-42 279-115 74-74 115-175 115-279 0-105-41-205-115-279-74-75-175-117-279-117-105 0-206 42-280 117-74 74-116 174-116 279 0 104 42 205 116 279 74 73 175 115 280 115z">
          <text:p/>
        </draw:path>
        <draw:path draw:style-name="gr4" draw:text-style-name="P4" draw:layer="layout" svg:width="0.789cm" svg:height="0.789cm" svg:x="56.885cm" svg:y="13.403cm" svg:viewBox="0 0 790 790" svg:d="M395 790c105 0 205-42 279-116s116-174 116-278c0-106-42-206-116-280s-174-116-279-116c-104 0-206 42-280 116s-115 174-115 280c0 104 41 204 115 278s176 116 280 116z">
          <text:p/>
        </draw:path>
        <draw:path draw:style-name="gr4" draw:text-style-name="P4" draw:layer="layout" svg:width="0.789cm" svg:height="0.789cm" svg:x="45.066cm" svg:y="18.145cm" svg:viewBox="0 0 790 790" svg:d="M395 790c105 0 205-42 279-116s116-174 116-279-42-206-116-280-174-115-279-115c-104 0-205 41-279 115s-116 175-116 280 42 205 116 279 175 116 279 116z">
          <text:p/>
        </draw:path>
        <draw:path draw:style-name="gr4" draw:text-style-name="P4" draw:layer="layout" svg:width="0.789cm" svg:height="0.789cm" svg:x="47.013cm" svg:y="15.463cm" svg:viewBox="0 0 790 790" svg:d="M394 790c105 0 205-42 280-117 74-74 116-174 116-279 0-104-42-204-116-278-75-74-175-116-280-116-104 0-204 42-278 116s-116 174-116 278c0 105 42 205 116 279 74 75 174 117 278 117z">
          <text:p/>
        </draw:path>
        <draw:path draw:style-name="gr4" draw:text-style-name="P4" draw:layer="layout" svg:width="0.789cm" svg:height="0.789cm" svg:x="44.03cm" svg:y="16.114cm" svg:viewBox="0 0 790 790" svg:d="M395 790c105 0 205-42 279-115 74-74 116-175 116-279 0-105-42-205-116-279s-174-117-279-117-205 43-279 117-116 174-116 279c0 104 42 205 116 279 74 73 174 115 279 115z">
          <text:p/>
        </draw:path>
        <draw:path draw:style-name="gr9" draw:text-style-name="P4" draw:layer="layout" svg:width="0.789cm" svg:height="0.789cm" svg:x="56.168cm" svg:y="12.613cm" svg:viewBox="0 0 790 790" svg:d="M396 790c104 0 204-42 278-116s116-174 116-279-42-205-116-279-174-116-278-116c-105 0-205 42-280 116-74 74-116 174-116 279s42 205 116 279c75 74 175 116 280 116z">
          <text:p/>
        </draw:path>
        <draw:path draw:style-name="gr10" draw:text-style-name="P7" draw:layer="layout" svg:width="0.789cm" svg:height="0.789cm" svg:x="56.168cm" svg:y="12.613cm" svg:viewBox="0 0 790 790" svg:d="M396 790c104 0 204-42 278-116s116-174 116-279-42-205-116-279-174-116-278-116c-105 0-205 42-280 116-74 74-116 174-116 279s42 205 116 279c75 74 175 116 280 116z">
          <text:p/>
        </draw:path>
        <draw:path draw:style-name="gr4" draw:text-style-name="P4" draw:layer="layout" svg:width="0.789cm" svg:height="0.789cm" svg:x="43.499cm" svg:y="12.375cm" svg:viewBox="0 0 790 790" svg:d="M395 790c105 0 205-42 279-116 74-75 116-175 116-280s-42-205-116-279-174-115-279-115c-104 0-206 41-280 115s-115 174-115 279 41 205 115 280c74 74 176 116 280 116z">
          <text:p/>
        </draw:path>
        <draw:path draw:style-name="gr4" draw:text-style-name="P4" draw:layer="layout" svg:width="0.789cm" svg:height="0.789cm" svg:x="44.914cm" svg:y="19.902cm" svg:viewBox="0 0 790 790" svg:d="M394 790c106 0 206-42 280-116s116-174 116-279c0-104-42-206-116-280s-174-115-280-115c-104 0-205 41-279 115-73 74-115 176-115 280 0 105 42 205 115 279 74 74 175 116 279 116z">
          <text:p/>
        </draw:path>
        <draw:path draw:style-name="gr4" draw:text-style-name="P4" draw:layer="layout" svg:width="0.789cm" svg:height="0.789cm" svg:x="45.037cm" svg:y="9.108cm" svg:viewBox="0 0 790 790" svg:d="M395 790c105 0 205-42 279-117 74-74 116-174 116-278 0-105-42-205-116-279s-174-116-279-116c-104 0-206 42-280 116-73 74-115 174-115 279 0 104 42 204 115 278 74 75 176 117 280 117z">
          <text:p/>
        </draw:path>
        <draw:path draw:style-name="gr4" draw:text-style-name="P4" draw:layer="layout" svg:width="0.789cm" svg:height="0.789cm" svg:x="49.673cm" svg:y="8.626cm" svg:viewBox="0 0 790 790" svg:d="M395 790c105 0 205-42 279-116s116-174 116-280c0-104-42-205-116-279s-174-115-279-115-205 41-279 115-116 175-116 279c0 106 42 206 116 280s174 116 279 116z">
          <text:p/>
        </draw:path>
        <draw:path draw:style-name="gr4" draw:text-style-name="P4" draw:layer="layout" svg:width="0.789cm" svg:height="0.789cm" svg:x="51.782cm" svg:y="13.042cm" svg:viewBox="0 0 790 790" svg:d="M394 790c105 0 205-43 280-117 74-74 116-174 116-278 0-105-42-205-116-279-75-74-175-116-280-116-104 0-204 42-278 116s-116 174-116 279c0 104 42 204 116 278s174 117 278 117z">
          <text:p/>
        </draw:path>
        <draw:path draw:style-name="gr4" draw:text-style-name="P4" draw:layer="layout" svg:width="0.789cm" svg:height="0.789cm" svg:x="46.438cm" svg:y="9.742cm" svg:viewBox="0 0 790 790" svg:d="M394 790c106 0 206-42 280-116s116-174 116-279c0-104-42-205-116-279-74-75-174-116-280-116-104 0-205 41-279 116-74 74-115 175-115 279 0 105 41 205 115 279s175 116 279 116z">
          <text:p/>
        </draw:path>
        <draw:path draw:style-name="gr4" draw:text-style-name="P4" draw:layer="layout" svg:width="0.789cm" svg:height="0.789cm" svg:x="51.167cm" svg:y="14.367cm" svg:viewBox="0 0 790 790" svg:d="M394 790c106 0 206-42 280-116s116-174 116-278c0-105-42-206-116-280s-174-116-280-116c-104 0-205 42-279 116-73 74-115 175-115 280 0 104 42 204 115 278 74 74 175 116 279 116z">
          <text:p/>
        </draw:path>
        <draw:path draw:style-name="gr4" draw:text-style-name="P4" draw:layer="layout" svg:width="0.789cm" svg:height="0.789cm" svg:x="46.711cm" svg:y="13.308cm" svg:viewBox="0 0 790 790" svg:d="M396 790c104 0 205-42 279-116s115-174 115-280c0-104-41-204-115-278s-175-116-279-116c-105 0-205 42-280 116-74 74-116 174-116 278 0 106 42 206 116 280 75 74 175 116 280 116z">
          <text:p/>
        </draw:path>
        <draw:path draw:style-name="gr4" draw:text-style-name="P4" draw:layer="layout" svg:width="0.789cm" svg:height="0.789cm" svg:x="49.615cm" svg:y="13.371cm" svg:viewBox="0 0 790 790" svg:d="M394 790c106 0 206-41 280-115s116-175 116-280-42-205-116-279-174-116-280-116c-104 0-205 42-279 116-73 74-115 174-115 279s42 206 115 280c74 74 175 115 279 115z">
          <text:p/>
        </draw:path>
        <draw:path draw:style-name="gr4" draw:text-style-name="P4" draw:layer="layout" svg:width="0.788cm" svg:height="0.789cm" svg:x="50.821cm" svg:y="7.756cm" svg:viewBox="0 0 789 790" svg:d="M395 790c105 0 205-41 279-115s115-176 115-280c0-105-41-205-115-279s-174-116-279-116-205 42-279 116-116 174-116 279c0 104 42 206 116 280s174 115 279 115z">
          <text:p/>
        </draw:path>
        <draw:path draw:style-name="gr4" draw:text-style-name="P4" draw:layer="layout" svg:width="0.789cm" svg:height="0.789cm" svg:x="53.111cm" svg:y="16.264cm" svg:viewBox="0 0 790 790" svg:d="M396 790c104 0 205-42 279-117 74-74 115-174 115-279 0-104-41-205-115-279s-175-115-279-115c-105 0-205 41-279 115-75 74-117 175-117 279 0 105 42 205 117 279 74 75 174 117 279 117z">
          <text:p/>
        </draw:path>
        <draw:path draw:style-name="gr4" draw:text-style-name="P4" draw:layer="layout" svg:width="0.789cm" svg:height="0.789cm" svg:x="52.374cm" svg:y="11.658cm" svg:viewBox="0 0 790 790" svg:d="M396 790c104 0 205-41 279-115s115-176 115-280c0-105-41-205-115-279s-175-116-279-116c-105 0-205 42-279 116s-117 174-117 279c0 104 43 206 117 280s174 115 279 115z">
          <text:p/>
        </draw:path>
        <draw:path draw:style-name="gr4" draw:text-style-name="P4" draw:layer="layout" svg:width="0.789cm" svg:height="0.789cm" svg:x="46.78cm" svg:y="19.516cm" svg:viewBox="0 0 790 790" svg:d="M395 790c105 0 205-42 279-116s116-175 116-280c0-104-42-205-116-279s-174-115-279-115c-104 0-204 41-278 115-75 74-117 175-117 279 0 105 42 206 117 280 74 74 174 116 278 116z">
          <text:p/>
        </draw:path>
        <draw:path draw:style-name="gr4" draw:text-style-name="P4" draw:layer="layout" svg:width="0.789cm" svg:height="0.789cm" svg:x="50.032cm" svg:y="13.25cm" svg:viewBox="0 0 790 790" svg:d="M396 790c104 0 205-42 279-116s115-175 115-280c0-104-41-205-115-279-74-73-175-115-279-115-105 0-205 42-279 115-74 74-117 175-117 279 0 105 43 206 117 280s174 116 279 116z">
          <text:p/>
        </draw:path>
        <draw:path draw:style-name="gr4" draw:text-style-name="P4" draw:layer="layout" svg:width="0.789cm" svg:height="0.789cm" svg:x="46.108cm" svg:y="16.042cm" svg:viewBox="0 0 790 790" svg:d="M394 790c105 0 205-41 279-115s117-175 117-279c0-105-43-205-117-279-74-75-174-117-279-117-104 0-204 42-278 117-74 74-116 174-116 279 0 104 42 205 116 279s174 115 278 115z">
          <text:p/>
        </draw:path>
        <draw:path draw:style-name="gr4" draw:text-style-name="P4" draw:layer="layout" svg:width="0.789cm" svg:height="0.789cm" svg:x="55.872cm" svg:y="16.713cm" svg:viewBox="0 0 790 790" svg:d="M394 790c106 0 206-42 280-116s116-174 116-279c0-104-42-206-116-280s-174-115-280-115c-104 0-205 41-279 115s-115 176-115 280c0 105 41 205 115 279s175 116 279 116z">
          <text:p/>
        </draw:path>
        <draw:path draw:style-name="gr4" draw:text-style-name="P4" draw:layer="layout" svg:width="0.789cm" svg:height="0.789cm" svg:x="45.381cm" svg:y="19.184cm" svg:viewBox="0 0 790 790" svg:d="M395 790c104 0 204-41 278-115 75-74 117-175 117-279 0-105-42-205-117-280-74-74-174-116-278-116-105 0-205 42-279 116-74 75-116 175-116 280 0 104 42 205 116 279s174 115 279 115z">
          <text:p/>
        </draw:path>
        <draw:path draw:style-name="gr4" draw:text-style-name="P4" draw:layer="layout" svg:width="0.789cm" svg:height="0.789cm" svg:x="47.357cm" svg:y="9.352cm" svg:viewBox="0 0 790 790" svg:d="M396 790c104 0 205-41 279-115s115-175 115-280-41-205-115-279-175-116-279-116c-106 0-206 42-280 116s-116 174-116 279 42 206 116 280 174 115 280 115z">
          <text:p/>
        </draw:path>
        <draw:polygon draw:style-name="gr4" draw:text-style-name="P4" draw:layer="layout" svg:width="0.789cm" svg:height="0.789cm" svg:x="50.329cm" svg:y="15.946cm" svg:viewBox="0 0 790 790" draw:points="394,0 0,790 790,790">
          <text:p/>
        </draw:polygon>
        <draw:polygon draw:style-name="gr4" draw:text-style-name="P4" draw:layer="layout" svg:width="0.789cm" svg:height="0.789cm" svg:x="52.755cm" svg:y="7.818cm" svg:viewBox="0 0 790 790" draw:points="394,0 0,790 790,790">
          <text:p/>
        </draw:polygon>
        <draw:polygon draw:style-name="gr4" draw:text-style-name="P4" draw:layer="layout" svg:width="0.789cm" svg:height="0.789cm" svg:x="46.544cm" svg:y="18.574cm" svg:viewBox="0 0 790 790" draw:points="396,0 0,790 790,790">
          <text:p/>
        </draw:polygon>
        <draw:polygon draw:style-name="gr4" draw:text-style-name="P4" draw:layer="layout" svg:width="0.789cm" svg:height="0.788cm" svg:x="50.451cm" svg:y="11.989cm" svg:viewBox="0 0 790 789" draw:points="395,0 0,789 790,789">
          <text:p/>
        </draw:polygon>
        <draw:polygon draw:style-name="gr4" draw:text-style-name="P4" draw:layer="layout" svg:width="0.789cm" svg:height="0.789cm" svg:x="47.619cm" svg:y="16.256cm" svg:viewBox="0 0 790 790" draw:points="396,0 0,790 790,790">
          <text:p/>
        </draw:polygon>
        <draw:polygon draw:style-name="gr4" draw:text-style-name="P4" draw:layer="layout" svg:width="0.789cm" svg:height="0.789cm" svg:x="52.555cm" svg:y="18.156cm" svg:viewBox="0 0 790 790" draw:points="395,0 0,790 790,790">
          <text:p/>
        </draw:polygon>
        <draw:polygon draw:style-name="gr4" draw:text-style-name="P4" draw:layer="layout" svg:width="0.789cm" svg:height="0.789cm" svg:x="49.043cm" svg:y="7.758cm" svg:viewBox="0 0 790 790" draw:points="396,0 0,790 790,790">
          <text:p/>
        </draw:polygon>
        <draw:polygon draw:style-name="gr4" draw:text-style-name="P4" draw:layer="layout" svg:width="0.789cm" svg:height="0.789cm" svg:x="47.234cm" svg:y="10.394cm" svg:viewBox="0 0 790 790" draw:points="394,0 0,790 790,790">
          <text:p/>
        </draw:polygon>
        <draw:polygon draw:style-name="gr4" draw:text-style-name="P4" draw:layer="layout" svg:width="0.789cm" svg:height="0.789cm" svg:x="47.551cm" svg:y="15.086cm" svg:viewBox="0 0 790 790" draw:points="396,0 0,790 790,790">
          <text:p/>
        </draw:polygon>
        <draw:polygon draw:style-name="gr4" draw:text-style-name="P4" draw:layer="layout" svg:width="0.788cm" svg:height="0.789cm" svg:x="51.516cm" svg:y="13.673cm" svg:viewBox="0 0 789 790" draw:points="395,0 0,790 789,790">
          <text:p/>
        </draw:polygon>
        <draw:polygon draw:style-name="gr4" draw:text-style-name="P4" draw:layer="layout" svg:width="0.788cm" svg:height="0.788cm" svg:x="49.347cm" svg:y="12.399cm" svg:viewBox="0 0 789 789" draw:points="394,0 0,789 789,789">
          <text:p/>
        </draw:polygon>
        <draw:polygon draw:style-name="gr4" draw:text-style-name="P4" draw:layer="layout" svg:width="0.789cm" svg:height="0.789cm" svg:x="47.472cm" svg:y="11.835cm" svg:viewBox="0 0 790 790" draw:points="396,0 0,790 790,790">
          <text:p/>
        </draw:polygon>
        <draw:polygon draw:style-name="gr4" draw:text-style-name="P4" draw:layer="layout" svg:width="0.789cm" svg:height="0.789cm" svg:x="54.941cm" svg:y="11.51cm" svg:viewBox="0 0 790 790" draw:points="395,0 0,790 790,790">
          <text:p/>
        </draw:polygon>
        <draw:polygon draw:style-name="gr4" draw:text-style-name="P4" draw:layer="layout" svg:width="0.789cm" svg:height="0.789cm" svg:x="45.474cm" svg:y="18.356cm" svg:viewBox="0 0 790 790" draw:points="395,0 0,790 790,790">
          <text:p/>
        </draw:polygon>
        <draw:polygon draw:style-name="gr4" draw:text-style-name="P4" draw:layer="layout" svg:width="0.789cm" svg:height="0.789cm" svg:x="44.735cm" svg:y="18.312cm" svg:viewBox="0 0 790 790" draw:points="395,0 0,790 790,790">
          <text:p/>
        </draw:polygon>
        <draw:polygon draw:style-name="gr4" draw:text-style-name="P4" draw:layer="layout" svg:width="0.789cm" svg:height="0.789cm" svg:x="48.54cm" svg:y="16.36cm" svg:viewBox="0 0 790 790" draw:points="395,0 0,790 790,790">
          <text:p/>
        </draw:polygon>
        <draw:polygon draw:style-name="gr4" draw:text-style-name="P4" draw:layer="layout" svg:width="0.788cm" svg:height="0.788cm" svg:x="53.542cm" svg:y="15.667cm" svg:viewBox="0 0 789 789" draw:points="394,0 0,789 789,789">
          <text:p/>
        </draw:polygon>
        <draw:polygon draw:style-name="gr4" draw:text-style-name="P4" draw:layer="layout" svg:width="0.789cm" svg:height="0.788cm" svg:x="54.705cm" svg:y="16.213cm" svg:viewBox="0 0 790 789" draw:points="396,0 0,789 790,789">
          <text:p/>
        </draw:polygon>
        <draw:polygon draw:style-name="gr4" draw:text-style-name="P4" draw:layer="layout" svg:width="0.789cm" svg:height="0.789cm" svg:x="48.982cm" svg:y="13.546cm" svg:viewBox="0 0 790 790" draw:points="396,0 0,790 790,790">
          <text:p/>
        </draw:polygon>
        <draw:polygon draw:style-name="gr4" draw:text-style-name="P4" draw:layer="layout" svg:width="0.788cm" svg:height="0.789cm" svg:x="46.6cm" svg:y="15.497cm" svg:viewBox="0 0 789 790" draw:points="395,0 0,790 789,790">
          <text:p/>
        </draw:polygon>
        <draw:polygon draw:style-name="gr4" draw:text-style-name="P4" draw:layer="layout" svg:width="0.789cm" svg:height="0.789cm" svg:x="47.105cm" svg:y="14.224cm" svg:viewBox="0 0 790 790" draw:points="394,0 0,790 790,790">
          <text:p/>
        </draw:polygon>
        <draw:polygon draw:style-name="gr4" draw:text-style-name="P4" draw:layer="layout" svg:width="0.789cm" svg:height="0.789cm" svg:x="45.257cm" svg:y="10.55cm" svg:viewBox="0 0 790 790" draw:points="395,0 0,790 790,790">
          <text:p/>
        </draw:polygon>
        <draw:polygon draw:style-name="gr4" draw:text-style-name="P4" draw:layer="layout" svg:width="0.789cm" svg:height="0.789cm" svg:x="55.556cm" svg:y="14.52cm" svg:viewBox="0 0 790 790" draw:points="395,0 0,790 790,790">
          <text:p/>
        </draw:polygon>
        <draw:polygon draw:style-name="gr4" draw:text-style-name="P4" draw:layer="layout" svg:width="0.789cm" svg:height="0.788cm" svg:x="49.642cm" svg:y="16.189cm" svg:viewBox="0 0 790 789" draw:points="395,0 0,789 790,789">
          <text:p/>
        </draw:polygon>
        <draw:polygon draw:style-name="gr4" draw:text-style-name="P4" draw:layer="layout" svg:width="0.789cm" svg:height="0.789cm" svg:x="55.483cm" svg:y="17.106cm" svg:viewBox="0 0 790 790" draw:points="395,0 0,790 790,790">
          <text:p/>
        </draw:polygon>
        <draw:line draw:style-name="gr7" draw:text-style-name="P7" draw:layer="layout" svg:x1="41.724cm" svg:y1="21.511cm" svg:x2="41.724cm" svg:y2="6.936cm">
          <text:p/>
        </draw:line>
        <draw:line draw:style-name="gr7" draw:text-style-name="P7" draw:layer="layout" svg:x1="58.693cm" svg:y1="21.511cm" svg:x2="58.693cm" svg:y2="6.936cm">
          <text:p/>
        </draw:line>
        <draw:line draw:style-name="gr7" draw:text-style-name="P7" draw:layer="layout" svg:x1="41.724cm" svg:y1="21.511cm" svg:x2="58.693cm" svg:y2="21.511cm">
          <text:p/>
        </draw:line>
        <draw:line draw:style-name="gr7" draw:text-style-name="P7" draw:layer="layout" svg:x1="41.724cm" svg:y1="6.936cm" svg:x2="58.693cm" svg:y2="6.936cm">
          <text:p/>
        </draw:line>
        <draw:polygon draw:style-name="gr1" draw:text-style-name="P1" draw:layer="layout" svg:width="13.174cm" svg:height="17.78cm" svg:x="63.985cm" svg:y="5.334cm" svg:viewBox="0 0 13175 17781" draw:points="0,17781 13175,17781 13175,0 0,0">
          <text:p/>
        </draw:polygon>
        <draw:path draw:style-name="gr5" draw:text-style-name="P5" draw:layer="layout" svg:width="0.789cm" svg:height="0.789cm" svg:x="66.894cm" svg:y="20.105cm" svg:viewBox="0 0 790 790" svg:d="M395 790c105 0 206-43 280-117s115-174 115-278c0-105-41-205-115-279s-175-116-280-116-205 42-279 116-116 174-116 279c0 104 42 204 116 278s174 117 279 117z">
          <text:p/>
        </draw:path>
        <draw:path draw:style-name="gr5" draw:text-style-name="P5" draw:layer="layout" svg:width="0.788cm" svg:height="0.789cm" svg:x="74.41cm" svg:y="16.886cm" svg:viewBox="0 0 789 790" svg:d="M395 790c105 0 205-41 279-115s115-174 115-279-41-205-115-279c-74-75-174-117-279-117s-205 42-279 117c-75 74-116 174-116 279s41 205 116 279c74 74 174 115 279 115z">
          <text:p/>
        </draw:path>
        <draw:path draw:style-name="gr5" draw:text-style-name="P5" draw:layer="layout" svg:width="0.789cm" svg:height="0.789cm" svg:x="75.114cm" svg:y="14.45cm" svg:viewBox="0 0 790 790" svg:d="M395 790c105 0 205-42 279-116s116-174 116-279c0-104-42-205-116-280-74-74-174-115-279-115-104 0-205 41-279 115-74 75-116 176-116 280 0 105 42 205 116 279s175 116 279 116z">
          <text:p/>
        </draw:path>
        <draw:path draw:style-name="gr11" draw:text-style-name="P5" draw:layer="layout" svg:width="0.789cm" svg:height="0.789cm" svg:x="73.977cm" svg:y="11.749cm" svg:viewBox="0 0 790 790" svg:d="M395 790c105 0 206-42 280-116s115-174 115-280c0-104-41-205-115-279s-175-115-280-115-205 41-279 115-116 175-116 279c0 106 42 206 116 280s174 116 279 116z">
          <text:p/>
        </draw:path>
        <draw:path draw:style-name="gr12" draw:text-style-name="P7" draw:layer="layout" svg:width="0.789cm" svg:height="0.789cm" svg:x="73.977cm" svg:y="11.749cm" svg:viewBox="0 0 790 790" svg:d="M395 790c105 0 206-42 280-116s115-174 115-280c0-104-41-205-115-279s-175-115-280-115-205 41-279 115-116 175-116 279c0 106 42 206 116 280s174 116 279 116z">
          <text:p/>
        </draw:path>
        <draw:path draw:style-name="gr5" draw:text-style-name="P5" draw:layer="layout" svg:width="0.789cm" svg:height="0.789cm" svg:x="75.667cm" svg:y="12.093cm" svg:viewBox="0 0 790 790" svg:d="M395 790c105 0 205-42 279-116s116-174 116-279c0-104-42-205-116-280-74-74-174-115-279-115s-206 41-280 115c-73 75-115 176-115 280 0 105 42 205 115 279 74 74 175 116 280 116z">
          <text:p/>
        </draw:path>
        <draw:path draw:style-name="gr5" draw:text-style-name="P5" draw:layer="layout" svg:width="0.788cm" svg:height="0.789cm" svg:x="67.213cm" svg:y="12.711cm" svg:viewBox="0 0 789 790" svg:d="M395 790c105 0 205-42 279-116 74-73 115-174 115-278 0-106-41-206-115-280s-174-116-279-116-205 42-280 116c-74 74-115 174-115 280 0 104 41 205 115 278 75 74 175 116 280 116z">
          <text:p/>
        </draw:path>
        <draw:path draw:style-name="gr5" draw:text-style-name="P5" draw:layer="layout" svg:width="0.788cm" svg:height="0.789cm" svg:x="72.154cm" svg:y="15.081cm" svg:viewBox="0 0 789 790" svg:d="M394 790c105 0 205-41 279-115 75-74 116-175 116-279 0-105-41-206-116-280-74-74-174-116-279-116s-205 42-279 116-115 175-115 280c0 104 41 205 115 279s174 115 279 115z">
          <text:p/>
        </draw:path>
        <draw:path draw:style-name="gr5" draw:text-style-name="P5" draw:layer="layout" svg:width="0.789cm" svg:height="0.789cm" svg:x="71.252cm" svg:y="19.557cm" svg:viewBox="0 0 790 790" svg:d="M395 790c105 0 205-42 279-116s116-175 116-280c0-104-42-205-116-279s-174-115-279-115c-104 0-205 41-279 115-75 74-116 175-116 279 0 105 41 206 116 280 74 74 175 116 279 116z">
          <text:p/>
        </draw:path>
        <draw:path draw:style-name="gr5" draw:text-style-name="P5" draw:layer="layout" svg:width="0.789cm" svg:height="0.789cm" svg:x="64.689cm" svg:y="8.745cm" svg:viewBox="0 0 790 790" svg:d="M395 790c105 0 205-42 279-116s116-174 116-279-42-206-116-280-174-115-279-115-206 41-280 115-115 175-115 280 41 205 115 279 175 116 280 116z">
          <text:p/>
        </draw:path>
        <draw:path draw:style-name="gr5" draw:text-style-name="P5" draw:layer="layout" svg:width="0.789cm" svg:height="0.789cm" svg:x="72.441cm" svg:y="7.889cm" svg:viewBox="0 0 790 790" svg:d="M394 790c106 0 206-41 280-115s116-175 116-279c0-106-42-206-116-280s-174-116-280-116c-104 0-205 42-279 116s-115 174-115 280c0 104 41 205 115 279s175 115 279 115z">
          <text:p/>
        </draw:path>
        <draw:path draw:style-name="gr5" draw:text-style-name="P5" draw:layer="layout" svg:width="0.789cm" svg:height="0.788cm" svg:x="67.475cm" svg:y="13.891cm" svg:viewBox="0 0 790 789" svg:d="M394 789c105 0 205-41 279-116 75-74 117-174 117-279s-42-205-117-279c-74-74-174-115-279-115-104 0-205 41-279 115s-115 174-115 279 41 205 115 279c74 75 175 116 279 116z">
          <text:p/>
        </draw:path>
        <draw:path draw:style-name="gr5" draw:text-style-name="P5" draw:layer="layout" svg:width="0.789cm" svg:height="0.789cm" svg:x="64.765cm" svg:y="13.657cm" svg:viewBox="0 0 790 790" svg:d="M396 790c105 0 205-42 279-116s115-174 115-279c0-104-41-205-115-280-74-74-174-115-279-115s-206 41-280 115c-74 75-116 176-116 280 0 105 42 205 116 279s175 116 280 116z">
          <text:p/>
        </draw:path>
        <draw:path draw:style-name="gr5" draw:text-style-name="P5" draw:layer="layout" svg:width="0.789cm" svg:height="0.789cm" svg:x="74.004cm" svg:y="8.912cm" svg:viewBox="0 0 790 790" svg:d="M394 790c106 0 206-42 280-116s116-174 116-279c0-104-42-204-116-279-74-74-174-116-280-116-104 0-204 42-278 116-74 75-116 175-116 279 0 105 42 205 116 279s174 116 278 116z">
          <text:p/>
        </draw:path>
        <draw:path draw:style-name="gr5" draw:text-style-name="P5" draw:layer="layout" svg:width="0.789cm" svg:height="0.789cm" svg:x="73.527cm" svg:y="17.89cm" svg:viewBox="0 0 790 790" svg:d="M395 790c105 0 205-42 279-116 74-75 116-175 116-280s-42-205-116-279-174-115-279-115c-104 0-205 41-280 115-74 74-115 174-115 279s41 205 115 280c75 74 176 116 280 116z">
          <text:p/>
        </draw:path>
        <draw:path draw:style-name="gr5" draw:text-style-name="P5" draw:layer="layout" svg:width="0.789cm" svg:height="0.788cm" svg:x="73.265cm" svg:y="6.879cm" svg:viewBox="0 0 790 789" svg:d="M394 789c106 0 206-41 280-115 74-75 116-175 116-280s-42-205-116-279-174-115-280-115c-105 0-205 41-279 115s-115 174-115 279 41 205 115 280c74 74 174 115 279 115z">
          <text:p/>
        </draw:path>
        <draw:path draw:style-name="gr5" draw:text-style-name="P5" draw:layer="layout" svg:width="0.789cm" svg:height="0.789cm" svg:x="74.253cm" svg:y="14.47cm" svg:viewBox="0 0 790 790" svg:d="M395 790c105 0 205-42 279-116s116-174 116-278c0-105-42-205-116-279-74-75-174-117-279-117-104 0-205 42-279 117-74 74-116 174-116 279 0 104 42 204 116 278s175 116 279 116z">
          <text:p/>
        </draw:path>
        <draw:path draw:style-name="gr5" draw:text-style-name="P5" draw:layer="layout" svg:width="0.789cm" svg:height="0.789cm" svg:x="71.974cm" svg:y="20.695cm" svg:viewBox="0 0 790 790" svg:d="M396 790c104 0 205-41 279-115s115-175 115-279c0-105-41-205-115-280-74-74-175-116-279-116-105 0-205 42-280 116-74 75-116 175-116 280 0 104 42 205 116 279 75 74 175 115 280 115z">
          <text:p/>
        </draw:path>
        <draw:path draw:style-name="gr5" draw:text-style-name="P5" draw:layer="layout" svg:width="0.789cm" svg:height="0.789cm" svg:x="68.508cm" svg:y="15.241cm" svg:viewBox="0 0 790 790" svg:d="M395 790c105 0 206-42 280-116s115-174 115-279c0-104-41-204-115-279-74-74-175-116-280-116s-205 42-279 116c-74 75-116 175-116 279 0 105 42 205 116 279s174 116 279 116z">
          <text:p/>
        </draw:path>
        <draw:path draw:style-name="gr5" draw:text-style-name="P5" draw:layer="layout" svg:width="0.789cm" svg:height="0.789cm" svg:x="72.342cm" svg:y="21.237cm" svg:viewBox="0 0 790 790" svg:d="M395 790c104 0 206-41 280-115s115-175 115-280-41-205-115-279-176-116-280-116c-105 0-205 42-279 116s-116 174-116 279 42 206 116 280 174 115 279 115z">
          <text:p/>
        </draw:path>
        <draw:path draw:style-name="gr5" draw:text-style-name="P5" draw:layer="layout" svg:width="0.789cm" svg:height="0.789cm" svg:x="73.48cm" svg:y="16.274cm" svg:viewBox="0 0 790 790" svg:d="M396 790c104 0 204-42 278-116 74-75 116-175 116-279 0-105-42-205-116-279s-174-116-278-116c-105 0-206 42-280 116s-116 174-116 279c0 104 42 204 116 279 74 74 175 116 280 116z">
          <text:p/>
        </draw:path>
        <draw:path draw:style-name="gr5" draw:text-style-name="P5" draw:layer="layout" svg:width="0.789cm" svg:height="0.788cm" svg:x="66.44cm" svg:y="10.829cm" svg:viewBox="0 0 790 789" svg:d="M396 789c104 0 205-41 279-115s115-175 115-280-41-205-115-279-175-115-279-115c-105 0-205 41-280 115-74 74-116 174-116 279s42 206 116 280c75 74 175 115 280 115z">
          <text:p/>
        </draw:path>
        <draw:polygon draw:style-name="gr5" draw:text-style-name="P5" draw:layer="layout" svg:width="0.789cm" svg:height="0.789cm" svg:x="68.849cm" svg:y="9.46cm" svg:viewBox="0 0 790 790" draw:points="395,0 0,790 790,790">
          <text:p/>
        </draw:polygon>
        <draw:polygon draw:style-name="gr5" draw:text-style-name="P5" draw:layer="layout" svg:width="0.789cm" svg:height="0.789cm" svg:x="69.666cm" svg:y="20.54cm" svg:viewBox="0 0 790 790" draw:points="395,0 0,790 790,790">
          <text:p/>
        </draw:polygon>
        <draw:polygon draw:style-name="gr5" draw:text-style-name="P5" draw:layer="layout" svg:width="0.789cm" svg:height="0.789cm" svg:x="72.124cm" svg:y="17.026cm" svg:viewBox="0 0 790 790" draw:points="395,0 0,790 790,790">
          <text:p/>
        </draw:polygon>
        <draw:polygon draw:style-name="gr5" draw:text-style-name="P5" draw:layer="layout" svg:width="0.789cm" svg:height="0.789cm" svg:x="72.018cm" svg:y="10.239cm" svg:viewBox="0 0 790 790" draw:points="396,0 0,790 790,790">
          <text:p/>
        </draw:polygon>
        <draw:polygon draw:style-name="gr5" draw:text-style-name="P5" draw:layer="layout" svg:width="0.789cm" svg:height="0.788cm" svg:x="69.329cm" svg:y="11.374cm" svg:viewBox="0 0 790 789" draw:points="394,0 0,789 790,789">
          <text:p/>
        </draw:polygon>
        <draw:polygon draw:style-name="gr5" draw:text-style-name="P5" draw:layer="layout" svg:width="0.789cm" svg:height="0.789cm" svg:x="71.762cm" svg:y="9.668cm" svg:viewBox="0 0 790 790" draw:points="396,0 0,790 790,790">
          <text:p/>
        </draw:polygon>
        <draw:polygon draw:style-name="gr5" draw:text-style-name="P5" draw:layer="layout" svg:width="0.789cm" svg:height="0.789cm" svg:x="72.375cm" svg:y="16.355cm" svg:viewBox="0 0 790 790" draw:points="394,0 0,790 790,790">
          <text:p/>
        </draw:polygon>
        <draw:polygon draw:style-name="gr5" draw:text-style-name="P5" draw:layer="layout" svg:width="0.789cm" svg:height="0.789cm" svg:x="73.71cm" svg:y="16.912cm" svg:viewBox="0 0 790 790" draw:points="395,0 0,790 790,790">
          <text:p/>
        </draw:polygon>
        <draw:polygon draw:style-name="gr5" draw:text-style-name="P5" draw:layer="layout" svg:width="0.789cm" svg:height="0.789cm" svg:x="71.346cm" svg:y="18.23cm" svg:viewBox="0 0 790 790" draw:points="394,0 0,790 790,790">
          <text:p/>
        </draw:polygon>
        <draw:polygon draw:style-name="gr5" draw:text-style-name="P5" draw:layer="layout" svg:width="0.789cm" svg:height="0.789cm" svg:x="70.492cm" svg:y="6.421cm" svg:viewBox="0 0 790 790" draw:points="395,0 0,790 790,790">
          <text:p/>
        </draw:polygon>
        <draw:polygon draw:style-name="gr5" draw:text-style-name="P5" draw:layer="layout" svg:width="0.789cm" svg:height="0.788cm" svg:x="68.711cm" svg:y="16.34cm" svg:viewBox="0 0 790 789" draw:points="396,0 0,789 790,789">
          <text:p/>
        </draw:polygon>
        <draw:polygon draw:style-name="gr5" draw:text-style-name="P5" draw:layer="layout" svg:width="0.789cm" svg:height="0.788cm" svg:x="71.089cm" svg:y="17.222cm" svg:viewBox="0 0 790 789" draw:points="396,0 0,789 790,789">
          <text:p/>
        </draw:polygon>
        <draw:polygon draw:style-name="gr5" draw:text-style-name="P5" draw:layer="layout" svg:width="0.789cm" svg:height="0.788cm" svg:x="67.139cm" svg:y="10.306cm" svg:viewBox="0 0 790 789" draw:points="395,0 0,789 790,789">
          <text:p/>
        </draw:polygon>
        <draw:polygon draw:style-name="gr5" draw:text-style-name="P5" draw:layer="layout" svg:width="0.788cm" svg:height="0.789cm" svg:x="73.797cm" svg:y="19.919cm" svg:viewBox="0 0 789 790" draw:points="394,0 0,790 789,790">
          <text:p/>
        </draw:polygon>
        <draw:polygon draw:style-name="gr5" draw:text-style-name="P5" draw:layer="layout" svg:width="0.788cm" svg:height="0.789cm" svg:x="67.857cm" svg:y="14.659cm" svg:viewBox="0 0 789 790" draw:points="395,0 0,790 789,790">
          <text:p/>
        </draw:polygon>
        <draw:polygon draw:style-name="gr5" draw:text-style-name="P5" draw:layer="layout" svg:width="0.789cm" svg:height="0.789cm" svg:x="75.116cm" svg:y="10.963cm" svg:viewBox="0 0 790 790" draw:points="396,0 0,790 790,790">
          <text:p/>
        </draw:polygon>
        <draw:polygon draw:style-name="gr5" draw:text-style-name="P5" draw:layer="layout" svg:width="0.789cm" svg:height="0.789cm" svg:x="71.198cm" svg:y="16.051cm" svg:viewBox="0 0 790 790" draw:points="396,0 0,790 790,790">
          <text:p/>
        </draw:polygon>
        <draw:polygon draw:style-name="gr5" draw:text-style-name="P5" draw:layer="layout" svg:width="0.789cm" svg:height="0.788cm" svg:x="64.829cm" svg:y="10.107cm" svg:viewBox="0 0 790 789" draw:points="395,0 0,789 790,789">
          <text:p/>
        </draw:polygon>
        <draw:polygon draw:style-name="gr5" draw:text-style-name="P5" draw:layer="layout" svg:width="0.789cm" svg:height="0.789cm" svg:x="65.612cm" svg:y="9.878cm" svg:viewBox="0 0 790 790" draw:points="395,0 0,790 790,790">
          <text:p/>
        </draw:polygon>
        <draw:polygon draw:style-name="gr5" draw:text-style-name="P5" draw:layer="layout" svg:width="0.789cm" svg:height="0.789cm" svg:x="71.752cm" svg:y="6.987cm" svg:viewBox="0 0 790 790" draw:points="396,0 0,790 790,790">
          <text:p/>
        </draw:polygon>
        <draw:polygon draw:style-name="gr5" draw:text-style-name="P5" draw:layer="layout" svg:width="0.789cm" svg:height="0.789cm" svg:x="69.632cm" svg:y="8.063cm" svg:viewBox="0 0 790 790" draw:points="395,0 0,790 790,790">
          <text:p/>
        </draw:polygon>
        <draw:line draw:style-name="gr7" draw:text-style-name="P7" draw:layer="layout" svg:x1="63.985cm" svg:y1="23.114cm" svg:x2="63.985cm" svg:y2="5.334cm">
          <text:p/>
        </draw:line>
        <draw:line draw:style-name="gr7" draw:text-style-name="P7" draw:layer="layout" svg:x1="77.159cm" svg:y1="23.114cm" svg:x2="77.159cm" svg:y2="5.334cm">
          <text:p/>
        </draw:line>
        <draw:line draw:style-name="gr7" draw:text-style-name="P7" draw:layer="layout" svg:x1="63.985cm" svg:y1="23.114cm" svg:x2="77.159cm" svg:y2="23.114cm">
          <text:p/>
        </draw:line>
        <draw:line draw:style-name="gr7" draw:text-style-name="P7" draw:layer="layout" svg:x1="63.985cm" svg:y1="5.334cm" svg:x2="77.159cm" svg:y2="5.334cm">
          <text:p/>
        </draw:line>
        <draw:polygon draw:style-name="gr1" draw:text-style-name="P1" draw:layer="layout" svg:width="16.97cm" svg:height="17.335cm" svg:x="82.451cm" svg:y="5.556cm" svg:viewBox="0 0 16971 17336" draw:points="0,17336 16971,17336 16971,0 0,0">
          <text:p/>
        </draw:polygon>
        <draw:path draw:style-name="gr5" draw:text-style-name="P5" draw:layer="layout" svg:width="0.789cm" svg:height="0.788cm" svg:x="90.406cm" svg:y="17.542cm" svg:viewBox="0 0 790 789" svg:d="M395 789c104 0 204-41 279-115 74-74 116-174 116-279s-42-205-116-280c-75-74-175-115-279-115-105 0-205 41-279 115-74 75-116 175-116 280s42 205 116 279 174 115 279 115z">
          <text:p/>
        </draw:path>
        <draw:path draw:style-name="gr5" draw:text-style-name="P5" draw:layer="layout" svg:width="0.789cm" svg:height="0.789cm" svg:x="90.443cm" svg:y="17.49cm" svg:viewBox="0 0 790 790" svg:d="M395 790c104 0 206-42 280-116s115-174 115-278c0-105-41-206-115-280s-176-116-280-116c-105 0-205 42-279 116s-116 175-116 280c0 104 42 204 116 278s174 116 279 116z">
          <text:p/>
        </draw:path>
        <draw:path draw:style-name="gr5" draw:text-style-name="P5" draw:layer="layout" svg:width="0.789cm" svg:height="0.789cm" svg:x="89.715cm" svg:y="15.518cm" svg:viewBox="0 0 790 790" svg:d="M394 790c105 0 206-42 280-116 74-75 116-175 116-280 0-104-42-205-116-279s-175-115-280-115c-104 0-205 41-279 115s-115 175-115 279c0 105 41 205 115 280 74 74 175 116 279 116z">
          <text:p/>
        </draw:path>
        <draw:path draw:style-name="gr5" draw:text-style-name="P5" draw:layer="layout" svg:width="0.789cm" svg:height="0.789cm" svg:x="87.394cm" svg:y="10.576cm" svg:viewBox="0 0 790 790" svg:d="M395 790c105 0 206-41 280-115s115-175 115-279c0-105-41-205-115-279-74-75-175-117-280-117s-205 42-279 117c-74 74-116 174-116 279 0 104 42 205 116 279s174 115 279 115z">
          <text:p/>
        </draw:path>
        <draw:path draw:style-name="gr6" draw:text-style-name="P6" draw:layer="layout" svg:width="0.789cm" svg:height="0.789cm" svg:x="97.612cm" svg:y="17.612cm" svg:viewBox="0 0 790 790" svg:d="M395 790c105 0 206-41 280-115s115-175 115-279c0-105-41-205-115-280-74-74-175-116-280-116s-205 42-279 116c-74 75-116 175-116 280 0 104 42 205 116 279s174 115 279 115z">
          <text:p/>
        </draw:path>
        <draw:polygon draw:style-name="gr2" draw:text-style-name="P2" draw:layer="layout" svg:width="0.789cm" svg:height="0.789cm" svg:x="83.471cm" svg:y="6.606cm" svg:viewBox="0 0 790 790" draw:points="394,0 0,790 790,790">
          <text:p/>
        </draw:polygon>
        <draw:polygon draw:style-name="gr2" draw:text-style-name="P2" draw:layer="layout" svg:width="0.789cm" svg:height="0.789cm" svg:x="87.701cm" svg:y="10.322cm" svg:viewBox="0 0 790 790" draw:points="395,0 0,790 790,790">
          <text:p/>
        </draw:polygon>
        <draw:polygon draw:style-name="gr2" draw:text-style-name="P2" draw:layer="layout" svg:width="0.789cm" svg:height="0.789cm" svg:x="95.491cm" svg:y="13.606cm" svg:viewBox="0 0 790 790" draw:points="395,0 0,790 790,790">
          <text:p/>
        </draw:polygon>
        <draw:polygon draw:style-name="gr2" draw:text-style-name="P2" draw:layer="layout" svg:width="0.788cm" svg:height="0.789cm" svg:x="93.888cm" svg:y="12.45cm" svg:viewBox="0 0 789 790" draw:points="395,0 0,790 789,790">
          <text:p/>
        </draw:polygon>
        <draw:polygon draw:style-name="gr2" draw:text-style-name="P2" draw:layer="layout" svg:width="0.789cm" svg:height="0.789cm" svg:x="86.014cm" svg:y="21.052cm" svg:viewBox="0 0 790 790" draw:points="395,0 0,790 790,790">
          <text:p/>
        </draw:polygon>
        <draw:line draw:style-name="gr7" draw:text-style-name="P7" draw:layer="layout" svg:x1="82.451cm" svg:y1="22.891cm" svg:x2="82.451cm" svg:y2="5.556cm">
          <text:p/>
        </draw:line>
        <draw:line draw:style-name="gr7" draw:text-style-name="P7" draw:layer="layout" svg:x1="99.421cm" svg:y1="22.891cm" svg:x2="99.421cm" svg:y2="5.556cm">
          <text:p/>
        </draw:line>
        <draw:line draw:style-name="gr7" draw:text-style-name="P7" draw:layer="layout" svg:x1="82.451cm" svg:y1="22.891cm" svg:x2="99.421cm" svg:y2="22.891cm">
          <text:p/>
        </draw:line>
        <draw:line draw:style-name="gr7" draw:text-style-name="P7" draw:layer="layout" svg:x1="82.451cm" svg:y1="5.556cm" svg:x2="99.421cm" svg:y2="5.556cm">
          <text:p/>
        </draw:line>
        <draw:polygon draw:style-name="gr1" draw:text-style-name="P1" draw:layer="layout" svg:width="16.97cm" svg:height="15.479cm" svg:x="0.996cm" svg:y="27.82cm" svg:viewBox="0 0 16971 15480" draw:points="0,15480 16971,15480 16971,0 0,0">
          <text:p/>
        </draw:polygon>
        <draw:path draw:style-name="gr13" draw:text-style-name="P9" draw:layer="layout" svg:width="0.788cm" svg:height="0.789cm" svg:x="4.053cm" svg:y="31.883cm" svg:viewBox="0 0 789 790" svg:d="M395 790c105 0 205-41 279-115s115-175 115-279c0-105-41-205-115-279s-174-117-279-117-206 43-280 117-115 174-115 279c0 104 41 205 115 279s175 115 280 115z">
          <text:p/>
        </draw:path>
        <draw:path draw:style-name="gr13" draw:text-style-name="P9" draw:layer="layout" svg:width="0.788cm" svg:height="0.789cm" svg:x="4.719cm" svg:y="38.171cm" svg:viewBox="0 0 789 790" svg:d="M394 790c106 0 206-42 280-116s115-174 115-279c0-104-41-205-115-279-74-75-174-116-280-116-105 0-205 41-279 116-74 74-115 175-115 279 0 105 41 205 115 279s174 116 279 116z">
          <text:p/>
        </draw:path>
        <draw:path draw:style-name="gr13" draw:text-style-name="P9" draw:layer="layout" svg:width="0.789cm" svg:height="0.789cm" svg:x="13.055cm" svg:y="36.333cm" svg:viewBox="0 0 790 790" svg:d="M394 790c105 0 205-42 279-116 75-74 117-174 117-279 0-106-42-206-117-280-74-74-174-115-279-115-104 0-205 41-279 115s-115 174-115 280c0 105 41 205 115 279s175 116 279 116z">
          <text:p/>
        </draw:path>
        <draw:path draw:style-name="gr13" draw:text-style-name="P9" draw:layer="layout" svg:width="0.789cm" svg:height="0.789cm" svg:x="4.739cm" svg:y="32.471cm" svg:viewBox="0 0 790 790" svg:d="M395 790c105 0 205-42 279-116s116-174 116-279c0-104-42-206-116-280s-174-115-279-115-206 41-280 115-115 176-115 280c0 105 41 205 115 279s175 116 280 116z">
          <text:p/>
        </draw:path>
        <draw:path draw:style-name="gr13" draw:text-style-name="P9" draw:layer="layout" svg:width="0.789cm" svg:height="0.788cm" svg:x="7.883cm" svg:y="32.283cm" svg:viewBox="0 0 790 789" svg:d="M396 789c104 0 205-41 279-115s115-174 115-280c0-105-41-205-115-279s-175-115-279-115c-106 0-206 41-280 115s-116 174-116 279c0 106 42 206 116 280s174 115 280 115z">
          <text:p/>
        </draw:path>
        <draw:path draw:style-name="gr13" draw:text-style-name="P9" draw:layer="layout" svg:width="0.789cm" svg:height="0.789cm" svg:x="9.095cm" svg:y="30.64cm" svg:viewBox="0 0 790 790" svg:d="M395 790c104 0 204-41 278-115s117-175 117-280-43-205-117-279-174-116-278-116c-105 0-205 42-279 116s-116 174-116 279 42 206 116 280 174 115 279 115z">
          <text:p/>
        </draw:path>
        <draw:path draw:style-name="gr13" draw:text-style-name="P9" draw:layer="layout" svg:width="0.788cm" svg:height="0.788cm" svg:x="14.207cm" svg:y="39.089cm" svg:viewBox="0 0 789 789" svg:d="M395 789c105 0 205-41 279-116 74-74 115-174 115-279s-41-205-115-279-174-115-279-115c-106 0-206 41-280 115s-115 174-115 279 41 205 115 279c74 75 174 116 280 116z">
          <text:p/>
        </draw:path>
        <draw:path draw:style-name="gr13" draw:text-style-name="P9" draw:layer="layout" svg:width="0.788cm" svg:height="0.789cm" svg:x="6.031cm" svg:y="38.745cm" svg:viewBox="0 0 789 790" svg:d="M394 790c105 0 205-41 280-115 74-74 115-174 115-279s-41-206-115-280c-75-74-175-116-280-116s-205 42-279 116-115 175-115 280 41 205 115 279 174 115 279 115z">
          <text:p/>
        </draw:path>
        <draw:path draw:style-name="gr13" draw:text-style-name="P9" draw:layer="layout" svg:width="0.789cm" svg:height="0.789cm" svg:x="6.98cm" svg:y="40.754cm" svg:viewBox="0 0 790 790" svg:d="M395 790c104 0 206-42 280-116 74-75 115-175 115-279 0-105-41-205-115-279s-176-116-280-116c-105 0-205 42-279 116s-116 174-116 279c0 104 42 204 116 279 74 74 174 116 279 116z">
          <text:p/>
        </draw:path>
        <draw:path draw:style-name="gr13" draw:text-style-name="P9" draw:layer="layout" svg:width="0.789cm" svg:height="0.789cm" svg:x="7.208cm" svg:y="29.614cm" svg:viewBox="0 0 790 790" svg:d="M396 790c104 0 205-41 279-116 74-74 115-175 115-279 0-105-41-205-115-279s-175-116-279-116c-105 0-206 42-280 116s-116 174-116 279c0 104 42 205 116 279 74 75 175 116 280 116z">
          <text:p/>
        </draw:path>
        <draw:path draw:style-name="gr13" draw:text-style-name="P9" draw:layer="layout" svg:width="0.789cm" svg:height="0.789cm" svg:x="2.475cm" svg:y="40.101cm" svg:viewBox="0 0 790 790" svg:d="M395 790c105 0 205-42 279-115 74-74 116-175 116-280s-42-205-116-279-174-116-279-116c-104 0-206 42-280 116-73 74-115 174-115 279s42 206 115 280c74 73 176 115 280 115z">
          <text:p/>
        </draw:path>
        <draw:path draw:style-name="gr13" draw:text-style-name="P9" draw:layer="layout" svg:width="0.789cm" svg:height="0.789cm" svg:x="7.249cm" svg:y="39.853cm" svg:viewBox="0 0 790 790" svg:d="M395 790c105 0 205-41 279-116 74-74 116-175 116-279 0-105-42-205-116-279s-174-116-279-116c-104 0-205 42-279 116s-116 174-116 279c0 104 42 205 116 279 74 75 175 116 279 116z">
          <text:p/>
        </draw:path>
        <draw:path draw:style-name="gr13" draw:text-style-name="P9" draw:layer="layout" svg:width="0.789cm" svg:height="0.789cm" svg:x="3.616cm" svg:y="36.651cm" svg:viewBox="0 0 790 790" svg:d="M395 790c104 0 204-42 278-116 75-74 117-175 117-279 0-105-42-205-117-279-74-74-174-116-278-116-105 0-205 42-279 116s-116 174-116 279c0 104 42 205 116 279s174 116 279 116z">
          <text:p/>
        </draw:path>
        <draw:path draw:style-name="gr13" draw:text-style-name="P9" draw:layer="layout" svg:width="0.789cm" svg:height="0.789cm" svg:x="10.829cm" svg:y="28.715cm" svg:viewBox="0 0 790 790" svg:d="M394 790c105 0 206-41 280-115s116-175 116-279c0-105-42-205-116-279-74-75-175-117-280-117-104 0-205 42-279 117-73 74-115 174-115 279 0 104 42 205 115 279 74 74 175 115 279 115z">
          <text:p/>
        </draw:path>
        <draw:path draw:style-name="gr13" draw:text-style-name="P9" draw:layer="layout" svg:width="0.789cm" svg:height="0.788cm" svg:x="6.818cm" svg:y="35.739cm" svg:viewBox="0 0 790 789" svg:d="M394 789c105 0 205-41 280-115 74-74 116-174 116-279s-42-205-116-279c-75-75-175-116-280-116-104 0-204 41-278 116-74 74-116 174-116 279s42 205 116 279 174 115 278 115z">
          <text:p/>
        </draw:path>
        <draw:path draw:style-name="gr13" draw:text-style-name="P9" draw:layer="layout" svg:width="0.789cm" svg:height="0.789cm" svg:x="3.902cm" svg:y="30.225cm" svg:viewBox="0 0 790 790" svg:d="M394 790c106 0 206-42 280-116s116-174 116-279c0-104-42-205-116-279-74-75-174-116-280-116-104 0-205 41-278 116-74 74-116 175-116 279 0 105 42 205 116 279 73 74 174 116 278 116z">
          <text:p/>
        </draw:path>
        <draw:path draw:style-name="gr13" draw:text-style-name="P9" draw:layer="layout" svg:width="0.789cm" svg:height="0.789cm" svg:x="11.11cm" svg:y="38.564cm" svg:viewBox="0 0 790 790" svg:d="M396 790c104 0 204-41 278-115s116-175 116-280-42-205-116-279-174-116-278-116c-106 0-206 42-280 116s-116 174-116 279 42 206 116 280 174 115 280 115z">
          <text:p/>
        </draw:path>
        <draw:path draw:style-name="gr13" draw:text-style-name="P9" draw:layer="layout" svg:width="0.789cm" svg:height="0.789cm" svg:x="2.627cm" svg:y="39.417cm" svg:viewBox="0 0 790 790" svg:d="M395 790c105 0 205-42 279-115 74-74 116-175 116-279 0-106-42-206-116-280s-174-116-279-116c-104 0-204 42-279 116-74 74-116 174-116 280 0 104 42 205 116 279 75 73 175 115 279 115z">
          <text:p/>
        </draw:path>
        <draw:path draw:style-name="gr13" draw:text-style-name="P9" draw:layer="layout" svg:width="0.789cm" svg:height="0.789cm" svg:x="9.742cm" svg:y="35.455cm" svg:viewBox="0 0 790 790" svg:d="M395 790c105 0 205-41 279-115s116-175 116-280-42-205-116-279-174-116-279-116c-104 0-205 42-279 116-75 74-116 174-116 279s41 206 116 280c74 74 175 115 279 115z">
          <text:p/>
        </draw:path>
        <draw:path draw:style-name="gr13" draw:text-style-name="P9" draw:layer="layout" svg:width="0.789cm" svg:height="0.789cm" svg:x="7.012cm" svg:y="36.518cm" svg:viewBox="0 0 790 790" svg:d="M395 790c105 0 206-42 280-116s115-174 115-279c0-104-41-205-115-279s-175-116-280-116-205 42-279 116-116 175-116 279c0 105 42 205 116 279s174 116 279 116z">
          <text:p/>
        </draw:path>
        <draw:path draw:style-name="gr13" draw:text-style-name="P9" draw:layer="layout" svg:width="0.789cm" svg:height="0.789cm" svg:x="6.908cm" svg:y="32.32cm" svg:viewBox="0 0 790 790" svg:d="M395 790c104 0 206-42 280-116s115-174 115-278c0-106-41-206-115-280s-176-116-280-116c-105 0-205 42-279 116s-116 174-116 280c0 104 42 204 116 278s174 116 279 116z">
          <text:p/>
        </draw:path>
        <draw:path draw:style-name="gr13" draw:text-style-name="P9" draw:layer="layout" svg:width="0.789cm" svg:height="0.789cm" svg:x="7.967cm" svg:y="37.483cm" svg:viewBox="0 0 790 790" svg:d="M395 790c105 0 205-42 279-117 74-74 116-174 116-279 0-104-42-205-116-279s-174-115-279-115-206 41-280 115c-73 74-115 175-115 279 0 105 42 205 115 279 74 75 175 117 280 117z">
          <text:p/>
        </draw:path>
        <draw:path draw:style-name="gr13" draw:text-style-name="P9" draw:layer="layout" svg:width="0.789cm" svg:height="0.789cm" svg:x="13.597cm" svg:y="36.181cm" svg:viewBox="0 0 790 790" svg:d="M395 790c105 0 205-41 279-115s116-175 116-280-42-205-116-279-174-116-279-116c-104 0-206 42-280 116s-115 174-115 279 41 206 115 280 176 115 280 115z">
          <text:p/>
        </draw:path>
        <draw:path draw:style-name="gr13" draw:text-style-name="P9" draw:layer="layout" svg:width="0.789cm" svg:height="0.789cm" svg:x="8.073cm" svg:y="41.559cm" svg:viewBox="0 0 790 790" svg:d="M395 790c105 0 205-42 279-116s116-175 116-280c0-104-42-205-116-279s-174-115-279-115c-104 0-206 41-280 115-73 74-115 175-115 279 0 105 42 206 115 280 74 74 176 116 280 116z">
          <text:p/>
        </draw:path>
        <draw:path draw:style-name="gr13" draw:text-style-name="P9" draw:layer="layout" svg:width="0.788cm" svg:height="0.789cm" svg:x="7.393cm" svg:y="34.279cm" svg:viewBox="0 0 789 790" svg:d="M395 790c105 0 205-43 279-117s115-174 115-279c0-104-41-205-115-279-74-73-174-115-279-115s-205 42-279 115c-75 74-116 175-116 279 0 105 41 205 116 279 74 74 174 117 279 117z">
          <text:p/>
        </draw:path>
        <draw:polygon draw:style-name="gr13" draw:text-style-name="P9" draw:layer="layout" svg:width="0.789cm" svg:height="0.789cm" svg:x="2.016cm" svg:y="35.714cm" svg:viewBox="0 0 790 790" draw:points="394,0 0,790 790,790">
          <text:p/>
        </draw:polygon>
        <draw:polygon draw:style-name="gr13" draw:text-style-name="P9" draw:layer="layout" svg:width="0.788cm" svg:height="0.789cm" svg:x="9.487cm" svg:y="37.74cm" svg:viewBox="0 0 789 790" draw:points="395,0 0,790 789,790">
          <text:p/>
        </draw:polygon>
        <draw:polygon draw:style-name="gr13" draw:text-style-name="P9" draw:layer="layout" svg:width="0.789cm" svg:height="0.789cm" svg:x="5.299cm" svg:y="35.086cm" svg:viewBox="0 0 790 790" draw:points="394,0 0,790 790,790">
          <text:p/>
        </draw:polygon>
        <draw:polygon draw:style-name="gr13" draw:text-style-name="P9" draw:layer="layout" svg:width="0.789cm" svg:height="0.789cm" svg:x="13.965cm" svg:y="37.09cm" svg:viewBox="0 0 790 790" draw:points="395,0 0,790 790,790">
          <text:p/>
        </draw:polygon>
        <draw:polygon draw:style-name="gr13" draw:text-style-name="P9" draw:layer="layout" svg:width="0.789cm" svg:height="0.789cm" svg:x="8.958cm" svg:y="32.528cm" svg:viewBox="0 0 790 790" draw:points="396,0 0,790 790,790">
          <text:p/>
        </draw:polygon>
        <draw:polygon draw:style-name="gr13" draw:text-style-name="P9" draw:layer="layout" svg:width="0.789cm" svg:height="0.789cm" svg:x="7.44cm" svg:y="34.768cm" svg:viewBox="0 0 790 790" draw:points="395,0 0,790 790,790">
          <text:p/>
        </draw:polygon>
        <draw:polygon draw:style-name="gr13" draw:text-style-name="P9" draw:layer="layout" svg:width="0.788cm" svg:height="0.789cm" svg:x="10.726cm" svg:y="33.015cm" svg:viewBox="0 0 789 790" draw:points="394,0 0,790 789,790">
          <text:p/>
        </draw:polygon>
        <draw:polygon draw:style-name="gr13" draw:text-style-name="P9" draw:layer="layout" svg:width="0.789cm" svg:height="0.789cm" svg:x="16.157cm" svg:y="35.027cm" svg:viewBox="0 0 790 790" draw:points="395,0 0,790 790,790">
          <text:p/>
        </draw:polygon>
        <draw:polygon draw:style-name="gr13" draw:text-style-name="P9" draw:layer="layout" svg:width="0.789cm" svg:height="0.788cm" svg:x="14.651cm" svg:y="38.145cm" svg:viewBox="0 0 790 789" draw:points="394,0 0,789 790,789">
          <text:p/>
        </draw:polygon>
        <draw:polygon draw:style-name="gr13" draw:text-style-name="P9" draw:layer="layout" svg:width="0.788cm" svg:height="0.788cm" svg:x="11.991cm" svg:y="35.336cm" svg:viewBox="0 0 789 789" draw:points="395,0 0,789 789,789">
          <text:p/>
        </draw:polygon>
        <draw:polygon draw:style-name="gr13" draw:text-style-name="P9" draw:layer="layout" svg:width="0.789cm" svg:height="0.789cm" svg:x="4.395cm" svg:y="36.41cm" svg:viewBox="0 0 790 790" draw:points="395,0 0,790 790,790">
          <text:p/>
        </draw:polygon>
        <draw:polygon draw:style-name="gr13" draw:text-style-name="P9" draw:layer="layout" svg:width="0.789cm" svg:height="0.789cm" svg:x="10.689cm" svg:y="36.35cm" svg:viewBox="0 0 790 790" draw:points="395,0 0,790 790,790">
          <text:p/>
        </draw:polygon>
        <draw:polygon draw:style-name="gr13" draw:text-style-name="P9" draw:layer="layout" svg:width="0.789cm" svg:height="0.788cm" svg:x="2.873cm" svg:y="33.585cm" svg:viewBox="0 0 790 789" draw:points="394,0 0,789 790,789">
          <text:p/>
        </draw:polygon>
        <draw:polygon draw:style-name="gr13" draw:text-style-name="P9" draw:layer="layout" svg:width="0.789cm" svg:height="0.789cm" svg:x="8.931cm" svg:y="39.657cm" svg:viewBox="0 0 790 790" draw:points="396,0 0,790 790,790">
          <text:p/>
        </draw:polygon>
        <draw:polygon draw:style-name="gr13" draw:text-style-name="P9" draw:layer="layout" svg:width="0.789cm" svg:height="0.789cm" svg:x="9.709cm" svg:y="41.615cm" svg:viewBox="0 0 790 790" draw:points="396,0 0,790 790,790">
          <text:p/>
        </draw:polygon>
        <draw:polygon draw:style-name="gr13" draw:text-style-name="P9" draw:layer="layout" svg:width="0.789cm" svg:height="0.789cm" svg:x="5.798cm" svg:y="35.879cm" svg:viewBox="0 0 790 790" draw:points="396,0 0,790 790,790">
          <text:p/>
        </draw:polygon>
        <draw:polygon draw:style-name="gr13" draw:text-style-name="P9" draw:layer="layout" svg:width="0.789cm" svg:height="0.789cm" svg:x="12.333cm" svg:y="40.986cm" svg:viewBox="0 0 790 790" draw:points="394,0 0,790 790,790">
          <text:p/>
        </draw:polygon>
        <draw:polygon draw:style-name="gr13" draw:text-style-name="P9" draw:layer="layout" svg:width="0.788cm" svg:height="0.788cm" svg:x="4.958cm" svg:y="39.296cm" svg:viewBox="0 0 789 789" draw:points="395,0 0,789 789,789">
          <text:p/>
        </draw:polygon>
        <draw:polygon draw:style-name="gr13" draw:text-style-name="P9" draw:layer="layout" svg:width="0.789cm" svg:height="0.789cm" svg:x="11.784cm" svg:y="36.236cm" svg:viewBox="0 0 790 790" draw:points="395,0 0,790 790,790">
          <text:p/>
        </draw:polygon>
        <draw:polygon draw:style-name="gr13" draw:text-style-name="P9" draw:layer="layout" svg:width="0.789cm" svg:height="0.789cm" svg:x="6.51cm" svg:y="39.064cm" svg:viewBox="0 0 790 790" draw:points="395,0 0,790 790,790">
          <text:p/>
        </draw:polygon>
        <draw:polygon draw:style-name="gr13" draw:text-style-name="P9" draw:layer="layout" svg:width="0.789cm" svg:height="0.789cm" svg:x="8.457cm" svg:y="31.947cm" svg:viewBox="0 0 790 790" draw:points="394,0 0,790 790,790">
          <text:p/>
        </draw:polygon>
        <draw:polygon draw:style-name="gr13" draw:text-style-name="P9" draw:layer="layout" svg:width="0.789cm" svg:height="0.789cm" svg:x="9.672cm" svg:y="38.995cm" svg:viewBox="0 0 790 790" draw:points="395,0 0,790 790,790">
          <text:p/>
        </draw:polygon>
        <draw:polygon draw:style-name="gr13" draw:text-style-name="P9" draw:layer="layout" svg:width="0.789cm" svg:height="0.789cm" svg:x="8.621cm" svg:y="40.783cm" svg:viewBox="0 0 790 790" draw:points="395,0 0,790 790,790">
          <text:p/>
        </draw:polygon>
        <draw:polygon draw:style-name="gr13" draw:text-style-name="P9" draw:layer="layout" svg:width="0.789cm" svg:height="0.789cm" svg:x="8.762cm" svg:y="29.926cm" svg:viewBox="0 0 790 790" draw:points="396,0 0,790 790,790">
          <text:p/>
        </draw:polygon>
        <draw:polygon draw:style-name="gr13" draw:text-style-name="P9" draw:layer="layout" svg:width="0.789cm" svg:height="0.788cm" svg:x="7.484cm" svg:y="38.861cm" svg:viewBox="0 0 790 789" draw:points="395,0 0,789 790,789">
          <text:p/>
        </draw:polygon>
        <draw:line draw:style-name="gr7" draw:text-style-name="P7" draw:layer="layout" svg:x1="0.996cm" svg:y1="43.299cm" svg:x2="0.996cm" svg:y2="27.82cm">
          <text:p/>
        </draw:line>
        <draw:line draw:style-name="gr7" draw:text-style-name="P7" draw:layer="layout" svg:x1="17.966cm" svg:y1="43.299cm" svg:x2="17.966cm" svg:y2="27.82cm">
          <text:p/>
        </draw:line>
        <draw:line draw:style-name="gr7" draw:text-style-name="P7" draw:layer="layout" svg:x1="0.996cm" svg:y1="43.299cm" svg:x2="17.966cm" svg:y2="43.299cm">
          <text:p/>
        </draw:line>
        <draw:line draw:style-name="gr7" draw:text-style-name="P7" draw:layer="layout" svg:x1="0.996cm" svg:y1="27.82cm" svg:x2="17.966cm" svg:y2="27.82cm">
          <text:p/>
        </draw:line>
        <draw:polygon draw:style-name="gr1" draw:text-style-name="P1" draw:layer="layout" svg:width="16.486cm" svg:height="17.78cm" svg:x="21.602cm" svg:y="26.67cm" svg:viewBox="0 0 16487 17781" draw:points="0,17781 16487,17781 16487,0 0,0">
          <text:p/>
        </draw:polygon>
        <draw:path draw:style-name="gr2" draw:text-style-name="P2" draw:layer="layout" svg:width="0.789cm" svg:height="0.788cm" svg:x="32.407cm" svg:y="32.437cm" svg:viewBox="0 0 790 789" svg:d="M396 789c104 0 205-41 279-115s115-174 115-279-41-206-115-280-175-115-279-115c-106 0-206 41-280 115s-116 175-116 280 42 205 116 279 174 115 280 115z">
          <text:p/>
        </draw:path>
        <draw:path draw:style-name="gr2" draw:text-style-name="P2" draw:layer="layout" svg:width="0.789cm" svg:height="0.789cm" svg:x="25.779cm" svg:y="29.246cm" svg:viewBox="0 0 790 790" svg:d="M394 790c105 0 205-41 280-115 74-74 116-174 116-279 0-106-42-206-116-280-75-74-175-116-280-116-104 0-205 42-279 116s-115 174-115 280c0 105 41 205 115 279s175 115 279 115z">
          <text:p/>
        </draw:path>
        <draw:path draw:style-name="gr2" draw:text-style-name="P2" draw:layer="layout" svg:width="0.789cm" svg:height="0.789cm" svg:x="28.267cm" svg:y="34.865cm" svg:viewBox="0 0 790 790" svg:d="M394 790c106 0 206-41 280-115s116-175 116-279c0-105-42-206-116-280s-174-116-280-116c-104 0-205 42-279 116s-115 175-115 280c0 104 41 205 115 279s175 115 279 115z">
          <text:p/>
        </draw:path>
        <draw:path draw:style-name="gr2" draw:text-style-name="P2" draw:layer="layout" svg:width="0.789cm" svg:height="0.789cm" svg:x="34.221cm" svg:y="32.387cm" svg:viewBox="0 0 790 790" svg:d="M396 790c104 0 205-41 279-115s115-175 115-279c0-106-41-206-115-280s-175-116-279-116c-105 0-205 42-279 116-75 74-117 174-117 280 0 104 42 205 117 279 74 74 174 115 279 115z">
          <text:p/>
        </draw:path>
        <draw:path draw:style-name="gr2" draw:text-style-name="P2" draw:layer="layout" svg:width="0.789cm" svg:height="0.789cm" svg:x="31.306cm" svg:y="31.068cm" svg:viewBox="0 0 790 790" svg:d="M394 790c105 0 205-41 280-115 74-74 116-175 116-279 0-105-42-205-116-279-75-75-175-117-280-117-104 0-204 42-278 117-74 74-116 174-116 279 0 104 42 205 116 279s174 115 278 115z">
          <text:p/>
        </draw:path>
        <draw:path draw:style-name="gr2" draw:text-style-name="P2" draw:layer="layout" svg:width="0.789cm" svg:height="0.789cm" svg:x="29.726cm" svg:y="42.573cm" svg:viewBox="0 0 790 790" svg:d="M395 790c104 0 205-41 280-115 74-74 115-175 115-279 0-106-41-206-115-280-75-74-176-116-280-116-105 0-205 42-279 116s-116 174-116 280c0 104 42 205 116 279s174 115 279 115z">
          <text:p/>
        </draw:path>
        <draw:path draw:style-name="gr2" draw:text-style-name="P2" draw:layer="layout" svg:width="0.788cm" svg:height="0.789cm" svg:x="26.103cm" svg:y="32.558cm" svg:viewBox="0 0 789 790" svg:d="M395 790c105 0 205-42 279-116s115-174 115-279c0-104-41-205-115-280-74-74-174-115-279-115-106 0-206 41-280 115-74 75-115 176-115 280 0 105 41 205 115 279s174 116 280 116z">
          <text:p/>
        </draw:path>
        <draw:path draw:style-name="gr14" draw:text-style-name="P2" draw:layer="layout" svg:width="0.789cm" svg:height="0.789cm" svg:x="25.721cm" svg:y="34.8cm" svg:viewBox="0 0 790 790" svg:d="M395 790c104 0 204-41 278-115 75-74 117-175 117-279 0-105-42-206-117-280-74-74-174-116-278-116-105 0-205 42-279 116s-116 175-116 280c0 104 42 205 116 279s174 115 279 115z">
          <text:p/>
        </draw:path>
        <draw:path draw:style-name="gr15" draw:text-style-name="P7" draw:layer="layout" svg:width="0.789cm" svg:height="0.789cm" svg:x="25.721cm" svg:y="34.8cm" svg:viewBox="0 0 790 790" svg:d="M395 790c104 0 204-41 278-115 75-74 117-175 117-279 0-105-42-206-117-280-74-74-174-116-278-116-105 0-205 42-279 116s-116 175-116 280c0 104 42 205 116 279s174 115 279 115z">
          <text:p/>
        </draw:path>
        <draw:path draw:style-name="gr2" draw:text-style-name="P2" draw:layer="layout" svg:width="0.788cm" svg:height="0.789cm" svg:x="32.235cm" svg:y="31.537cm" svg:viewBox="0 0 789 790" svg:d="M394 790c106 0 206-41 280-115s115-175 115-279c0-106-41-206-115-280s-174-116-280-116c-105 0-205 42-279 116s-115 174-115 280c0 104 41 205 115 279s174 115 279 115z">
          <text:p/>
        </draw:path>
        <draw:path draw:style-name="gr2" draw:text-style-name="P2" draw:layer="layout" svg:width="0.789cm" svg:height="0.789cm" svg:x="33.404cm" svg:y="36.545cm" svg:viewBox="0 0 790 790" svg:d="M395 790c105 0 205-42 279-116s116-174 116-279c0-104-42-205-116-279-74-75-174-116-279-116-104 0-205 41-279 116-75 74-116 175-116 279 0 105 41 205 116 279 74 74 175 116 279 116z">
          <text:p/>
        </draw:path>
        <draw:path draw:style-name="gr2" draw:text-style-name="P2" draw:layer="layout" svg:width="0.789cm" svg:height="0.789cm" svg:x="22.581cm" svg:y="31.172cm" svg:viewBox="0 0 790 790" svg:d="M394 790c105 0 205-42 280-117 74-74 116-174 116-279 0-104-42-204-116-278-75-74-175-116-280-116-104 0-204 42-278 116s-116 174-116 278c0 105 42 205 116 279 74 75 174 117 278 117z">
          <text:p/>
        </draw:path>
        <draw:path draw:style-name="gr2" draw:text-style-name="P2" draw:layer="layout" svg:width="0.789cm" svg:height="0.789cm" svg:x="31.199cm" svg:y="35.022cm" svg:viewBox="0 0 790 790" svg:d="M394 790c105 0 205-42 279-115 75-74 117-175 117-279 0-105-42-205-117-279-74-75-174-117-279-117-104 0-205 42-279 117-74 74-115 174-115 279 0 104 41 205 115 279 74 73 175 115 279 115z">
          <text:p/>
        </draw:path>
        <draw:path draw:style-name="gr2" draw:text-style-name="P2" draw:layer="layout" svg:width="0.789cm" svg:height="0.789cm" svg:x="32.67cm" svg:y="41.514cm" svg:viewBox="0 0 790 790" svg:d="M396 790c104 0 205-42 279-116 73-75 115-175 115-279 0-105-42-205-115-279-74-74-175-116-279-116-105 0-205 42-279 116s-117 174-117 279c0 104 43 204 117 279 74 74 174 116 279 116z">
          <text:p/>
        </draw:path>
        <draw:path draw:style-name="gr2" draw:text-style-name="P2" draw:layer="layout" svg:width="0.789cm" svg:height="0.789cm" svg:x="27.56cm" svg:y="35.775cm" svg:viewBox="0 0 790 790" svg:d="M394 790c106 0 206-41 280-115s116-175 116-279c0-105-42-205-116-279-74-75-174-117-280-117-104 0-205 42-279 117-74 74-115 174-115 279 0 104 41 205 115 279s175 115 279 115z">
          <text:p/>
        </draw:path>
        <draw:path draw:style-name="gr2" draw:text-style-name="P2" draw:layer="layout" svg:width="0.789cm" svg:height="0.789cm" svg:x="23.21cm" svg:y="38.18cm" svg:viewBox="0 0 790 790" svg:d="M395 790c105 0 205-42 279-116s116-174 116-279c0-104-42-205-116-278-74-74-174-117-279-117-104 0-204 43-278 117-74 73-117 174-117 278 0 105 43 205 117 279s174 116 278 116z">
          <text:p/>
        </draw:path>
        <draw:path draw:style-name="gr2" draw:text-style-name="P2" draw:layer="layout" svg:width="0.789cm" svg:height="0.789cm" svg:x="22.953cm" svg:y="33.008cm" svg:viewBox="0 0 790 790" svg:d="M396 790c104 0 205-42 279-116s115-174 115-280c0-104-41-205-115-279s-175-115-279-115c-106 0-206 41-280 115s-116 175-116 279c0 106 42 206 116 280s174 116 280 116z">
          <text:p/>
        </draw:path>
        <draw:path draw:style-name="gr2" draw:text-style-name="P2" draw:layer="layout" svg:width="0.789cm" svg:height="0.789cm" svg:x="31.407cm" svg:y="37.114cm" svg:viewBox="0 0 790 790" svg:d="M394 790c105 0 206-42 280-116s116-174 116-278c0-106-42-206-116-280s-175-116-280-116c-104 0-205 42-278 116-74 74-116 174-116 280 0 104 42 204 116 278 73 74 174 116 278 116z">
          <text:p/>
        </draw:path>
        <draw:path draw:style-name="gr2" draw:text-style-name="P2" draw:layer="layout" svg:width="0.788cm" svg:height="0.789cm" svg:x="34.354cm" svg:y="30.012cm" svg:viewBox="0 0 789 790" svg:d="M394 790c105 0 205-42 279-115 75-74 116-175 116-279 0-106-41-206-116-280-74-74-174-116-279-116s-205 42-279 116-115 174-115 280c0 104 41 205 115 279 74 73 174 115 279 115z">
          <text:p/>
        </draw:path>
        <draw:path draw:style-name="gr2" draw:text-style-name="P2" draw:layer="layout" svg:width="0.788cm" svg:height="0.789cm" svg:x="25.873cm" svg:y="30.301cm" svg:viewBox="0 0 789 790" svg:d="M394 790c105 0 206-42 280-115 74-74 115-175 115-279 0-105-41-205-115-279s-175-117-280-117-205 43-279 117-115 174-115 279c0 104 41 205 115 279 74 73 174 115 279 115z">
          <text:p/>
        </draw:path>
        <draw:path draw:style-name="gr2" draw:text-style-name="P2" draw:layer="layout" svg:width="0.789cm" svg:height="0.789cm" svg:x="30.526cm" svg:y="27.757cm" svg:viewBox="0 0 790 790" svg:d="M394 790c105 0 205-42 280-116 74-74 116-174 116-279 0-104-42-206-116-280-75-74-175-115-280-115-104 0-205 41-279 115-73 74-115 176-115 280 0 105 42 205 115 279 74 74 175 116 279 116z">
          <text:p/>
        </draw:path>
        <draw:polygon draw:style-name="gr2" draw:text-style-name="P2" draw:layer="layout" svg:width="0.789cm" svg:height="0.788cm" svg:x="29.796cm" svg:y="37cm" svg:viewBox="0 0 790 789" draw:points="395,0 0,789 790,789">
          <text:p/>
        </draw:polygon>
        <draw:polygon draw:style-name="gr2" draw:text-style-name="P2" draw:layer="layout" svg:width="0.789cm" svg:height="0.789cm" svg:x="30.203cm" svg:y="31.621cm" svg:viewBox="0 0 790 790" draw:points="396,0 0,790 790,790">
          <text:p/>
        </draw:polygon>
        <draw:polygon draw:style-name="gr2" draw:text-style-name="P2" draw:layer="layout" svg:width="0.789cm" svg:height="0.789cm" svg:x="24.392cm" svg:y="32.407cm" svg:viewBox="0 0 790 790" draw:points="395,0 0,790 790,790">
          <text:p/>
        </draw:polygon>
        <draw:polygon draw:style-name="gr2" draw:text-style-name="P2" draw:layer="layout" svg:width="0.789cm" svg:height="0.789cm" svg:x="27.6cm" svg:y="38.267cm" svg:viewBox="0 0 790 790" draw:points="396,0 0,790 790,790">
          <text:p/>
        </draw:polygon>
        <draw:polygon draw:style-name="gr2" draw:text-style-name="P2" draw:layer="layout" svg:width="0.789cm" svg:height="0.789cm" svg:x="30.55cm" svg:y="36.463cm" svg:viewBox="0 0 790 790" draw:points="394,0 0,790 790,790">
          <text:p/>
        </draw:polygon>
        <draw:polygon draw:style-name="gr2" draw:text-style-name="P2" draw:layer="layout" svg:width="0.789cm" svg:height="0.789cm" svg:x="26.213cm" svg:y="31.001cm" svg:viewBox="0 0 790 790" draw:points="395,0 0,790 790,790">
          <text:p/>
        </draw:polygon>
        <draw:polygon draw:style-name="gr2" draw:text-style-name="P2" draw:layer="layout" svg:width="0.789cm" svg:height="0.789cm" svg:x="26.597cm" svg:y="33.757cm" svg:viewBox="0 0 790 790" draw:points="394,0 0,790 790,790">
          <text:p/>
        </draw:polygon>
        <draw:polygon draw:style-name="gr2" draw:text-style-name="P2" draw:layer="layout" svg:width="0.789cm" svg:height="0.788cm" svg:x="30.75cm" svg:y="33.529cm" svg:viewBox="0 0 790 789" draw:points="396,0 0,789 790,789">
          <text:p/>
        </draw:polygon>
        <draw:polygon draw:style-name="gr2" draw:text-style-name="P2" draw:layer="layout" svg:width="0.789cm" svg:height="0.789cm" svg:x="29.713cm" svg:y="31.001cm" svg:viewBox="0 0 790 790" draw:points="395,0 0,790 790,790">
          <text:p/>
        </draw:polygon>
        <draw:polygon draw:style-name="gr2" draw:text-style-name="P2" draw:layer="layout" svg:width="0.789cm" svg:height="0.788cm" svg:x="32.903cm" svg:y="34.661cm" svg:viewBox="0 0 790 789" draw:points="395,0 0,789 790,789">
          <text:p/>
        </draw:polygon>
        <draw:polygon draw:style-name="gr2" draw:text-style-name="P2" draw:layer="layout" svg:width="0.789cm" svg:height="0.789cm" svg:x="30.765cm" svg:y="31.803cm" svg:viewBox="0 0 790 790" draw:points="395,0 0,790 790,790">
          <text:p/>
        </draw:polygon>
        <draw:polygon draw:style-name="gr2" draw:text-style-name="P2" draw:layer="layout" svg:width="0.789cm" svg:height="0.789cm" svg:x="35.306cm" svg:y="37.586cm" svg:viewBox="0 0 790 790" draw:points="395,0 0,790 790,790">
          <text:p/>
        </draw:polygon>
        <draw:polygon draw:style-name="gr2" draw:text-style-name="P2" draw:layer="layout" svg:width="0.788cm" svg:height="0.789cm" svg:x="36.32cm" svg:y="33.707cm" svg:viewBox="0 0 789 790" draw:points="395,0 0,790 789,790">
          <text:p/>
        </draw:polygon>
        <draw:polygon draw:style-name="gr2" draw:text-style-name="P2" draw:layer="layout" svg:width="0.789cm" svg:height="0.789cm" svg:x="26.642cm" svg:y="36.807cm" svg:viewBox="0 0 790 790" draw:points="395,0 0,790 790,790">
          <text:p/>
        </draw:polygon>
        <draw:polygon draw:style-name="gr2" draw:text-style-name="P2" draw:layer="layout" svg:width="0.789cm" svg:height="0.789cm" svg:x="26.348cm" svg:y="33.096cm" svg:viewBox="0 0 790 790" draw:points="395,0 0,790 790,790">
          <text:p/>
        </draw:polygon>
        <draw:polygon draw:style-name="gr2" draw:text-style-name="P2" draw:layer="layout" svg:width="0.789cm" svg:height="0.789cm" svg:x="22.59cm" svg:y="36.911cm" svg:viewBox="0 0 790 790" draw:points="395,0 0,790 790,790">
          <text:p/>
        </draw:polygon>
        <draw:polygon draw:style-name="gr2" draw:text-style-name="P2" draw:layer="layout" svg:width="0.789cm" svg:height="0.788cm" svg:x="32.212cm" svg:y="36.044cm" svg:viewBox="0 0 790 789" draw:points="394,0 0,789 790,789">
          <text:p/>
        </draw:polygon>
        <draw:polygon draw:style-name="gr2" draw:text-style-name="P2" draw:layer="layout" svg:width="0.789cm" svg:height="0.788cm" svg:x="32.077cm" svg:y="35.862cm" svg:viewBox="0 0 790 789" draw:points="395,0 0,789 790,789">
          <text:p/>
        </draw:polygon>
        <draw:polygon draw:style-name="gr2" draw:text-style-name="P2" draw:layer="layout" svg:width="0.789cm" svg:height="0.789cm" svg:x="27.524cm" svg:y="28.554cm" svg:viewBox="0 0 790 790" draw:points="394,0 0,790 790,790">
          <text:p/>
        </draw:polygon>
        <draw:polygon draw:style-name="gr2" draw:text-style-name="P2" draw:layer="layout" svg:width="0.788cm" svg:height="0.788cm" svg:x="33.333cm" svg:y="33.501cm" svg:viewBox="0 0 789 789" draw:points="395,0 0,789 789,789">
          <text:p/>
        </draw:polygon>
        <draw:line draw:style-name="gr7" draw:text-style-name="P7" draw:layer="layout" svg:x1="21.602cm" svg:y1="44.45cm" svg:x2="21.602cm" svg:y2="26.67cm">
          <text:p/>
        </draw:line>
        <draw:line draw:style-name="gr7" draw:text-style-name="P7" draw:layer="layout" svg:x1="38.088cm" svg:y1="44.45cm" svg:x2="38.088cm" svg:y2="26.67cm">
          <text:p/>
        </draw:line>
        <draw:line draw:style-name="gr7" draw:text-style-name="P7" draw:layer="layout" svg:x1="21.602cm" svg:y1="44.45cm" svg:x2="38.088cm" svg:y2="44.45cm">
          <text:p/>
        </draw:line>
        <draw:line draw:style-name="gr7" draw:text-style-name="P7" draw:layer="layout" svg:x1="21.602cm" svg:y1="26.67cm" svg:x2="38.088cm" svg:y2="26.67cm">
          <text:p/>
        </draw:line>
        <draw:polygon draw:style-name="gr1" draw:text-style-name="P1" draw:layer="layout" svg:width="16.969cm" svg:height="16.141cm" svg:x="41.724cm" svg:y="27.489cm" svg:viewBox="0 0 16970 16142" draw:points="0,16142 16970,16142 16970,0 0,0">
          <text:p/>
        </draw:polygon>
        <draw:path draw:style-name="gr16" draw:text-style-name="P10" draw:layer="layout" svg:width="0.788cm" svg:height="0.789cm" svg:x="45.803cm" svg:y="32.267cm" svg:viewBox="0 0 789 790" svg:d="M395 790c105 0 205-41 279-115s115-175 115-280-41-205-115-279-174-116-279-116c-106 0-206 42-280 116s-115 174-115 279 41 206 115 280 174 115 280 115z">
          <text:p/>
        </draw:path>
        <draw:path draw:style-name="gr16" draw:text-style-name="P10" draw:layer="layout" svg:width="0.789cm" svg:height="0.788cm" svg:x="44.722cm" svg:y="35.832cm" svg:viewBox="0 0 790 789" svg:d="M395 789c104 0 205-41 279-115s116-174 116-279-42-205-116-279-175-116-279-116c-105 0-205 42-279 116s-116 174-116 279 42 205 116 279 174 115 279 115z">
          <text:p/>
        </draw:path>
        <draw:path draw:style-name="gr16" draw:text-style-name="P10" draw:layer="layout" svg:width="0.789cm" svg:height="0.789cm" svg:x="49.608cm" svg:y="32.083cm" svg:viewBox="0 0 790 790" svg:d="M394 790c106 0 206-42 280-116 74-75 116-175 116-280 0-104-42-205-116-279s-174-115-280-115c-104 0-205 41-279 115s-115 175-115 279c0 105 41 205 115 280 74 74 175 116 279 116z">
          <text:p/>
        </draw:path>
        <draw:path draw:style-name="gr16" draw:text-style-name="P10" draw:layer="layout" svg:width="0.789cm" svg:height="0.788cm" svg:x="56.018cm" svg:y="32.683cm" svg:viewBox="0 0 790 789" svg:d="M396 789c104 0 204-41 278-115s116-174 116-279-42-205-116-279-174-116-278-116c-106 0-206 42-280 116s-116 174-116 279 42 205 116 279 174 115 280 115z">
          <text:p/>
        </draw:path>
        <draw:path draw:style-name="gr16" draw:text-style-name="P10" draw:layer="layout" svg:width="0.789cm" svg:height="0.789cm" svg:x="52.194cm" svg:y="41.156cm" svg:viewBox="0 0 790 790" svg:d="M396 790c104 0 205-42 279-116s115-174 115-279c0-104-41-205-115-279s-175-116-279-116c-105 0-206 42-280 116s-116 175-116 279c0 105 42 205 116 279s175 116 280 116z">
          <text:p/>
        </draw:path>
        <draw:path draw:style-name="gr16" draw:text-style-name="P10" draw:layer="layout" svg:width="0.788cm" svg:height="0.789cm" svg:x="48.075cm" svg:y="34.864cm" svg:viewBox="0 0 789 790" svg:d="M395 790c105 0 205-42 279-116s115-174 115-279c0-104-41-206-115-280s-174-115-279-115c-106 0-206 41-280 115s-115 176-115 280c0 105 41 205 115 279s174 116 280 116z">
          <text:p/>
        </draw:path>
        <draw:path draw:style-name="gr16" draw:text-style-name="P10" draw:layer="layout" svg:width="0.789cm" svg:height="0.789cm" svg:x="51.299cm" svg:y="41.89cm" svg:viewBox="0 0 790 790" svg:d="M395 790c105 0 205-41 279-115s116-175 116-279c0-105-42-206-116-280s-174-116-279-116-206 42-280 116c-73 74-115 175-115 280 0 104 42 205 115 279 74 74 175 115 280 115z">
          <text:p/>
        </draw:path>
        <draw:path draw:style-name="gr16" draw:text-style-name="P10" draw:layer="layout" svg:width="0.789cm" svg:height="0.789cm" svg:x="55.958cm" svg:y="39.447cm" svg:viewBox="0 0 790 790" svg:d="M396 790c104 0 205-41 279-115s115-175 115-279c0-106-41-206-115-280s-175-116-279-116c-106 0-206 42-280 116s-116 174-116 280c0 104 42 205 116 279s174 115 280 115z">
          <text:p/>
        </draw:path>
        <draw:path draw:style-name="gr16" draw:text-style-name="P10" draw:layer="layout" svg:width="0.789cm" svg:height="0.789cm" svg:x="50.567cm" svg:y="39.55cm" svg:viewBox="0 0 790 790" svg:d="M395 790c105 0 205-42 279-116s116-174 116-279c0-104-42-206-116-280s-174-115-279-115c-104 0-206 41-280 115s-115 176-115 280c0 105 41 205 115 279s176 116 280 116z">
          <text:p/>
        </draw:path>
        <draw:path draw:style-name="gr16" draw:text-style-name="P10" draw:layer="layout" svg:width="0.789cm" svg:height="0.789cm" svg:x="46.224cm" svg:y="32.744cm" svg:viewBox="0 0 790 790" svg:d="M394 790c105 0 205-41 280-116 74-74 116-175 116-279 0-105-42-205-116-279-75-74-175-116-280-116-104 0-205 42-279 116s-115 174-115 279c0 104 41 205 115 279 74 75 175 116 279 116z">
          <text:p/>
        </draw:path>
        <draw:path draw:style-name="gr16" draw:text-style-name="P10" draw:layer="layout" svg:width="0.789cm" svg:height="0.789cm" svg:x="42.743cm" svg:y="35.234cm" svg:viewBox="0 0 790 790" svg:d="M396 790c104 0 205-42 279-116 74-75 115-175 115-280 0-104-41-204-115-278s-175-116-279-116c-105 0-206 42-280 116s-116 174-116 278c0 105 42 205 116 280 74 74 175 116 280 116z">
          <text:p/>
        </draw:path>
        <draw:path draw:style-name="gr16" draw:text-style-name="P10" draw:layer="layout" svg:width="0.789cm" svg:height="0.789cm" svg:x="46.768cm" svg:y="39.377cm" svg:viewBox="0 0 790 790" svg:d="M396 790c104 0 205-42 279-116s115-174 115-280c0-104-41-205-115-279s-175-115-279-115c-105 0-205 41-280 115-74 74-116 175-116 279 0 106 42 206 116 280 75 74 175 116 280 116z">
          <text:p/>
        </draw:path>
        <draw:path draw:style-name="gr16" draw:text-style-name="P10" draw:layer="layout" svg:width="0.789cm" svg:height="0.789cm" svg:x="55.431cm" svg:y="31.082cm" svg:viewBox="0 0 790 790" svg:d="M395 790c105 0 205-41 279-115s116-175 116-279c0-105-42-205-116-279-74-75-174-117-279-117-104 0-204 42-279 117-74 74-116 174-116 279 0 104 42 205 116 279 75 74 175 115 279 115z">
          <text:p/>
        </draw:path>
        <draw:path draw:style-name="gr16" draw:text-style-name="P10" draw:layer="layout" svg:width="0.789cm" svg:height="0.788cm" svg:x="48.264cm" svg:y="36.813cm" svg:viewBox="0 0 790 789" svg:d="M396 789c104 0 205-41 278-115 74-75 116-175 116-280s-42-205-116-279c-73-74-174-115-278-115-105 0-206 41-280 115s-116 174-116 279 42 205 116 280c74 74 175 115 280 115z">
          <text:p/>
        </draw:path>
        <draw:path draw:style-name="gr16" draw:text-style-name="P10" draw:layer="layout" svg:width="0.789cm" svg:height="0.789cm" svg:x="49.061cm" svg:y="29.219cm" svg:viewBox="0 0 790 790" svg:d="M396 790c104 0 205-42 278-116 74-74 116-174 116-278 0-106-42-206-116-280-73-74-174-116-278-116-105 0-205 42-280 116-74 74-116 174-116 280 0 104 42 204 116 278 75 74 175 116 280 116z">
          <text:p/>
        </draw:path>
        <draw:path draw:style-name="gr16" draw:text-style-name="P10" draw:layer="layout" svg:width="0.789cm" svg:height="0.789cm" svg:x="47.412cm" svg:y="38.126cm" svg:viewBox="0 0 790 790" svg:d="M396 790c104 0 205-41 279-115 73-74 115-175 115-279 0-105-42-205-115-279-74-75-175-117-279-117-105 0-206 42-280 117-74 74-116 174-116 279 0 104 42 205 116 279s175 115 280 115z">
          <text:p/>
        </draw:path>
        <draw:path draw:style-name="gr16" draw:text-style-name="P10" draw:layer="layout" svg:width="0.789cm" svg:height="0.788cm" svg:x="54.45cm" svg:y="35.037cm" svg:viewBox="0 0 790 789" svg:d="M396 789c104 0 205-41 279-115s115-174 115-279-41-205-115-279-175-116-279-116c-106 0-206 42-280 116s-116 174-116 279 42 205 116 279 174 115 280 115z">
          <text:p/>
        </draw:path>
        <draw:path draw:style-name="gr16" draw:text-style-name="P10" draw:layer="layout" svg:width="0.789cm" svg:height="0.789cm" svg:x="55.147cm" svg:y="37.395cm" svg:viewBox="0 0 790 790" svg:d="M395 790c105 0 205-41 279-115s116-175 116-279c0-105-42-205-116-279s-174-117-279-117-205 43-279 117-116 174-116 279c0 104 42 205 116 279s174 115 279 115z">
          <text:p/>
        </draw:path>
        <draw:path draw:style-name="gr16" draw:text-style-name="P10" draw:layer="layout" svg:width="0.789cm" svg:height="0.789cm" svg:x="49.144cm" svg:y="29.528cm" svg:viewBox="0 0 790 790" svg:d="M395 790c105 0 205-42 279-116s116-174 116-278c0-105-42-205-116-279s-174-117-279-117c-104 0-205 43-279 117s-116 174-116 279c0 104 42 204 116 278s175 116 279 116z">
          <text:p/>
        </draw:path>
        <draw:path draw:style-name="gr16" draw:text-style-name="P10" draw:layer="layout" svg:width="0.788cm" svg:height="0.789cm" svg:x="47.565cm" svg:y="41.583cm" svg:viewBox="0 0 789 790" svg:d="M395 790c105 0 205-42 279-116s115-175 115-280c0-104-41-204-115-278s-174-116-279-116-205 42-279 116c-75 74-116 174-116 278 0 105 41 206 116 280 74 74 174 116 279 116z">
          <text:p/>
        </draw:path>
        <draw:path draw:style-name="gr16" draw:text-style-name="P10" draw:layer="layout" svg:width="0.789cm" svg:height="0.789cm" svg:x="55.237cm" svg:y="31.881cm" svg:viewBox="0 0 790 790" svg:d="M396 790c104 0 205-42 279-116s115-174 115-278c0-105-41-205-115-279s-175-117-279-117c-106 0-206 43-280 117s-116 174-116 279c0 104 42 204 116 278s174 116 280 116z">
          <text:p/>
        </draw:path>
        <draw:path draw:style-name="gr16" draw:text-style-name="P10" draw:layer="layout" svg:width="0.789cm" svg:height="0.789cm" svg:x="46.235cm" svg:y="30.495cm" svg:viewBox="0 0 790 790" svg:d="M394 790c105 0 205-42 280-116 74-75 116-175 116-280 0-104-42-205-116-279-75-74-175-115-280-115-104 0-205 41-279 115s-115 175-115 279c0 105 41 205 115 280 74 74 175 116 279 116z">
          <text:p/>
        </draw:path>
        <draw:path draw:style-name="gr16" draw:text-style-name="P10" draw:layer="layout" svg:width="0.789cm" svg:height="0.788cm" svg:x="48.138cm" svg:y="38.809cm" svg:viewBox="0 0 790 789" svg:d="M395 789c105 0 205-41 279-115s116-174 116-279-42-206-116-280-174-115-279-115c-106 0-206 41-280 115s-115 175-115 280 41 205 115 279 174 115 280 115z">
          <text:p/>
        </draw:path>
        <draw:path draw:style-name="gr16" draw:text-style-name="P10" draw:layer="layout" svg:width="0.789cm" svg:height="0.789cm" svg:x="49.741cm" svg:y="31.07cm" svg:viewBox="0 0 790 790" svg:d="M395 790c105 0 205-42 279-115 74-74 116-175 116-279 0-105-42-205-116-279-74-75-174-117-279-117-106 0-206 42-280 117-74 74-115 174-115 279 0 104 41 205 115 279 74 73 174 115 280 115z">
          <text:p/>
        </draw:path>
        <draw:path draw:style-name="gr16" draw:text-style-name="P10" draw:layer="layout" svg:width="0.789cm" svg:height="0.789cm" svg:x="56.012cm" svg:y="34.118cm" svg:viewBox="0 0 790 790" svg:d="M395 790c105 0 205-42 279-116 74-73 116-174 116-278 0-105-42-205-116-280-74-74-174-116-279-116s-206 42-280 116c-74 75-115 175-115 280 0 104 41 205 115 278 74 74 175 116 280 116z">
          <text:p/>
        </draw:path>
        <draw:polygon draw:style-name="gr16" draw:text-style-name="P10" draw:layer="layout" svg:width="0.789cm" svg:height="0.789cm" svg:x="54.338cm" svg:y="39.708cm" svg:viewBox="0 0 790 790" draw:points="394,0 0,790 790,790">
          <text:p/>
        </draw:polygon>
        <draw:polygon draw:style-name="gr16" draw:text-style-name="P10" draw:layer="layout" svg:width="0.789cm" svg:height="0.788cm" svg:x="52.632cm" svg:y="37.913cm" svg:viewBox="0 0 790 789" draw:points="395,0 0,789 790,789">
          <text:p/>
        </draw:polygon>
        <draw:polygon draw:style-name="gr16" draw:text-style-name="P10" draw:layer="layout" svg:width="0.789cm" svg:height="0.789cm" svg:x="49.061cm" svg:y="30.105cm" svg:viewBox="0 0 790 790" draw:points="395,0 0,790 790,790">
          <text:p/>
        </draw:polygon>
        <draw:polygon draw:style-name="gr16" draw:text-style-name="P10" draw:layer="layout" svg:width="0.789cm" svg:height="0.788cm" svg:x="52.551cm" svg:y="30.259cm" svg:viewBox="0 0 790 789" draw:points="395,0 0,789 790,789">
          <text:p/>
        </draw:polygon>
        <draw:polygon draw:style-name="gr16" draw:text-style-name="P10" draw:layer="layout" svg:width="0.789cm" svg:height="0.789cm" svg:x="51.218cm" svg:y="37.071cm" svg:viewBox="0 0 790 790" draw:points="395,0 0,790 790,790">
          <text:p/>
        </draw:polygon>
        <draw:polygon draw:style-name="gr16" draw:text-style-name="P10" draw:layer="layout" svg:width="0.789cm" svg:height="0.789cm" svg:x="47.79cm" svg:y="31.689cm" svg:viewBox="0 0 790 790" draw:points="394,0 0,790 790,790">
          <text:p/>
        </draw:polygon>
        <draw:polygon draw:style-name="gr16" draw:text-style-name="P10" draw:layer="layout" svg:width="0.788cm" svg:height="0.788cm" svg:x="44.441cm" svg:y="30.871cm" svg:viewBox="0 0 789 789" draw:points="395,0 0,789 789,789">
          <text:p/>
        </draw:polygon>
        <draw:polygon draw:style-name="gr17" draw:text-style-name="P10" draw:layer="layout" svg:width="0.788cm" svg:height="0.789cm" svg:x="53.72cm" svg:y="37.764cm" svg:viewBox="0 0 789 790" draw:points="395,0 0,790 789,790">
          <text:p/>
        </draw:polygon>
        <draw:polygon draw:style-name="gr18" draw:text-style-name="P7" draw:layer="layout" svg:width="0.788cm" svg:height="0.789cm" svg:x="53.72cm" svg:y="37.764cm" svg:viewBox="0 0 789 790" draw:points="395,0 0,790 789,790">
          <text:p/>
        </draw:polygon>
        <draw:polygon draw:style-name="gr16" draw:text-style-name="P10" draw:layer="layout" svg:width="0.788cm" svg:height="0.789cm" svg:x="51.694cm" svg:y="38.995cm" svg:viewBox="0 0 789 790" draw:points="394,0 0,790 789,790">
          <text:p/>
        </draw:polygon>
        <draw:polygon draw:style-name="gr16" draw:text-style-name="P10" draw:layer="layout" svg:width="0.789cm" svg:height="0.789cm" svg:x="51.099cm" svg:y="38.129cm" svg:viewBox="0 0 790 790" draw:points="394,0 0,790 790,790">
          <text:p/>
        </draw:polygon>
        <draw:polygon draw:style-name="gr16" draw:text-style-name="P10" draw:layer="layout" svg:width="0.789cm" svg:height="0.789cm" svg:x="52.477cm" svg:y="41.376cm" svg:viewBox="0 0 790 790" draw:points="395,0 0,790 790,790">
          <text:p/>
        </draw:polygon>
        <draw:polygon draw:style-name="gr16" draw:text-style-name="P10" draw:layer="layout" svg:width="0.789cm" svg:height="0.789cm" svg:x="51.071cm" svg:y="39.622cm" svg:viewBox="0 0 790 790" draw:points="394,0 0,790 790,790">
          <text:p/>
        </draw:polygon>
        <draw:polygon draw:style-name="gr16" draw:text-style-name="P10" draw:layer="layout" svg:width="0.788cm" svg:height="0.788cm" svg:x="46.891cm" svg:y="33.676cm" svg:viewBox="0 0 789 789" draw:points="394,0 0,789 789,789">
          <text:p/>
        </draw:polygon>
        <draw:polygon draw:style-name="gr16" draw:text-style-name="P10" draw:layer="layout" svg:width="0.788cm" svg:height="0.789cm" svg:x="52.019cm" svg:y="32.304cm" svg:viewBox="0 0 789 790" draw:points="395,0 0,790 789,790">
          <text:p/>
        </draw:polygon>
        <draw:polygon draw:style-name="gr16" draw:text-style-name="P10" draw:layer="layout" svg:width="0.789cm" svg:height="0.789cm" svg:x="47.87cm" svg:y="33.29cm" svg:viewBox="0 0 790 790" draw:points="395,0 0,790 790,790">
          <text:p/>
        </draw:polygon>
        <draw:polygon draw:style-name="gr16" draw:text-style-name="P10" draw:layer="layout" svg:width="0.789cm" svg:height="0.788cm" svg:x="47.529cm" svg:y="39.621cm" svg:viewBox="0 0 790 789" draw:points="395,0 0,789 790,789">
          <text:p/>
        </draw:polygon>
        <draw:polygon draw:style-name="gr16" draw:text-style-name="P10" draw:layer="layout" svg:width="0.789cm" svg:height="0.788cm" svg:x="56.885cm" svg:y="32.003cm" svg:viewBox="0 0 790 789" draw:points="395,0 0,789 790,789">
          <text:p/>
        </draw:polygon>
        <draw:polygon draw:style-name="gr16" draw:text-style-name="P10" draw:layer="layout" svg:width="0.789cm" svg:height="0.789cm" svg:x="54.874cm" svg:y="29.885cm" svg:viewBox="0 0 790 790" draw:points="394,0 0,790 790,790">
          <text:p/>
        </draw:polygon>
        <draw:polygon draw:style-name="gr16" draw:text-style-name="P10" draw:layer="layout" svg:width="0.789cm" svg:height="0.789cm" svg:x="50.34cm" svg:y="29.59cm" svg:viewBox="0 0 790 790" draw:points="395,0 0,790 790,790">
          <text:p/>
        </draw:polygon>
        <draw:polygon draw:style-name="gr16" draw:text-style-name="P10" draw:layer="layout" svg:width="0.789cm" svg:height="0.789cm" svg:x="51.714cm" svg:y="40.52cm" svg:viewBox="0 0 790 790" draw:points="395,0 0,790 790,790">
          <text:p/>
        </draw:polygon>
        <draw:polygon draw:style-name="gr16" draw:text-style-name="P10" draw:layer="layout" svg:width="0.789cm" svg:height="0.788cm" svg:x="51.394cm" svg:y="35.01cm" svg:viewBox="0 0 790 789" draw:points="395,0 0,789 790,789">
          <text:p/>
        </draw:polygon>
        <draw:polygon draw:style-name="gr16" draw:text-style-name="P10" draw:layer="layout" svg:width="0.789cm" svg:height="0.789cm" svg:x="47.935cm" svg:y="28.44cm" svg:viewBox="0 0 790 790" draw:points="394,0 0,790 790,790">
          <text:p/>
        </draw:polygon>
        <draw:polygon draw:style-name="gr16" draw:text-style-name="P10" draw:layer="layout" svg:width="0.789cm" svg:height="0.789cm" svg:x="47.197cm" svg:y="35.038cm" svg:viewBox="0 0 790 790" draw:points="394,0 0,790 790,790">
          <text:p/>
        </draw:polygon>
        <draw:polygon draw:style-name="gr16" draw:text-style-name="P10" draw:layer="layout" svg:width="0.789cm" svg:height="0.789cm" svg:x="52.359cm" svg:y="33.272cm" svg:viewBox="0 0 790 790" draw:points="395,0 0,790 790,790">
          <text:p/>
        </draw:polygon>
        <draw:polygon draw:style-name="gr16" draw:text-style-name="P10" draw:layer="layout" svg:width="0.789cm" svg:height="0.789cm" svg:x="52.755cm" svg:y="31.856cm" svg:viewBox="0 0 790 790" draw:points="394,0 0,790 790,790">
          <text:p/>
        </draw:polygon>
        <draw:line draw:style-name="gr7" draw:text-style-name="P7" draw:layer="layout" svg:x1="41.724cm" svg:y1="43.63cm" svg:x2="41.724cm" svg:y2="27.489cm">
          <text:p/>
        </draw:line>
        <draw:line draw:style-name="gr7" draw:text-style-name="P7" draw:layer="layout" svg:x1="58.693cm" svg:y1="43.63cm" svg:x2="58.693cm" svg:y2="27.489cm">
          <text:p/>
        </draw:line>
        <draw:line draw:style-name="gr7" draw:text-style-name="P7" draw:layer="layout" svg:x1="41.724cm" svg:y1="43.63cm" svg:x2="58.693cm" svg:y2="43.63cm">
          <text:p/>
        </draw:line>
        <draw:line draw:style-name="gr7" draw:text-style-name="P7" draw:layer="layout" svg:x1="41.724cm" svg:y1="27.489cm" svg:x2="58.693cm" svg:y2="27.489cm">
          <text:p/>
        </draw:line>
        <draw:polygon draw:style-name="gr1" draw:text-style-name="P1" draw:layer="layout" svg:width="16.665cm" svg:height="17.78cm" svg:x="62.24cm" svg:y="26.67cm" svg:viewBox="0 0 16666 17781" draw:points="0,17781 16666,17781 16666,0 0,0">
          <text:p/>
        </draw:polygon>
        <draw:path draw:style-name="gr19" draw:text-style-name="P11" draw:layer="layout" svg:width="0.789cm" svg:height="0.789cm" svg:x="77.122cm" svg:y="35.776cm" svg:viewBox="0 0 790 790" svg:d="M394 790c106 0 206-41 280-115s116-175 116-279c0-105-42-205-116-279-74-75-174-117-280-117-104 0-205 42-279 117-74 74-115 174-115 279 0 104 41 205 115 279s175 115 279 115z">
          <text:p/>
        </draw:path>
        <draw:path draw:style-name="gr19" draw:text-style-name="P11" draw:layer="layout" svg:width="0.789cm" svg:height="0.789cm" svg:x="69.719cm" svg:y="39.378cm" svg:viewBox="0 0 790 790" svg:d="M395 790c105 0 205-42 279-116 74-73 116-174 116-279s-42-205-116-279-174-116-279-116c-104 0-205 42-278 116-74 74-117 174-117 279s43 206 117 279c73 74 174 116 278 116z">
          <text:p/>
        </draw:path>
        <draw:path draw:style-name="gr20" draw:text-style-name="P11" draw:layer="layout" svg:width="0.789cm" svg:height="0.789cm" svg:x="68.099cm" svg:y="32.255cm" svg:viewBox="0 0 790 790" svg:d="M396 790c104 0 205-41 279-115s115-175 115-280-41-205-115-279-175-116-279-116c-105 0-205 42-279 116-75 74-117 174-117 279s42 206 117 280c74 74 174 115 279 115z">
          <text:p/>
        </draw:path>
        <draw:path draw:style-name="gr21" draw:text-style-name="P7" draw:layer="layout" svg:width="0.789cm" svg:height="0.789cm" svg:x="68.099cm" svg:y="32.255cm" svg:viewBox="0 0 790 790" svg:d="M396 790c104 0 205-41 279-115s115-175 115-280-41-205-115-279-175-116-279-116c-105 0-205 42-279 116-75 74-117 174-117 279s42 206 117 280c74 74 174 115 279 115z">
          <text:p/>
        </draw:path>
        <draw:path draw:style-name="gr19" draw:text-style-name="P11" draw:layer="layout" svg:width="0.789cm" svg:height="0.789cm" svg:x="67.76cm" svg:y="30.506cm" svg:viewBox="0 0 790 790" svg:d="M395 790c105 0 206-42 280-116 74-75 115-175 115-280 0-104-41-205-115-279s-175-115-280-115-205 41-279 115-116 175-116 279c0 105 42 205 116 280 74 74 174 116 279 116z">
          <text:p/>
        </draw:path>
        <draw:path draw:style-name="gr19" draw:text-style-name="P11" draw:layer="layout" svg:width="0.789cm" svg:height="0.789cm" svg:x="69.841cm" svg:y="35.309cm" svg:viewBox="0 0 790 790" svg:d="M394 790c105 0 205-42 279-116 75-74 117-175 117-280 0-104-42-204-117-278-74-74-174-116-279-116-104 0-204 42-278 116s-116 174-116 278c0 105 42 206 116 280s174 116 278 116z">
          <text:p/>
        </draw:path>
        <draw:path draw:style-name="gr19" draw:text-style-name="P11" draw:layer="layout" svg:width="0.789cm" svg:height="0.789cm" svg:x="73.803cm" svg:y="32.53cm" svg:viewBox="0 0 790 790" svg:d="M395 790c104 0 205-41 280-115 74-74 115-175 115-279 0-105-41-205-115-280-75-74-176-116-280-116-105 0-205 42-279 116-74 75-116 175-116 280 0 104 42 205 116 279s174 115 279 115z">
          <text:p/>
        </draw:path>
        <draw:path draw:style-name="gr19" draw:text-style-name="P11" draw:layer="layout" svg:width="0.789cm" svg:height="0.789cm" svg:x="76.863cm" svg:y="32.387cm" svg:viewBox="0 0 790 790" svg:d="M395 790c104 0 204-41 278-115s117-175 117-279c0-106-43-206-117-280s-174-116-278-116c-105 0-205 42-279 116s-116 174-116 280c0 104 42 205 116 279s174 115 279 115z">
          <text:p/>
        </draw:path>
        <draw:path draw:style-name="gr19" draw:text-style-name="P11" draw:layer="layout" svg:width="0.789cm" svg:height="0.788cm" svg:x="64.393cm" svg:y="32.255cm" svg:viewBox="0 0 790 789" svg:d="M394 789c105 0 205-41 280-115 74-74 116-174 116-280 0-105-42-205-116-279-75-74-175-115-280-115-104 0-205 41-279 115-73 74-115 174-115 279 0 106 42 206 115 280 74 74 175 115 279 115z">
          <text:p/>
        </draw:path>
        <draw:path draw:style-name="gr19" draw:text-style-name="P11" draw:layer="layout" svg:width="0.789cm" svg:height="0.79cm" svg:x="66.206cm" svg:y="38.217cm" svg:viewBox="0 0 790 791" svg:d="M395 791c105 0 205-43 279-117s116-174 116-279c0-104-42-205-116-279s-174-116-279-116-206 42-280 116-115 175-115 279c0 105 41 205 115 279s175 117 280 117z">
          <text:p/>
        </draw:path>
        <draw:path draw:style-name="gr19" draw:text-style-name="P11" draw:layer="layout" svg:width="0.789cm" svg:height="0.789cm" svg:x="70.939cm" svg:y="34.123cm" svg:viewBox="0 0 790 790" svg:d="M396 790c104 0 205-41 279-115s115-175 115-279c0-105-41-205-115-280-74-74-175-116-279-116-106 0-206 42-280 116-74 75-116 175-116 280 0 104 42 205 116 279s174 115 280 115z">
          <text:p/>
        </draw:path>
        <draw:path draw:style-name="gr19" draw:text-style-name="P11" draw:layer="layout" svg:width="0.789cm" svg:height="0.788cm" svg:x="70.624cm" svg:y="34.078cm" svg:viewBox="0 0 790 789" svg:d="M395 789c104 0 205-41 279-115 75-74 116-174 116-279s-41-206-116-280c-74-74-175-115-279-115-105 0-205 41-279 115s-116 175-116 280 42 205 116 279 174 115 279 115z">
          <text:p/>
        </draw:path>
        <draw:path draw:style-name="gr19" draw:text-style-name="P11" draw:layer="layout" svg:width="0.789cm" svg:height="0.789cm" svg:x="72.274cm" svg:y="27.757cm" svg:viewBox="0 0 790 790" svg:d="M395 790c104 0 204-42 279-116 74-74 116-174 116-279 0-104-42-206-116-280-75-74-175-115-279-115-105 0-205 41-279 115s-116 176-116 280c0 105 42 205 116 279s174 116 279 116z">
          <text:p/>
        </draw:path>
        <draw:path draw:style-name="gr19" draw:text-style-name="P11" draw:layer="layout" svg:width="0.789cm" svg:height="0.789cm" svg:x="68.349cm" svg:y="34.347cm" svg:viewBox="0 0 790 790" svg:d="M394 790c105 0 205-42 280-117 74-74 116-174 116-279 0-104-42-205-116-279-75-73-175-115-280-115-104 0-204 42-278 115-74 74-116 175-116 279 0 105 42 205 116 279 74 75 174 117 278 117z">
          <text:p/>
        </draw:path>
        <draw:path draw:style-name="gr19" draw:text-style-name="P11" draw:layer="layout" svg:width="0.788cm" svg:height="0.789cm" svg:x="72.554cm" svg:y="29.03cm" svg:viewBox="0 0 789 790" svg:d="M395 790c105 0 205-42 279-116s115-175 115-279c0-105-41-205-115-279s-174-116-279-116c-106 0-206 42-280 116s-115 174-115 279c0 104 41 205 115 279s174 116 280 116z">
          <text:p/>
        </draw:path>
        <draw:path draw:style-name="gr19" draw:text-style-name="P11" draw:layer="layout" svg:width="0.789cm" svg:height="0.789cm" svg:x="73.808cm" svg:y="41.584cm" svg:viewBox="0 0 790 790" svg:d="M394 790c105 0 205-42 280-116 74-74 116-175 116-280 0-104-42-204-116-278-75-74-175-116-280-116-104 0-205 42-279 116s-115 174-115 278c0 105 41 206 115 280s175 116 279 116z">
          <text:p/>
        </draw:path>
        <draw:path draw:style-name="gr19" draw:text-style-name="P11" draw:layer="layout" svg:width="0.789cm" svg:height="0.788cm" svg:x="70.896cm" svg:y="39.05cm" svg:viewBox="0 0 790 789" svg:d="M394 789c106 0 206-41 280-116 74-74 116-174 116-279s-42-205-116-279-174-115-280-115c-104 0-205 41-279 115s-115 174-115 279 41 205 115 279c74 75 175 116 279 116z">
          <text:p/>
        </draw:path>
        <draw:path draw:style-name="gr19" draw:text-style-name="P11" draw:layer="layout" svg:width="0.788cm" svg:height="0.789cm" svg:x="71.876cm" svg:y="29.809cm" svg:viewBox="0 0 789 790" svg:d="M395 790c105 0 205-42 279-116s115-175 115-279c0-105-41-205-115-279s-174-116-279-116-206 42-280 116-115 174-115 279c0 104 41 205 115 279s175 116 280 116z">
          <text:p/>
        </draw:path>
        <draw:path draw:style-name="gr19" draw:text-style-name="P11" draw:layer="layout" svg:width="0.789cm" svg:height="0.789cm" svg:x="64.98cm" svg:y="38.114cm" svg:viewBox="0 0 790 790" svg:d="M395 790c105 0 205-42 279-116s116-174 116-279c0-104-42-205-116-279-74-75-174-116-279-116-104 0-205 41-279 116-74 74-116 175-116 279 0 105 42 205 116 279s175 116 279 116z">
          <text:p/>
        </draw:path>
        <draw:path draw:style-name="gr19" draw:text-style-name="P11" draw:layer="layout" svg:width="0.789cm" svg:height="0.789cm" svg:x="69.374cm" svg:y="42.573cm" svg:viewBox="0 0 790 790" svg:d="M396 790c104 0 205-41 279-115s115-175 115-279c0-106-41-206-115-280s-175-116-279-116c-106 0-206 42-280 116s-116 174-116 280c0 104 42 205 116 279s174 115 280 115z">
          <text:p/>
        </draw:path>
        <draw:path draw:style-name="gr19" draw:text-style-name="P11" draw:layer="layout" svg:width="0.789cm" svg:height="0.789cm" svg:x="67.501cm" svg:y="31.72cm" svg:viewBox="0 0 790 790" svg:d="M394 790c105 0 205-42 280-116 74-74 116-174 116-279 0-104-42-205-116-279-75-74-175-116-280-116-104 0-204 42-278 116s-116 175-116 279c0 105 42 205 116 279s174 116 278 116z">
          <text:p/>
        </draw:path>
        <draw:path draw:style-name="gr19" draw:text-style-name="P11" draw:layer="layout" svg:width="0.789cm" svg:height="0.788cm" svg:x="74.394cm" svg:y="40.804cm" svg:viewBox="0 0 790 789" svg:d="M396 789c104 0 205-41 279-115 73-74 115-175 115-280s-42-205-115-279c-74-74-175-115-279-115-105 0-205 41-279 115-75 74-117 174-117 279s42 206 117 280c74 74 174 115 279 115z">
          <text:p/>
        </draw:path>
        <draw:path draw:style-name="gr19" draw:text-style-name="P11" draw:layer="layout" svg:width="0.789cm" svg:height="0.789cm" svg:x="65.163cm" svg:y="29.479cm" svg:viewBox="0 0 790 790" svg:d="M395 790c104 0 205-42 280-116 73-74 115-174 115-279 0-104-42-205-115-279-75-75-176-116-280-116-105 0-205 41-279 116-74 74-116 175-116 279 0 105 42 205 116 279s174 116 279 116z">
          <text:p/>
        </draw:path>
        <draw:path draw:style-name="gr19" draw:text-style-name="P11" draw:layer="layout" svg:width="0.789cm" svg:height="0.789cm" svg:x="74.209cm" svg:y="37.737cm" svg:viewBox="0 0 790 790" svg:d="M395 790c105 0 205-42 279-116s116-174 116-280c0-104-42-204-116-278s-174-116-279-116c-104 0-206 42-280 116s-115 174-115 278c0 106 41 206 115 280s176 116 280 116z">
          <text:p/>
        </draw:path>
        <draw:path draw:style-name="gr19" draw:text-style-name="P11" draw:layer="layout" svg:width="0.789cm" svg:height="0.789cm" svg:x="63.355cm" svg:y="32.442cm" svg:viewBox="0 0 790 790" svg:d="M396 790c104 0 205-41 279-115s115-175 115-279c0-105-41-206-115-280s-175-116-279-116c-105 0-205 42-279 116-75 74-117 175-117 280 0 104 42 205 117 279 74 74 174 115 279 115z">
          <text:p/>
        </draw:path>
        <draw:path draw:style-name="gr19" draw:text-style-name="P11" draw:layer="layout" svg:width="0.789cm" svg:height="0.789cm" svg:x="72.961cm" svg:y="38.531cm" svg:viewBox="0 0 790 790" svg:d="M395 790c104 0 205-42 279-116 75-74 116-174 116-280 0-105-41-205-116-279-74-74-175-115-279-115-105 0-205 41-279 115s-116 174-116 279c0 106 42 206 116 280s174 116 279 116z">
          <text:p/>
        </draw:path>
        <draw:polygon draw:style-name="gr19" draw:text-style-name="P11" draw:layer="layout" svg:width="0.789cm" svg:height="0.789cm" svg:x="74.079cm" svg:y="39.438cm" svg:viewBox="0 0 790 790" draw:points="396,0 0,790 790,790">
          <text:p/>
        </draw:polygon>
        <draw:polygon draw:style-name="gr19" draw:text-style-name="P11" draw:layer="layout" svg:width="0.789cm" svg:height="0.789cm" svg:x="71.887cm" svg:y="38.372cm" svg:viewBox="0 0 790 790" draw:points="395,0 0,790 790,790">
          <text:p/>
        </draw:polygon>
        <draw:polygon draw:style-name="gr19" draw:text-style-name="P11" draw:layer="layout" svg:width="0.789cm" svg:height="0.788cm" svg:x="65.899cm" svg:y="36.544cm" svg:viewBox="0 0 790 789" draw:points="394,0 0,789 790,789">
          <text:p/>
        </draw:polygon>
        <draw:polygon draw:style-name="gr19" draw:text-style-name="P11" draw:layer="layout" svg:width="0.789cm" svg:height="0.789cm" svg:x="68.745cm" svg:y="33.209cm" svg:viewBox="0 0 790 790" draw:points="395,0 0,790 790,790">
          <text:p/>
        </draw:polygon>
        <draw:polygon draw:style-name="gr19" draw:text-style-name="P11" draw:layer="layout" svg:width="0.789cm" svg:height="0.789cm" svg:x="65.347cm" svg:y="36.988cm" svg:viewBox="0 0 790 790" draw:points="395,0 0,790 790,790">
          <text:p/>
        </draw:polygon>
        <draw:polygon draw:style-name="gr19" draw:text-style-name="P11" draw:layer="layout" svg:width="0.789cm" svg:height="0.789cm" svg:x="73.277cm" svg:y="30.063cm" svg:viewBox="0 0 790 790" draw:points="394,0 0,790 790,790">
          <text:p/>
        </draw:polygon>
        <draw:polygon draw:style-name="gr19" draw:text-style-name="P11" draw:layer="layout" svg:width="0.788cm" svg:height="0.789cm" svg:x="66.456cm" svg:y="37.084cm" svg:viewBox="0 0 789 790" draw:points="395,0 0,790 789,790">
          <text:p/>
        </draw:polygon>
        <draw:polygon draw:style-name="gr19" draw:text-style-name="P11" draw:layer="layout" svg:width="0.789cm" svg:height="0.789cm" svg:x="66.226cm" svg:y="36.167cm" svg:viewBox="0 0 790 790" draw:points="395,0 0,790 790,790">
          <text:p/>
        </draw:polygon>
        <draw:polygon draw:style-name="gr19" draw:text-style-name="P11" draw:layer="layout" svg:width="0.789cm" svg:height="0.789cm" svg:x="71.662cm" svg:y="40.417cm" svg:viewBox="0 0 790 790" draw:points="394,0 0,790 790,790">
          <text:p/>
        </draw:polygon>
        <draw:polygon draw:style-name="gr19" draw:text-style-name="P11" draw:layer="layout" svg:width="0.789cm" svg:height="0.789cm" svg:x="68.763cm" svg:y="32.671cm" svg:viewBox="0 0 790 790" draw:points="395,0 0,790 790,790">
          <text:p/>
        </draw:polygon>
        <draw:polygon draw:style-name="gr19" draw:text-style-name="P11" draw:layer="layout" svg:width="0.789cm" svg:height="0.789cm" svg:x="72.038cm" svg:y="34.324cm" svg:viewBox="0 0 790 790" draw:points="395,0 0,790 790,790">
          <text:p/>
        </draw:polygon>
        <draw:polygon draw:style-name="gr19" draw:text-style-name="P11" draw:layer="layout" svg:width="0.789cm" svg:height="0.789cm" svg:x="71.243cm" svg:y="32.205cm" svg:viewBox="0 0 790 790" draw:points="396,0 0,790 790,790">
          <text:p/>
        </draw:polygon>
        <draw:polygon draw:style-name="gr19" draw:text-style-name="P11" draw:layer="layout" svg:width="0.788cm" svg:height="0.789cm" svg:x="68.823cm" svg:y="38.914cm" svg:viewBox="0 0 789 790" draw:points="395,0 0,790 789,790">
          <text:p/>
        </draw:polygon>
        <draw:polygon draw:style-name="gr19" draw:text-style-name="P11" draw:layer="layout" svg:width="0.789cm" svg:height="0.789cm" svg:x="75.657cm" svg:y="32.397cm" svg:viewBox="0 0 790 790" draw:points="396,0 0,790 790,790">
          <text:p/>
        </draw:polygon>
        <draw:polygon draw:style-name="gr19" draw:text-style-name="P11" draw:layer="layout" svg:width="0.788cm" svg:height="0.789cm" svg:x="70.231cm" svg:y="33.897cm" svg:viewBox="0 0 789 790" draw:points="395,0 0,790 789,790">
          <text:p/>
        </draw:polygon>
        <draw:polygon draw:style-name="gr19" draw:text-style-name="P11" draw:layer="layout" svg:width="0.789cm" svg:height="0.789cm" svg:x="70.922cm" svg:y="35.485cm" svg:viewBox="0 0 790 790" draw:points="395,0 0,790 790,790">
          <text:p/>
        </draw:polygon>
        <draw:polygon draw:style-name="gr19" draw:text-style-name="P11" draw:layer="layout" svg:width="0.788cm" svg:height="0.789cm" svg:x="70.58cm" svg:y="30.049cm" svg:viewBox="0 0 789 790" draw:points="394,0 0,790 789,790">
          <text:p/>
        </draw:polygon>
        <draw:polygon draw:style-name="gr19" draw:text-style-name="P11" draw:layer="layout" svg:width="0.789cm" svg:height="0.789cm" svg:x="66.146cm" svg:y="29.011cm" svg:viewBox="0 0 790 790" draw:points="395,0 0,790 790,790">
          <text:p/>
        </draw:polygon>
        <draw:polygon draw:style-name="gr19" draw:text-style-name="P11" draw:layer="layout" svg:width="0.789cm" svg:height="0.789cm" svg:x="65.39cm" svg:y="40.479cm" svg:viewBox="0 0 790 790" draw:points="394,0 0,790 790,790">
          <text:p/>
        </draw:polygon>
        <draw:polygon draw:style-name="gr19" draw:text-style-name="P11" draw:layer="layout" svg:width="0.789cm" svg:height="0.789cm" svg:x="65.933cm" svg:y="38.933cm" svg:viewBox="0 0 790 790" draw:points="394,0 0,790 790,790">
          <text:p/>
        </draw:polygon>
        <draw:polygon draw:style-name="gr19" draw:text-style-name="P11" draw:layer="layout" svg:width="0.788cm" svg:height="0.788cm" svg:x="73.645cm" svg:y="39.745cm" svg:viewBox="0 0 789 789" draw:points="395,0 0,789 789,789">
          <text:p/>
        </draw:polygon>
        <draw:polygon draw:style-name="gr19" draw:text-style-name="P11" draw:layer="layout" svg:width="0.788cm" svg:height="0.789cm" svg:x="66.026cm" svg:y="37.729cm" svg:viewBox="0 0 789 790" draw:points="394,0 0,790 789,790">
          <text:p/>
        </draw:polygon>
        <draw:polygon draw:style-name="gr20" draw:text-style-name="P11" draw:layer="layout" svg:width="0.788cm" svg:height="0.789cm" svg:x="67.383cm" svg:y="31.121cm" svg:viewBox="0 0 789 790" draw:points="394,0 0,790 789,790">
          <text:p/>
        </draw:polygon>
        <draw:polygon draw:style-name="gr21" draw:text-style-name="P7" draw:layer="layout" svg:width="0.788cm" svg:height="0.789cm" svg:x="67.383cm" svg:y="31.121cm" svg:viewBox="0 0 789 790" draw:points="394,0 0,790 789,790">
          <text:p/>
        </draw:polygon>
        <draw:polygon draw:style-name="gr19" draw:text-style-name="P11" draw:layer="layout" svg:width="0.789cm" svg:height="0.788cm" svg:x="70.14cm" svg:y="35.861cm" svg:viewBox="0 0 790 789" draw:points="395,0 0,789 790,789">
          <text:p/>
        </draw:polygon>
        <draw:polygon draw:style-name="gr19" draw:text-style-name="P11" draw:layer="layout" svg:width="0.789cm" svg:height="0.789cm" svg:x="63.234cm" svg:y="34.808cm" svg:viewBox="0 0 790 790" draw:points="395,0 0,790 790,790">
          <text:p/>
        </draw:polygon>
        <draw:line draw:style-name="gr7" draw:text-style-name="P7" draw:layer="layout" svg:x1="62.24cm" svg:y1="44.45cm" svg:x2="62.24cm" svg:y2="26.67cm">
          <text:p/>
        </draw:line>
        <draw:line draw:style-name="gr7" draw:text-style-name="P7" draw:layer="layout" svg:x1="78.905cm" svg:y1="44.45cm" svg:x2="78.905cm" svg:y2="26.67cm">
          <text:p/>
        </draw:line>
        <draw:line draw:style-name="gr7" draw:text-style-name="P7" draw:layer="layout" svg:x1="62.24cm" svg:y1="44.45cm" svg:x2="78.905cm" svg:y2="44.45cm">
          <text:p/>
        </draw:line>
        <draw:line draw:style-name="gr7" draw:text-style-name="P7" draw:layer="layout" svg:x1="62.24cm" svg:y1="26.67cm" svg:x2="78.905cm" svg:y2="26.67cm">
          <text:p/>
        </draw:line>
        <draw:polygon draw:style-name="gr1" draw:text-style-name="P1" draw:layer="layout" svg:width="16.481cm" svg:height="17.78cm" svg:x="82.696cm" svg:y="26.67cm" svg:viewBox="0 0 16482 17781" draw:points="0,17781 16482,17781 16482,0 0,0">
          <text:p/>
        </draw:polygon>
        <draw:path draw:style-name="gr22" draw:text-style-name="P12" draw:layer="layout" svg:width="0.789cm" svg:height="0.789cm" svg:x="93.235cm" svg:y="40.773cm" svg:viewBox="0 0 790 790" svg:d="M395 790c105 0 205-42 279-116s116-175 116-279c0-105-42-205-116-279s-174-116-279-116c-104 0-205 42-280 116-74 74-115 174-115 279 0 104 41 205 115 279 75 74 176 116 280 116z">
          <text:p/>
        </draw:path>
        <draw:path draw:style-name="gr22" draw:text-style-name="P12" draw:layer="layout" svg:width="0.789cm" svg:height="0.789cm" svg:x="95.326cm" svg:y="29.179cm" svg:viewBox="0 0 790 790" svg:d="M395 790c105 0 206-41 280-115s115-175 115-279c0-106-41-206-115-280s-175-116-280-116-205 42-279 116-116 174-116 280c0 104 42 205 116 279s174 115 279 115z">
          <text:p/>
        </draw:path>
        <draw:path draw:style-name="gr22" draw:text-style-name="P12" draw:layer="layout" svg:width="0.789cm" svg:height="0.789cm" svg:x="94.463cm" svg:y="30cm" svg:viewBox="0 0 790 790" svg:d="M394 790c106 0 206-42 280-116s116-174 116-279-42-206-116-280-174-115-280-115c-104 0-205 41-279 115s-115 175-115 280 41 205 115 279 175 116 279 116z">
          <text:p/>
        </draw:path>
        <draw:path draw:style-name="gr22" draw:text-style-name="P12" draw:layer="layout" svg:width="0.789cm" svg:height="0.789cm" svg:x="89.928cm" svg:y="39.182cm" svg:viewBox="0 0 790 790" svg:d="M395 790c105 0 205-42 279-116 74-75 116-175 116-280 0-104-42-204-116-278s-174-116-279-116-205 42-279 116-116 174-116 278c0 105 42 205 116 280 74 74 174 116 279 116z">
          <text:p/>
        </draw:path>
        <draw:path draw:style-name="gr22" draw:text-style-name="P12" draw:layer="layout" svg:width="0.789cm" svg:height="0.789cm" svg:x="85.249cm" svg:y="35.52cm" svg:viewBox="0 0 790 790" svg:d="M396 790c104 0 205-42 279-116 74-73 115-174 115-278 0-106-41-206-115-280s-175-116-279-116c-105 0-206 42-280 116s-116 174-116 280c0 104 42 205 116 278 74 74 175 116 280 116z">
          <text:p/>
        </draw:path>
        <draw:path draw:style-name="gr22" draw:text-style-name="P12" draw:layer="layout" svg:width="0.788cm" svg:height="0.789cm" svg:x="85.669cm" svg:y="35.676cm" svg:viewBox="0 0 789 790" svg:d="M394 790c105 0 205-42 280-116 74-74 115-174 115-279 0-104-41-205-115-280-75-73-175-115-280-115s-205 42-279 115c-74 75-115 176-115 280 0 105 41 205 115 279s174 116 279 116z">
          <text:p/>
        </draw:path>
        <draw:path draw:style-name="gr22" draw:text-style-name="P12" draw:layer="layout" svg:width="0.789cm" svg:height="0.789cm" svg:x="94.578cm" svg:y="29.342cm" svg:viewBox="0 0 790 790" svg:d="M396 790c104 0 204-41 278-115s116-175 116-279c0-105-42-206-116-280s-174-116-278-116c-106 0-206 42-280 116s-116 175-116 280c0 104 42 205 116 279s174 115 280 115z">
          <text:p/>
        </draw:path>
        <draw:path draw:style-name="gr22" draw:text-style-name="P12" draw:layer="layout" svg:width="0.789cm" svg:height="0.788cm" svg:x="96.58cm" svg:y="40.462cm" svg:viewBox="0 0 790 789" svg:d="M394 789c105 0 205-41 279-115 75-74 117-174 117-279s-42-205-117-280c-74-74-174-115-279-115-104 0-205 41-279 115-74 75-115 175-115 280s41 205 115 279 175 115 279 115z">
          <text:p/>
        </draw:path>
        <draw:path draw:style-name="gr22" draw:text-style-name="P12" draw:layer="layout" svg:width="0.789cm" svg:height="0.789cm" svg:x="86.691cm" svg:y="29.705cm" svg:viewBox="0 0 790 790" svg:d="M395 790c105 0 205-42 279-116 74-75 116-175 116-280 0-104-42-205-116-279s-174-115-279-115-206 41-280 115-115 175-115 279c0 105 41 205 115 280 74 74 175 116 280 116z">
          <text:p/>
        </draw:path>
        <draw:path draw:style-name="gr22" draw:text-style-name="P12" draw:layer="layout" svg:width="0.789cm" svg:height="0.788cm" svg:x="84.344cm" svg:y="35.654cm" svg:viewBox="0 0 790 789" svg:d="M395 789c105 0 205-41 279-115s116-174 116-279-42-206-116-280-174-115-279-115-206 41-280 115-115 175-115 280 41 205 115 279 175 115 280 115z">
          <text:p/>
        </draw:path>
        <draw:path draw:style-name="gr22" draw:text-style-name="P12" draw:layer="layout" svg:width="0.789cm" svg:height="0.789cm" svg:x="86.032cm" svg:y="35.303cm" svg:viewBox="0 0 790 790" svg:d="M395 790c105 0 205-42 279-116s116-175 116-280c0-104-42-204-116-278s-174-116-279-116c-104 0-206 42-280 116s-115 174-115 278c0 105 41 206 115 280s176 116 280 116z">
          <text:p/>
        </draw:path>
        <draw:path draw:style-name="gr22" draw:text-style-name="P12" draw:layer="layout" svg:width="0.789cm" svg:height="0.789cm" svg:x="91.077cm" svg:y="35.16cm" svg:viewBox="0 0 790 790" svg:d="M394 790c105 0 205-42 279-117 75-74 117-174 117-279 0-104-42-205-117-278-74-74-174-116-279-116-104 0-204 42-278 116-74 73-116 174-116 278 0 105 42 205 116 279 74 75 174 117 278 117z">
          <text:p/>
        </draw:path>
        <draw:path draw:style-name="gr22" draw:text-style-name="P12" draw:layer="layout" svg:width="0.789cm" svg:height="0.788cm" svg:x="92.505cm" svg:y="34.21cm" svg:viewBox="0 0 790 789" svg:d="M396 789c104 0 205-41 279-115s115-174 115-279-41-205-115-279c-74-75-175-116-279-116-105 0-205 41-279 116-75 74-117 174-117 279s42 205 117 279c74 74 174 115 279 115z">
          <text:p/>
        </draw:path>
        <draw:path draw:style-name="gr22" draw:text-style-name="P12" draw:layer="layout" svg:width="0.789cm" svg:height="0.789cm" svg:x="93.317cm" svg:y="32.323cm" svg:viewBox="0 0 790 790" svg:d="M395 790c105 0 205-41 279-115s116-175 116-279c0-106-42-206-116-280s-174-116-279-116c-104 0-205 42-279 116-75 74-116 174-116 280 0 104 41 205 116 279 74 74 175 115 279 115z">
          <text:p/>
        </draw:path>
        <draw:path draw:style-name="gr22" draw:text-style-name="P12" draw:layer="layout" svg:width="0.789cm" svg:height="0.789cm" svg:x="84.661cm" svg:y="31.825cm" svg:viewBox="0 0 790 790" svg:d="M395 790c105 0 205-42 279-116s116-174 116-279c0-104-42-205-116-279-74-75-174-116-279-116-104 0-205 41-279 116-75 74-116 175-116 279 0 105 41 205 116 279 74 74 175 116 279 116z">
          <text:p/>
        </draw:path>
        <draw:path draw:style-name="gr22" draw:text-style-name="P12" draw:layer="layout" svg:width="0.789cm" svg:height="0.789cm" svg:x="85.613cm" svg:y="39.908cm" svg:viewBox="0 0 790 790" svg:d="M394 790c105 0 205-42 280-117 74-74 116-174 116-279s-42-205-116-279c-75-74-175-115-280-115-104 0-205 41-278 115-74 74-116 174-116 279s42 205 116 279c73 75 174 117 278 117z">
          <text:p/>
        </draw:path>
        <draw:path draw:style-name="gr22" draw:text-style-name="P12" draw:layer="layout" svg:width="0.789cm" svg:height="0.789cm" svg:x="95.878cm" svg:y="39.119cm" svg:viewBox="0 0 790 790" svg:d="M395 790c104 0 205-42 280-116 74-74 115-175 115-279 0-105-41-205-115-279-75-74-176-116-280-116-105 0-205 42-279 116s-116 174-116 279c0 104 42 205 116 279s174 116 279 116z">
          <text:p/>
        </draw:path>
        <draw:path draw:style-name="gr22" draw:text-style-name="P12" draw:layer="layout" svg:width="0.789cm" svg:height="0.789cm" svg:x="87.311cm" svg:y="27.757cm" svg:viewBox="0 0 790 790" svg:d="M394 790c105 0 206-42 280-116s116-174 116-279c0-104-42-206-116-280s-175-115-280-115c-104 0-205 41-279 115s-115 176-115 280c0 105 41 205 115 279s175 116 279 116z">
          <text:p/>
        </draw:path>
        <draw:path draw:style-name="gr22" draw:text-style-name="P12" draw:layer="layout" svg:width="0.789cm" svg:height="0.789cm" svg:x="88.478cm" svg:y="42.573cm" svg:viewBox="0 0 790 790" svg:d="M396 790c104 0 204-41 278-115s116-175 116-279c0-106-42-206-116-280s-174-116-278-116c-105 0-205 42-280 116-74 74-116 174-116 280 0 104 42 205 116 279 75 74 175 115 280 115z">
          <text:p/>
        </draw:path>
        <draw:path draw:style-name="gr22" draw:text-style-name="P12" draw:layer="layout" svg:width="0.789cm" svg:height="0.789cm" svg:x="92.071cm" svg:y="38.873cm" svg:viewBox="0 0 790 790" svg:d="M395 790c104 0 206-41 280-115s115-175 115-279c0-105-41-205-115-280-74-74-176-116-280-116-105 0-205 42-279 116-74 75-116 175-116 280 0 104 42 205 116 279s174 115 279 115z">
          <text:p/>
        </draw:path>
        <draw:path draw:style-name="gr22" draw:text-style-name="P12" draw:layer="layout" svg:width="0.788cm" svg:height="0.788cm" svg:x="92.291cm" svg:y="29.427cm" svg:viewBox="0 0 789 789" svg:d="M395 789c105 0 205-41 279-115s115-174 115-279-41-205-115-280c-74-74-174-115-279-115-106 0-206 41-280 115-74 75-115 175-115 280s41 205 115 279 174 115 280 115z">
          <text:p/>
        </draw:path>
        <draw:path draw:style-name="gr22" draw:text-style-name="P12" draw:layer="layout" svg:width="0.788cm" svg:height="0.789cm" svg:x="93.692cm" svg:y="37.412cm" svg:viewBox="0 0 789 790" svg:d="M394 790c106 0 206-41 280-115s115-175 115-279c0-105-41-205-115-279s-174-117-280-117c-105 0-205 43-279 117s-115 174-115 279c0 104 41 205 115 279s174 115 279 115z">
          <text:p/>
        </draw:path>
        <draw:path draw:style-name="gr22" draw:text-style-name="P12" draw:layer="layout" svg:width="0.788cm" svg:height="0.789cm" svg:x="93.116cm" svg:y="35.001cm" svg:viewBox="0 0 789 790" svg:d="M395 790c105 0 205-42 279-116 74-73 115-174 115-278 0-105-41-205-115-279-74-75-174-117-279-117s-206 42-280 117c-74 74-115 174-115 279 0 104 41 205 115 278 74 74 175 116 280 116z">
          <text:p/>
        </draw:path>
        <draw:path draw:style-name="gr22" draw:text-style-name="P12" draw:layer="layout" svg:width="0.789cm" svg:height="0.788cm" svg:x="86.264cm" svg:y="31.711cm" svg:viewBox="0 0 790 789" svg:d="M396 789c104 0 205-41 279-115s115-174 115-279-41-206-115-280-175-115-279-115c-105 0-205 41-279 115s-117 175-117 280 43 205 117 279 174 115 279 115z">
          <text:p/>
        </draw:path>
        <draw:path draw:style-name="gr22" draw:text-style-name="P12" draw:layer="layout" svg:width="0.789cm" svg:height="0.789cm" svg:x="93.845cm" svg:y="40.646cm" svg:viewBox="0 0 790 790" svg:d="M396 790c104 0 205-42 279-117 74-74 115-174 115-279 0-104-41-205-115-279s-175-115-279-115c-106 0-206 41-280 115s-116 175-116 279c0 105 42 205 116 279 74 75 174 117 280 117z">
          <text:p/>
        </draw:path>
        <draw:polygon draw:style-name="gr22" draw:text-style-name="P12" draw:layer="layout" svg:width="0.789cm" svg:height="0.789cm" svg:x="88.997cm" svg:y="42.493cm" svg:viewBox="0 0 790 790" draw:points="395,0 0,790 790,790">
          <text:p/>
        </draw:polygon>
        <draw:polygon draw:style-name="gr22" draw:text-style-name="P12" draw:layer="layout" svg:width="0.788cm" svg:height="0.789cm" svg:x="95.736cm" svg:y="30.547cm" svg:viewBox="0 0 789 790" draw:points="395,0 0,790 789,790">
          <text:p/>
        </draw:polygon>
        <draw:polygon draw:style-name="gr22" draw:text-style-name="P12" draw:layer="layout" svg:width="0.789cm" svg:height="0.788cm" svg:x="90.233cm" svg:y="32.503cm" svg:viewBox="0 0 790 789" draw:points="395,0 0,789 790,789">
          <text:p/>
        </draw:polygon>
        <draw:polygon draw:style-name="gr22" draw:text-style-name="P12" draw:layer="layout" svg:width="0.789cm" svg:height="0.789cm" svg:x="89.481cm" svg:y="41.789cm" svg:viewBox="0 0 790 790" draw:points="394,0 0,790 790,790">
          <text:p/>
        </draw:polygon>
        <draw:polygon draw:style-name="gr22" draw:text-style-name="P12" draw:layer="layout" svg:width="0.789cm" svg:height="0.788cm" svg:x="86.89cm" svg:y="34.429cm" svg:viewBox="0 0 790 789" draw:points="395,0 0,789 790,789">
          <text:p/>
        </draw:polygon>
        <draw:polygon draw:style-name="gr22" draw:text-style-name="P12" draw:layer="layout" svg:width="0.789cm" svg:height="0.789cm" svg:x="93.909cm" svg:y="34.412cm" svg:viewBox="0 0 790 790" draw:points="396,0 0,790 790,790">
          <text:p/>
        </draw:polygon>
        <draw:polygon draw:style-name="gr22" draw:text-style-name="P12" draw:layer="layout" svg:width="0.789cm" svg:height="0.789cm" svg:x="90.481cm" svg:y="28.67cm" svg:viewBox="0 0 790 790" draw:points="395,0 0,790 790,790">
          <text:p/>
        </draw:polygon>
        <draw:polygon draw:style-name="gr22" draw:text-style-name="P12" draw:layer="layout" svg:width="0.789cm" svg:height="0.789cm" svg:x="97.409cm" svg:y="39.19cm" svg:viewBox="0 0 790 790" draw:points="394,0 0,790 790,790">
          <text:p/>
        </draw:polygon>
        <draw:polygon draw:style-name="gr22" draw:text-style-name="P12" draw:layer="layout" svg:width="0.789cm" svg:height="0.788cm" svg:x="97.097cm" svg:y="34.813cm" svg:viewBox="0 0 790 789" draw:points="395,0 0,789 790,789">
          <text:p/>
        </draw:polygon>
        <draw:polygon draw:style-name="gr22" draw:text-style-name="P12" draw:layer="layout" svg:width="0.789cm" svg:height="0.789cm" svg:x="84.495cm" svg:y="35.124cm" svg:viewBox="0 0 790 790" draw:points="396,0 0,790 790,790">
          <text:p/>
        </draw:polygon>
        <draw:polygon draw:style-name="gr22" draw:text-style-name="P12" draw:layer="layout" svg:width="0.789cm" svg:height="0.788cm" svg:x="97.309cm" svg:y="36.265cm" svg:viewBox="0 0 790 789" draw:points="395,0 0,789 790,789">
          <text:p/>
        </draw:polygon>
        <draw:polygon draw:style-name="gr22" draw:text-style-name="P12" draw:layer="layout" svg:width="0.789cm" svg:height="0.789cm" svg:x="91.708cm" svg:y="34.381cm" svg:viewBox="0 0 790 790" draw:points="396,0 0,790 790,790">
          <text:p/>
        </draw:polygon>
        <draw:polygon draw:style-name="gr22" draw:text-style-name="P12" draw:layer="layout" svg:width="0.789cm" svg:height="0.789cm" svg:x="94.625cm" svg:y="34.923cm" svg:viewBox="0 0 790 790" draw:points="396,0 0,790 790,790">
          <text:p/>
        </draw:polygon>
        <draw:polygon draw:style-name="gr22" draw:text-style-name="P12" draw:layer="layout" svg:width="0.789cm" svg:height="0.789cm" svg:x="90.065cm" svg:y="35.958cm" svg:viewBox="0 0 790 790" draw:points="395,0 0,790 790,790">
          <text:p/>
        </draw:polygon>
        <draw:polygon draw:style-name="gr22" draw:text-style-name="P12" draw:layer="layout" svg:width="0.789cm" svg:height="0.789cm" svg:x="85.411cm" svg:y="30.262cm" svg:viewBox="0 0 790 790" draw:points="396,0 0,790 790,790">
          <text:p/>
        </draw:polygon>
        <draw:polygon draw:style-name="gr22" draw:text-style-name="P12" draw:layer="layout" svg:width="0.788cm" svg:height="0.789cm" svg:x="90.895cm" svg:y="32.35cm" svg:viewBox="0 0 789 790" draw:points="395,0 0,790 789,790">
          <text:p/>
        </draw:polygon>
        <draw:polygon draw:style-name="gr22" draw:text-style-name="P12" draw:layer="layout" svg:width="0.789cm" svg:height="0.789cm" svg:x="92.62cm" svg:y="39.749cm" svg:viewBox="0 0 790 790" draw:points="394,0 0,790 790,790">
          <text:p/>
        </draw:polygon>
        <draw:polygon draw:style-name="gr22" draw:text-style-name="P12" draw:layer="layout" svg:width="0.789cm" svg:height="0.789cm" svg:x="88.767cm" svg:y="28.967cm" svg:viewBox="0 0 790 790" draw:points="395,0 0,790 790,790">
          <text:p/>
        </draw:polygon>
        <draw:polygon draw:style-name="gr22" draw:text-style-name="P12" draw:layer="layout" svg:width="0.789cm" svg:height="0.788cm" svg:x="86.772cm" svg:y="39.074cm" svg:viewBox="0 0 790 789" draw:points="396,0 0,789 790,789">
          <text:p/>
        </draw:polygon>
        <draw:polygon draw:style-name="gr22" draw:text-style-name="P12" draw:layer="layout" svg:width="0.788cm" svg:height="0.789cm" svg:x="83.675cm" svg:y="38.537cm" svg:viewBox="0 0 789 790" draw:points="395,0 0,790 789,790">
          <text:p/>
        </draw:polygon>
        <draw:polygon draw:style-name="gr22" draw:text-style-name="P12" draw:layer="layout" svg:width="0.789cm" svg:height="0.789cm" svg:x="91.442cm" svg:y="30.644cm" svg:viewBox="0 0 790 790" draw:points="396,0 0,790 790,790">
          <text:p/>
        </draw:polygon>
        <draw:polygon draw:style-name="gr22" draw:text-style-name="P12" draw:layer="layout" svg:width="0.789cm" svg:height="0.789cm" svg:x="89.426cm" svg:y="32.594cm" svg:viewBox="0 0 790 790" draw:points="396,0 0,790 790,790">
          <text:p/>
        </draw:polygon>
        <draw:polygon draw:style-name="gr22" draw:text-style-name="P12" draw:layer="layout" svg:width="0.788cm" svg:height="0.789cm" svg:x="92.707cm" svg:y="32.228cm" svg:viewBox="0 0 789 790" draw:points="394,0 0,790 789,790">
          <text:p/>
        </draw:polygon>
        <draw:polygon draw:style-name="gr22" draw:text-style-name="P12" draw:layer="layout" svg:width="0.789cm" svg:height="0.789cm" svg:x="86.625cm" svg:y="41.528cm" svg:viewBox="0 0 790 790" draw:points="394,0 0,790 790,790">
          <text:p/>
        </draw:polygon>
        <draw:polygon draw:style-name="gr22" draw:text-style-name="P12" draw:layer="layout" svg:width="0.789cm" svg:height="0.789cm" svg:x="95.454cm" svg:y="33.67cm" svg:viewBox="0 0 790 790" draw:points="396,0 0,790 790,790">
          <text:p/>
        </draw:polygon>
        <draw:line draw:style-name="gr7" draw:text-style-name="P7" draw:layer="layout" svg:x1="82.696cm" svg:y1="44.45cm" svg:x2="82.696cm" svg:y2="26.67cm">
          <text:p/>
        </draw:line>
        <draw:line draw:style-name="gr7" draw:text-style-name="P7" draw:layer="layout" svg:x1="99.177cm" svg:y1="44.45cm" svg:x2="99.177cm" svg:y2="26.67cm">
          <text:p/>
        </draw:line>
        <draw:line draw:style-name="gr7" draw:text-style-name="P7" draw:layer="layout" svg:x1="82.696cm" svg:y1="44.45cm" svg:x2="99.177cm" svg:y2="44.45cm">
          <text:p/>
        </draw:line>
        <draw:line draw:style-name="gr7" draw:text-style-name="P7" draw:layer="layout" svg:x1="82.696cm" svg:y1="26.67cm" svg:x2="99.177cm" svg:y2="26.67cm">
          <text:p/>
        </draw:line>
        <draw:frame draw:style-name="gr23" draw:text-style-name="P14" draw:layer="layout" svg:width="3.167cm" svg:height="2.816cm" svg:x="8.25cm" svg:y="3.25cm">
          <draw:text-box>
            <text:p text:style-name="P13"><text:span text:style-name="T1">(a)</text:span></text:p>
          </draw:text-box>
        </draw:frame>
        <draw:frame draw:style-name="gr23" draw:text-style-name="P14" draw:layer="layout" svg:width="3.167cm" svg:height="2.816cm" svg:x="28.584cm" svg:y="3.833cm">
          <draw:text-box>
            <text:p text:style-name="P13"><text:span text:style-name="T1">(b)</text:span></text:p>
          </draw:text-box>
        </draw:frame>
        <draw:frame draw:style-name="gr23" draw:text-style-name="P14" draw:layer="layout" svg:width="3.167cm" svg:height="2.816cm" svg:x="48.751cm" svg:y="3.917cm">
          <draw:text-box>
            <text:p text:style-name="P13"><text:span text:style-name="T1">(c)</text:span></text:p>
          </draw:text-box>
        </draw:frame>
        <draw:frame draw:style-name="gr23" draw:text-style-name="P14" draw:layer="layout" svg:width="3.167cm" svg:height="2.816cm" svg:x="68.918cm" svg:y="2.25cm">
          <draw:text-box>
            <text:p text:style-name="P13"><text:span text:style-name="T1">(d)</text:span></text:p>
          </draw:text-box>
        </draw:frame>
        <draw:frame draw:style-name="gr23" draw:text-style-name="P14" draw:layer="layout" svg:width="3.167cm" svg:height="2.816cm" svg:x="90.084cm" svg:y="2.584cm">
          <draw:text-box>
            <text:p text:style-name="P13"><text:span text:style-name="T1">(e)</text:span></text:p>
          </draw:text-box>
        </draw:frame>
        <draw:frame draw:style-name="gr23" draw:text-style-name="P14" draw:layer="layout" svg:width="3.167cm" svg:height="2.816cm" svg:x="7.917cm" svg:y="24.8cm">
          <draw:text-box>
            <text:p text:style-name="P13"><text:span text:style-name="T1">(f)</text:span></text:p>
          </draw:text-box>
        </draw:frame>
        <draw:frame draw:style-name="gr23" draw:text-style-name="P14" draw:layer="layout" svg:width="3.167cm" svg:height="2.816cm" svg:x="28.835cm" svg:y="23.667cm">
          <draw:text-box>
            <text:p text:style-name="P13"><text:span text:style-name="T1">(g)</text:span></text:p>
          </draw:text-box>
        </draw:frame>
        <draw:frame draw:style-name="gr23" draw:text-style-name="P14" draw:layer="layout" svg:width="3.167cm" svg:height="2.816cm" svg:x="48.667cm" svg:y="24.417cm">
          <draw:text-box>
            <text:p text:style-name="P13"><text:span text:style-name="T1">(h)</text:span></text:p>
          </draw:text-box>
        </draw:frame>
        <draw:frame draw:style-name="gr23" draw:text-style-name="P14" draw:layer="layout" svg:width="3.167cm" svg:height="2.816cm" svg:x="69.668cm" svg:y="23.834cm">
          <draw:text-box>
            <text:p text:style-name="P13"><text:span text:style-name="T1">(i)</text:span></text:p>
          </draw:text-box>
        </draw:frame>
        <draw:frame draw:style-name="gr23" draw:text-style-name="P14" draw:layer="layout" svg:width="3.167cm" svg:height="2.816cm" svg:x="89.501cm" svg:y="23.667cm">
          <draw:text-box>
            <text:p text:style-name="P13"><text:span text:style-name="T1">(j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9.675cm" fo:page-height="45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2T15:44:22.979402906</dc:date>
    <meta:editing-duration>PT3M39S</meta:editing-duration>
    <meta:editing-cycles>8</meta:editing-cycles>
    <meta:generator>LibreOffice/7.4.2.3$MacOSX_X86_64 LibreOffice_project/382eef1f22670f7f4118c8c2dd222ec7ad009daf</meta:generator>
    <meta:document-statistic meta:object-count="566"/>
  </office:meta>
</office:document-meta>
</file>